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5"/>
    <style:style style:name="ce2" style:family="table-cell" style:parent-style-name="Default" style:data-style-name="N129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9.6697in" svg:height="5.2287in" svg:x="9.3331in" svg:y="4.0992in">
            <draw:object draw:notify-on-update-of-ranges="Foglio1.B4:Foglio1.B127 Foglio1.C4:Foglio1.C127 Foglio1.J4:Foglio1.J127 Foglio1.D4:Foglio1.D127 Foglio1.E4:Foglio1.E127 Foglio1.F4:Foglio1.F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02in" svg:height="3.5449in" svg:x="9.1055in" svg:y="9.098in">
            <draw:object draw:notify-on-update-of-ranges="Foglio2.B2:Foglio2.B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4" table:default-cell-style-name="ce1"/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43" calcext:value-type="float">
            <text:p>48.43</text:p>
          </table:table-cell>
          <table:table-cell office:value-type="float" office:value="47.98" calcext:value-type="float">
            <text:p>47.9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2" calcext:value-type="float">
            <text:p>48.2</text:p>
          </table:table-cell>
          <table:table-cell office:value-type="float" office:value="47.87" calcext:value-type="float">
            <text:p>47.8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11" calcext:value-type="float">
            <text:p>48.1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52" calcext:value-type="float">
            <text:p>48.52</text:p>
          </table:table-cell>
          <table:table-cell office:value-type="float" office:value="48.55" calcext:value-type="float">
            <text:p>48.5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.66" calcext:value-type="float">
            <text:p>48.66</text:p>
          </table:table-cell>
          <table:table-cell office:value-type="float" office:value="48.73" calcext:value-type="float">
            <text:p>48.7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01" calcext:value-type="float">
            <text:p>49.01</text:p>
          </table:table-cell>
          <table:table-cell office:value-type="float" office:value="48.85" calcext:value-type="float">
            <text:p>48.8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.12" calcext:value-type="float">
            <text:p>49.12</text:p>
          </table:table-cell>
          <table:table-cell office:value-type="float" office:value="49.2" calcext:value-type="float">
            <text:p>49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3" calcext:value-type="float">
            <text:p>48.53</text:p>
          </table:table-cell>
          <table:table-cell office:value-type="float" office:value="48.15" calcext:value-type="float">
            <text:p>4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6" calcext:value-type="float">
            <text:p>48.226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43" calcext:value-type="float">
            <text:p>48.43</text:p>
          </table:table-cell>
          <table:table-cell office:value-type="float" office:value="48.34" calcext:value-type="float">
            <text:p>48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508" calcext:value-type="float">
            <text:p>48.3508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43" calcext:value-type="float">
            <text:p>48.43</text:p>
          </table:table-cell>
          <table:table-cell office:value-type="float" office:value="48.1" calcext:value-type="float">
            <text:p>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5206" calcext:value-type="float">
            <text:p>48.5206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.08" calcext:value-type="float">
            <text:p>48.08</text:p>
          </table:table-cell>
          <table:table-cell office:value-type="float" office:value="47.91" calcext:value-type="float">
            <text:p>4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465" calcext:value-type="float">
            <text:p>48.446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.06" calcext:value-type="float">
            <text:p>48.06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252" calcext:value-type="float">
            <text:p>48.4252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.62" calcext:value-type="float">
            <text:p>48.62</text:p>
          </table:table-cell>
          <table:table-cell office:value-type="float" office:value="48.53" calcext:value-type="float">
            <text:p>48.53</text:p>
          </table:table-cell>
          <table:table-cell office:value-type="float" office:value="0" calcext:value-type="float">
            <text:p>0</text:p>
          </table:table-cell>
          <table:table-cell office:value-type="float" office:value="48.4163" calcext:value-type="float">
            <text:p>48.4163</text:p>
          </table:table-cell>
          <table:table-cell office:value-type="float" office:value="48.3602" calcext:value-type="float">
            <text:p>48.3602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.88" calcext:value-type="float">
            <text:p>48.88</text:p>
          </table:table-cell>
          <table:table-cell office:value-type="float" office:value="49.04" calcext:value-type="float">
            <text:p>49.04</text:p>
          </table:table-cell>
          <table:table-cell office:value-type="float" office:value="0" calcext:value-type="float">
            <text:p>0</text:p>
          </table:table-cell>
          <table:table-cell office:value-type="float" office:value="48.4067" calcext:value-type="float">
            <text:p>48.4067</text:p>
          </table:table-cell>
          <table:table-cell office:value-type="float" office:value="48.2701" calcext:value-type="float">
            <text:p>48.270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.96" calcext:value-type="float">
            <text:p>48.96</text:p>
          </table:table-cell>
          <table:table-cell office:value-type="float" office:value="48.63" calcext:value-type="float">
            <text:p>48.63</text:p>
          </table:table-cell>
          <table:table-cell office:value-type="float" office:value="0" calcext:value-type="float">
            <text:p>0</text:p>
          </table:table-cell>
          <table:table-cell office:value-type="float" office:value="48.3684" calcext:value-type="float">
            <text:p>48.3684</text:p>
          </table:table-cell>
          <table:table-cell office:value-type="float" office:value="48.2561" calcext:value-type="float">
            <text:p>48.256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.62" calcext:value-type="float">
            <text:p>48.62</text:p>
          </table:table-cell>
          <table:table-cell office:value-type="float" office:value="47.75" calcext:value-type="float">
            <text:p>47.75</text:p>
          </table:table-cell>
          <table:table-cell office:value-type="float" office:value="0" calcext:value-type="float">
            <text:p>0</text:p>
          </table:table-cell>
          <table:table-cell office:value-type="float" office:value="48.3111" calcext:value-type="float">
            <text:p>48.3111</text:p>
          </table:table-cell>
          <table:table-cell office:value-type="float" office:value="48.3109" calcext:value-type="float">
            <text:p>48.3109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.51" calcext:value-type="float">
            <text:p>47.51</text:p>
          </table:table-cell>
          <table:table-cell office:value-type="float" office:value="47.25" calcext:value-type="float">
            <text:p>47.25</text:p>
          </table:table-cell>
          <table:table-cell office:value-type="float" office:value="0" calcext:value-type="float">
            <text:p>0</text:p>
          </table:table-cell>
          <table:table-cell office:value-type="float" office:value="48.2972" calcext:value-type="float">
            <text:p>48.2972</text:p>
          </table:table-cell>
          <table:table-cell office:value-type="float" office:value="48.4567" calcext:value-type="float">
            <text:p>48.4567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43" calcext:value-type="float">
            <text:p>47.43</text:p>
          </table:table-cell>
          <table:table-cell office:value-type="float" office:value="47.48" calcext:value-type="float">
            <text:p>47.48</text:p>
          </table:table-cell>
          <table:table-cell office:value-type="float" office:value="0" calcext:value-type="float">
            <text:p>0</text:p>
          </table:table-cell>
          <table:table-cell office:value-type="float" office:value="48.3263" calcext:value-type="float">
            <text:p>48.3263</text:p>
          </table:table-cell>
          <table:table-cell office:value-type="float" office:value="48.4914" calcext:value-type="float">
            <text:p>48.4914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.07" calcext:value-type="float">
            <text:p>47.07</text:p>
          </table:table-cell>
          <table:table-cell office:value-type="float" office:value="47.27" calcext:value-type="float">
            <text:p>47.27</text:p>
          </table:table-cell>
          <table:table-cell office:value-type="float" office:value="0" calcext:value-type="float">
            <text:p>0</text:p>
          </table:table-cell>
          <table:table-cell office:value-type="float" office:value="48.4155" calcext:value-type="float">
            <text:p>48.4155</text:p>
          </table:table-cell>
          <table:table-cell office:value-type="float" office:value="48.3431" calcext:value-type="float">
            <text:p>48.343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62" calcext:value-type="float">
            <text:p>47.62</text:p>
          </table:table-cell>
          <table:table-cell office:value-type="float" office:value="47.41" calcext:value-type="float">
            <text:p>47.41</text:p>
          </table:table-cell>
          <table:table-cell office:value-type="float" office:value="0" calcext:value-type="float">
            <text:p>0</text:p>
          </table:table-cell>
          <table:table-cell office:value-type="float" office:value="48.4423" calcext:value-type="float">
            <text:p>48.4423</text:p>
          </table:table-cell>
          <table:table-cell office:value-type="float" office:value="48.1245" calcext:value-type="float">
            <text:p>48.124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.68" calcext:value-type="float">
            <text:p>46.68</text:p>
          </table:table-cell>
          <table:table-cell office:value-type="float" office:value="46.89" calcext:value-type="float">
            <text:p>46.89</text:p>
          </table:table-cell>
          <table:table-cell office:value-type="float" office:value="48.3392" calcext:value-type="float">
            <text:p>48.3392</text:p>
          </table:table-cell>
          <table:table-cell office:value-type="float" office:value="48.3558" calcext:value-type="float">
            <text:p>48.3558</text:p>
          </table:table-cell>
          <table:table-cell office:value-type="float" office:value="47.9956" calcext:value-type="float">
            <text:p>47.9956</text:p>
          </table:table-cell>
          <table:table-cell table:formula="of:=([.D24]-[.E24])" office:value-type="float" office:value="-0.0166000000000039" calcext:value-type="float">
            <text:p>-0.0166</text:p>
          </table:table-cell>
          <table:table-cell table:formula="of:=([.D24]-[.F24])" office:value-type="float" office:value="0.343599999999995" calcext:value-type="float">
            <text:p>0.3436</text:p>
          </table:table-cell>
          <table:table-cell table:formula="of:=([.E24]-[.F24])" office:value-type="float" office:value="0.360199999999999" calcext:value-type="float">
            <text:p>0.3602</text:p>
          </table:table-cell>
          <table:table-cell table:formula="of:=[.G24]+[.I24]" office:value-type="float" office:value="0.343599999999995" calcext:value-type="float">
            <text:p>0.34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73" calcext:value-type="float">
            <text:p>46.73</text:p>
          </table:table-cell>
          <table:table-cell office:value-type="float" office:value="46.11" calcext:value-type="float">
            <text:p>46.11</text:p>
          </table:table-cell>
          <table:table-cell office:value-type="float" office:value="48.3931" calcext:value-type="float">
            <text:p>48.3931</text:p>
          </table:table-cell>
          <table:table-cell office:value-type="float" office:value="48.2176" calcext:value-type="float">
            <text:p>48.2176</text:p>
          </table:table-cell>
          <table:table-cell office:value-type="float" office:value="47.8505" calcext:value-type="float">
            <text:p>47.8505</text:p>
          </table:table-cell>
          <table:table-cell table:formula="of:=([.D25]-[.E25])" office:value-type="float" office:value="0.1755" calcext:value-type="float">
            <text:p>0.1755</text:p>
          </table:table-cell>
          <table:table-cell table:formula="of:=([.D25]-[.F25])" office:value-type="float" office:value="0.5426" calcext:value-type="float">
            <text:p>0.5426</text:p>
          </table:table-cell>
          <table:table-cell table:formula="of:=([.E25]-[.F25])" office:value-type="float" office:value="0.367100000000001" calcext:value-type="float">
            <text:p>0.3671</text:p>
          </table:table-cell>
          <table:table-cell table:formula="of:=[.G25]+[.I25]" office:value-type="float" office:value="0.5426" calcext:value-type="float">
            <text:p>0.54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97" calcext:value-type="float">
            <text:p>45.97</text:p>
          </table:table-cell>
          <table:table-cell office:value-type="float" office:value="46.27" calcext:value-type="float">
            <text:p>46.27</text:p>
          </table:table-cell>
          <table:table-cell office:value-type="float" office:value="48.4114" calcext:value-type="float">
            <text:p>48.4114</text:p>
          </table:table-cell>
          <table:table-cell office:value-type="float" office:value="48.1254" calcext:value-type="float">
            <text:p>48.1254</text:p>
          </table:table-cell>
          <table:table-cell office:value-type="float" office:value="47.7624" calcext:value-type="float">
            <text:p>47.7624</text:p>
          </table:table-cell>
          <table:table-cell table:formula="of:=([.D26]-[.E26])" office:value-type="float" office:value="0.286000000000001" calcext:value-type="float">
            <text:p>0.2860</text:p>
          </table:table-cell>
          <table:table-cell table:formula="of:=([.D26]-[.F26])" office:value-type="float" office:value="0.649000000000001" calcext:value-type="float">
            <text:p>0.6490</text:p>
          </table:table-cell>
          <table:table-cell table:formula="of:=([.E26]-[.F26])" office:value-type="float" office:value="0.363" calcext:value-type="float">
            <text:p>0.3630</text:p>
          </table:table-cell>
          <table:table-cell table:formula="of:=[.G26]+[.I26]" office:value-type="float" office:value="0.649000000000001" calcext:value-type="float">
            <text:p>0.6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22" calcext:value-type="float">
            <text:p>46.22</text:p>
          </table:table-cell>
          <table:table-cell office:value-type="float" office:value="46.04" calcext:value-type="float">
            <text:p>46.04</text:p>
          </table:table-cell>
          <table:table-cell office:value-type="float" office:value="48.3605" calcext:value-type="float">
            <text:p>48.3605</text:p>
          </table:table-cell>
          <table:table-cell office:value-type="float" office:value="48.0184" calcext:value-type="float">
            <text:p>48.0184</text:p>
          </table:table-cell>
          <table:table-cell office:value-type="float" office:value="47.5879" calcext:value-type="float">
            <text:p>47.5879</text:p>
          </table:table-cell>
          <table:table-cell table:formula="of:=([.D27]-[.E27])" office:value-type="float" office:value="0.342100000000002" calcext:value-type="float">
            <text:p>0.3421</text:p>
          </table:table-cell>
          <table:table-cell table:formula="of:=([.D27]-[.F27])" office:value-type="float" office:value="0.772600000000004" calcext:value-type="float">
            <text:p>0.7726</text:p>
          </table:table-cell>
          <table:table-cell table:formula="of:=([.E27]-[.F27])" office:value-type="float" office:value="0.430500000000002" calcext:value-type="float">
            <text:p>0.4305</text:p>
          </table:table-cell>
          <table:table-cell table:formula="of:=[.G27]+[.I27]" office:value-type="float" office:value="0.772600000000004" calcext:value-type="float">
            <text:p>0.77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58" calcext:value-type="float">
            <text:p>46.58</text:p>
          </table:table-cell>
          <table:table-cell office:value-type="float" office:value="47.32" calcext:value-type="float">
            <text:p>47.32</text:p>
          </table:table-cell>
          <table:table-cell office:value-type="float" office:value="48.2751" calcext:value-type="float">
            <text:p>48.2751</text:p>
          </table:table-cell>
          <table:table-cell office:value-type="float" office:value="47.9424" calcext:value-type="float">
            <text:p>47.9424</text:p>
          </table:table-cell>
          <table:table-cell office:value-type="float" office:value="47.2923" calcext:value-type="float">
            <text:p>47.2923</text:p>
          </table:table-cell>
          <table:table-cell table:formula="of:=([.D28]-[.E28])" office:value-type="float" office:value="0.332700000000003" calcext:value-type="float">
            <text:p>0.3327</text:p>
          </table:table-cell>
          <table:table-cell table:formula="of:=([.D28]-[.F28])" office:value-type="float" office:value="0.982800000000005" calcext:value-type="float">
            <text:p>0.9828</text:p>
          </table:table-cell>
          <table:table-cell table:formula="of:=([.E28]-[.F28])" office:value-type="float" office:value="0.650100000000002" calcext:value-type="float">
            <text:p>0.6501</text:p>
          </table:table-cell>
          <table:table-cell table:formula="of:=[.G28]+[.I28]" office:value-type="float" office:value="0.982800000000005" calcext:value-type="float">
            <text:p>0.9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23" calcext:value-type="float">
            <text:p>47.23</text:p>
          </table:table-cell>
          <table:table-cell office:value-type="float" office:value="47.61" calcext:value-type="float">
            <text:p>47.61</text:p>
          </table:table-cell>
          <table:table-cell office:value-type="float" office:value="48.2139" calcext:value-type="float">
            <text:p>48.2139</text:p>
          </table:table-cell>
          <table:table-cell office:value-type="float" office:value="47.8108" calcext:value-type="float">
            <text:p>47.8108</text:p>
          </table:table-cell>
          <table:table-cell office:value-type="float" office:value="47.0879" calcext:value-type="float">
            <text:p>47.0879</text:p>
          </table:table-cell>
          <table:table-cell table:formula="of:=([.D29]-[.E29])" office:value-type="float" office:value="0.403100000000002" calcext:value-type="float">
            <text:p>0.4031</text:p>
          </table:table-cell>
          <table:table-cell table:formula="of:=([.D29]-[.F29])" office:value-type="float" office:value="1.126" calcext:value-type="float">
            <text:p>1.1260</text:p>
          </table:table-cell>
          <table:table-cell table:formula="of:=([.E29]-[.F29])" office:value-type="float" office:value="0.722900000000003" calcext:value-type="float">
            <text:p>0.7229</text:p>
          </table:table-cell>
          <table:table-cell table:formula="of:=[.G29]+[.I29]" office:value-type="float" office:value="1.126" calcext:value-type="float">
            <text:p>1.12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34" calcext:value-type="float">
            <text:p>47.34</text:p>
          </table:table-cell>
          <table:table-cell office:value-type="float" office:value="47.5" calcext:value-type="float">
            <text:p>47.5</text:p>
          </table:table-cell>
          <table:table-cell office:value-type="float" office:value="48.1413" calcext:value-type="float">
            <text:p>48.1413</text:p>
          </table:table-cell>
          <table:table-cell office:value-type="float" office:value="47.5982" calcext:value-type="float">
            <text:p>47.5982</text:p>
          </table:table-cell>
          <table:table-cell office:value-type="float" office:value="46.8783" calcext:value-type="float">
            <text:p>46.8783</text:p>
          </table:table-cell>
          <table:table-cell table:formula="of:=([.D30]-[.E30])" office:value-type="float" office:value="0.543100000000003" calcext:value-type="float">
            <text:p>0.5431</text:p>
          </table:table-cell>
          <table:table-cell table:formula="of:=([.D30]-[.F30])" office:value-type="float" office:value="1.263" calcext:value-type="float">
            <text:p>1.2630</text:p>
          </table:table-cell>
          <table:table-cell table:formula="of:=([.E30]-[.F30])" office:value-type="float" office:value="0.719899999999996" calcext:value-type="float">
            <text:p>0.7199</text:p>
          </table:table-cell>
          <table:table-cell table:formula="of:=[.G30]+[.I30]" office:value-type="float" office:value="1.263" calcext:value-type="float">
            <text:p>1.26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02" calcext:value-type="float">
            <text:p>48.02</text:p>
          </table:table-cell>
          <table:table-cell office:value-type="float" office:value="48.61" calcext:value-type="float">
            <text:p>48.61</text:p>
          </table:table-cell>
          <table:table-cell office:value-type="float" office:value="48.085" calcext:value-type="float">
            <text:p>48.085</text:p>
          </table:table-cell>
          <table:table-cell office:value-type="float" office:value="47.4322" calcext:value-type="float">
            <text:p>47.4322</text:p>
          </table:table-cell>
          <table:table-cell office:value-type="float" office:value="46.9666" calcext:value-type="float">
            <text:p>46.9666</text:p>
          </table:table-cell>
          <table:table-cell table:formula="of:=([.D31]-[.E31])" office:value-type="float" office:value="0.652799999999999" calcext:value-type="float">
            <text:p>0.6528</text:p>
          </table:table-cell>
          <table:table-cell table:formula="of:=([.D31]-[.F31])" office:value-type="float" office:value="1.1184" calcext:value-type="float">
            <text:p>1.1184</text:p>
          </table:table-cell>
          <table:table-cell table:formula="of:=([.E31]-[.F31])" office:value-type="float" office:value="0.465600000000002" calcext:value-type="float">
            <text:p>0.4656</text:p>
          </table:table-cell>
          <table:table-cell table:formula="of:=[.G31]+[.I31]" office:value-type="float" office:value="1.1184" calcext:value-type="float">
            <text:p>1.1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.58" calcext:value-type="float">
            <text:p>48.58</text:p>
          </table:table-cell>
          <table:table-cell office:value-type="float" office:value="48.38" calcext:value-type="float">
            <text:p>48.38</text:p>
          </table:table-cell>
          <table:table-cell office:value-type="float" office:value="47.9931" calcext:value-type="float">
            <text:p>47.9931</text:p>
          </table:table-cell>
          <table:table-cell office:value-type="float" office:value="47.2582" calcext:value-type="float">
            <text:p>47.2582</text:p>
          </table:table-cell>
          <table:table-cell office:value-type="float" office:value="47.0953" calcext:value-type="float">
            <text:p>47.0953</text:p>
          </table:table-cell>
          <table:table-cell table:formula="of:=([.D32]-[.E32])" office:value-type="float" office:value="0.734899999999996" calcext:value-type="float">
            <text:p>0.7349</text:p>
          </table:table-cell>
          <table:table-cell table:formula="of:=([.D32]-[.F32])" office:value-type="float" office:value="0.897799999999997" calcext:value-type="float">
            <text:p>0.8978</text:p>
          </table:table-cell>
          <table:table-cell table:formula="of:=([.E32]-[.F32])" office:value-type="float" office:value="0.162900000000001" calcext:value-type="float">
            <text:p>0.1629</text:p>
          </table:table-cell>
          <table:table-cell table:formula="of:=[.G32]+[.I32]" office:value-type="float" office:value="0.897799999999997" calcext:value-type="float">
            <text:p>0.8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14" calcext:value-type="float">
            <text:p>48.14</text:p>
          </table:table-cell>
          <table:table-cell office:value-type="float" office:value="48.45" calcext:value-type="float">
            <text:p>48.45</text:p>
          </table:table-cell>
          <table:table-cell office:value-type="float" office:value="47.8483" calcext:value-type="float">
            <text:p>47.8483</text:p>
          </table:table-cell>
          <table:table-cell office:value-type="float" office:value="47.2659" calcext:value-type="float">
            <text:p>47.2659</text:p>
          </table:table-cell>
          <table:table-cell office:value-type="float" office:value="47.1762" calcext:value-type="float">
            <text:p>47.1762</text:p>
          </table:table-cell>
          <table:table-cell table:formula="of:=([.D33]-[.E33])" office:value-type="float" office:value="0.5824" calcext:value-type="float">
            <text:p>0.5824</text:p>
          </table:table-cell>
          <table:table-cell table:formula="of:=([.D33]-[.F33])" office:value-type="float" office:value="0.6721" calcext:value-type="float">
            <text:p>0.6721</text:p>
          </table:table-cell>
          <table:table-cell table:formula="of:=([.E33]-[.F33])" office:value-type="float" office:value="0.0897000000000006" calcext:value-type="float">
            <text:p>0.0897</text:p>
          </table:table-cell>
          <table:table-cell table:formula="of:=[.G33]+[.I33]" office:value-type="float" office:value="0.6721" calcext:value-type="float">
            <text:p>0.6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.53" calcext:value-type="float">
            <text:p>48.53</text:p>
          </table:table-cell>
          <table:table-cell office:value-type="float" office:value="48.81" calcext:value-type="float">
            <text:p>48.81</text:p>
          </table:table-cell>
          <table:table-cell office:value-type="float" office:value="47.7269" calcext:value-type="float">
            <text:p>47.7269</text:p>
          </table:table-cell>
          <table:table-cell office:value-type="float" office:value="47.3089" calcext:value-type="float">
            <text:p>47.3089</text:p>
          </table:table-cell>
          <table:table-cell office:value-type="float" office:value="47.463" calcext:value-type="float">
            <text:p>47.463</text:p>
          </table:table-cell>
          <table:table-cell table:formula="of:=([.D34]-[.E34])" office:value-type="float" office:value="0.417999999999999" calcext:value-type="float">
            <text:p>0.4180</text:p>
          </table:table-cell>
          <table:table-cell table:formula="of:=([.D34]-[.F34])" office:value-type="float" office:value="0.2639" calcext:value-type="float">
            <text:p>0.2639</text:p>
          </table:table-cell>
          <table:table-cell table:formula="of:=([.E34]-[.F34])" office:value-type="float" office:value="-0.1541" calcext:value-type="float">
            <text:p>-0.1541</text:p>
          </table:table-cell>
          <table:table-cell table:formula="of:=[.G34]+[.I34]"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.34" calcext:value-type="float">
            <text:p>49.34</text:p>
          </table:table-cell>
          <table:table-cell office:value-type="float" office:value="49.41" calcext:value-type="float">
            <text:p>49.41</text:p>
          </table:table-cell>
          <table:table-cell office:value-type="float" office:value="47.5971" calcext:value-type="float">
            <text:p>47.5971</text:p>
          </table:table-cell>
          <table:table-cell office:value-type="float" office:value="47.3328" calcext:value-type="float">
            <text:p>47.3328</text:p>
          </table:table-cell>
          <table:table-cell office:value-type="float" office:value="47.6464" calcext:value-type="float">
            <text:p>47.6464</text:p>
          </table:table-cell>
          <table:table-cell table:formula="of:=([.D35]-[.E35])" office:value-type="float" office:value="0.264299999999999" calcext:value-type="float">
            <text:p>0.2643</text:p>
          </table:table-cell>
          <table:table-cell table:formula="of:=([.D35]-[.F35])" office:value-type="float" office:value="-0.0493000000000023" calcext:value-type="float">
            <text:p>-0.0493</text:p>
          </table:table-cell>
          <table:table-cell table:formula="of:=([.E35]-[.F35])" office:value-type="float" office:value="-0.313600000000001" calcext:value-type="float">
            <text:p>-0.3136</text:p>
          </table:table-cell>
          <table:table-cell table:formula="of:=[.G35]+[.I35]" office:value-type="float" office:value="-0.0493000000000023" calcext:value-type="float">
            <text:p>-0.04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.3" calcext:value-type="float">
            <text:p>49.3</text:p>
          </table:table-cell>
          <table:table-cell office:value-type="float" office:value="49.33" calcext:value-type="float">
            <text:p>49.33</text:p>
          </table:table-cell>
          <table:table-cell office:value-type="float" office:value="47.5758" calcext:value-type="float">
            <text:p>47.5758</text:p>
          </table:table-cell>
          <table:table-cell office:value-type="float" office:value="47.4925" calcext:value-type="float">
            <text:p>47.4925</text:p>
          </table:table-cell>
          <table:table-cell office:value-type="float" office:value="47.8071" calcext:value-type="float">
            <text:p>47.8071</text:p>
          </table:table-cell>
          <table:table-cell table:formula="of:=([.D36]-[.E36])" office:value-type="float" office:value="0.0833000000000013" calcext:value-type="float">
            <text:p>0.0833</text:p>
          </table:table-cell>
          <table:table-cell table:formula="of:=([.D36]-[.F36])" office:value-type="float" office:value="-0.231299999999997" calcext:value-type="float">
            <text:p>-0.2313</text:p>
          </table:table-cell>
          <table:table-cell table:formula="of:=([.E36]-[.F36])" office:value-type="float" office:value="-0.314599999999999" calcext:value-type="float">
            <text:p>-0.3146</text:p>
          </table:table-cell>
          <table:table-cell table:formula="of:=[.G36]+[.I36]" office:value-type="float" office:value="-0.231299999999997" calcext:value-type="float">
            <text:p>-0.23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73" calcext:value-type="float">
            <text:p>49.73</text:p>
          </table:table-cell>
          <table:table-cell office:value-type="float" office:value="49.86" calcext:value-type="float">
            <text:p>49.86</text:p>
          </table:table-cell>
          <table:table-cell office:value-type="float" office:value="47.5784" calcext:value-type="float">
            <text:p>47.5784</text:p>
          </table:table-cell>
          <table:table-cell office:value-type="float" office:value="47.6034" calcext:value-type="float">
            <text:p>47.6034</text:p>
          </table:table-cell>
          <table:table-cell office:value-type="float" office:value="48.0077" calcext:value-type="float">
            <text:p>48.0077</text:p>
          </table:table-cell>
          <table:table-cell table:formula="of:=([.D37]-[.E37])" office:value-type="float" office:value="-0.0249999999999986" calcext:value-type="float">
            <text:p>-0.0250</text:p>
          </table:table-cell>
          <table:table-cell table:formula="of:=([.D37]-[.F37])" office:value-type="float" office:value="-0.429299999999998" calcext:value-type="float">
            <text:p>-0.4293</text:p>
          </table:table-cell>
          <table:table-cell table:formula="of:=([.E37]-[.F37])" office:value-type="float" office:value="-0.404299999999999" calcext:value-type="float">
            <text:p>-0.4043</text:p>
          </table:table-cell>
          <table:table-cell table:formula="of:=[.G37]+[.I37]" office:value-type="float" office:value="-0.429299999999998" calcext:value-type="float">
            <text:p>-0.42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.02" calcext:value-type="float">
            <text:p>50.02</text:p>
          </table:table-cell>
          <table:table-cell office:value-type="float" office:value="49.81" calcext:value-type="float">
            <text:p>49.81</text:p>
          </table:table-cell>
          <table:table-cell office:value-type="float" office:value="47.5724" calcext:value-type="float">
            <text:p>47.5724</text:p>
          </table:table-cell>
          <table:table-cell office:value-type="float" office:value="47.7092" calcext:value-type="float">
            <text:p>47.7092</text:p>
          </table:table-cell>
          <table:table-cell office:value-type="float" office:value="48.2882" calcext:value-type="float">
            <text:p>48.2882</text:p>
          </table:table-cell>
          <table:table-cell table:formula="of:=([.D38]-[.E38])" office:value-type="float" office:value="-0.136800000000001" calcext:value-type="float">
            <text:p>-0.1368</text:p>
          </table:table-cell>
          <table:table-cell table:formula="of:=([.D38]-[.F38])" office:value-type="float" office:value="-0.715800000000002" calcext:value-type="float">
            <text:p>-0.7158</text:p>
          </table:table-cell>
          <table:table-cell table:formula="of:=([.E38]-[.F38])" office:value-type="float" office:value="-0.579000000000001" calcext:value-type="float">
            <text:p>-0.5790</text:p>
          </table:table-cell>
          <table:table-cell table:formula="of:=[.G38]+[.I38]" office:value-type="float" office:value="-0.715800000000002" calcext:value-type="float">
            <text:p>-0.71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0.27" calcext:value-type="float">
            <text:p>50.27</text:p>
          </table:table-cell>
          <table:table-cell office:value-type="float" office:value="47.6522" calcext:value-type="float">
            <text:p>47.6522</text:p>
          </table:table-cell>
          <table:table-cell office:value-type="float" office:value="47.8468" calcext:value-type="float">
            <text:p>47.8468</text:p>
          </table:table-cell>
          <table:table-cell office:value-type="float" office:value="48.4965" calcext:value-type="float">
            <text:p>48.4965</text:p>
          </table:table-cell>
          <table:table-cell table:formula="of:=([.D39]-[.E39])" office:value-type="float" office:value="-0.194600000000001" calcext:value-type="float">
            <text:p>-0.1946</text:p>
          </table:table-cell>
          <table:table-cell table:formula="of:=([.D39]-[.F39])" office:value-type="float" office:value="-0.844299999999997" calcext:value-type="float">
            <text:p>-0.8443</text:p>
          </table:table-cell>
          <table:table-cell table:formula="of:=([.E39]-[.F39])" office:value-type="float" office:value="-0.649699999999996" calcext:value-type="float">
            <text:p>-0.6497</text:p>
          </table:table-cell>
          <table:table-cell table:formula="of:=[.G39]+[.I39]" office:value-type="float" office:value="-0.844299999999997" calcext:value-type="float">
            <text:p>-0.8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.73" calcext:value-type="float">
            <text:p>50.73</text:p>
          </table:table-cell>
          <table:table-cell office:value-type="float" office:value="50.67" calcext:value-type="float">
            <text:p>50.67</text:p>
          </table:table-cell>
          <table:table-cell office:value-type="float" office:value="47.7082" calcext:value-type="float">
            <text:p>47.7082</text:p>
          </table:table-cell>
          <table:table-cell office:value-type="float" office:value="48.0422" calcext:value-type="float">
            <text:p>48.0422</text:p>
          </table:table-cell>
          <table:table-cell office:value-type="float" office:value="48.7692" calcext:value-type="float">
            <text:p>48.7692</text:p>
          </table:table-cell>
          <table:table-cell table:formula="of:=([.D40]-[.E40])" office:value-type="float" office:value="-0.334000000000003" calcext:value-type="float">
            <text:p>-0.3340</text:p>
          </table:table-cell>
          <table:table-cell table:formula="of:=([.D40]-[.F40])" office:value-type="float" office:value="-1.061" calcext:value-type="float">
            <text:p>-1.0610</text:p>
          </table:table-cell>
          <table:table-cell table:formula="of:=([.E40]-[.F40])" office:value-type="float" office:value="-0.726999999999997" calcext:value-type="float">
            <text:p>-0.7270</text:p>
          </table:table-cell>
          <table:table-cell table:formula="of:=[.G40]+[.I40]" office:value-type="float" office:value="-1.061" calcext:value-type="float">
            <text:p>-1.06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.62" calcext:value-type="float">
            <text:p>50.62</text:p>
          </table:table-cell>
          <table:table-cell office:value-type="float" office:value="50.42" calcext:value-type="float">
            <text:p>50.42</text:p>
          </table:table-cell>
          <table:table-cell office:value-type="float" office:value="47.7652" calcext:value-type="float">
            <text:p>47.7652</text:p>
          </table:table-cell>
          <table:table-cell office:value-type="float" office:value="48.2032" calcext:value-type="float">
            <text:p>48.2032</text:p>
          </table:table-cell>
          <table:table-cell office:value-type="float" office:value="48.9774" calcext:value-type="float">
            <text:p>48.9774</text:p>
          </table:table-cell>
          <table:table-cell table:formula="of:=([.D41]-[.E41])" office:value-type="float" office:value="-0.438000000000002" calcext:value-type="float">
            <text:p>-0.4380</text:p>
          </table:table-cell>
          <table:table-cell table:formula="of:=([.D41]-[.F41])" office:value-type="float" office:value="-1.2122" calcext:value-type="float">
            <text:p>-1.2122</text:p>
          </table:table-cell>
          <table:table-cell table:formula="of:=([.E41]-[.F41])" office:value-type="float" office:value="-0.7742" calcext:value-type="float">
            <text:p>-0.7742</text:p>
          </table:table-cell>
          <table:table-cell table:formula="of:=[.G41]+[.I41]" office:value-type="float" office:value="-1.2122" calcext:value-type="float">
            <text:p>-1.21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.38" calcext:value-type="float">
            <text:p>50.38</text:p>
          </table:table-cell>
          <table:table-cell office:value-type="float" office:value="50.41" calcext:value-type="float">
            <text:p>50.41</text:p>
          </table:table-cell>
          <table:table-cell office:value-type="float" office:value="47.8456" calcext:value-type="float">
            <text:p>47.8456</text:p>
          </table:table-cell>
          <table:table-cell office:value-type="float" office:value="48.4103" calcext:value-type="float">
            <text:p>48.4103</text:p>
          </table:table-cell>
          <table:table-cell office:value-type="float" office:value="49.2359" calcext:value-type="float">
            <text:p>49.2359</text:p>
          </table:table-cell>
          <table:table-cell table:formula="of:=([.D42]-[.E42])" office:value-type="float" office:value="-0.564700000000002" calcext:value-type="float">
            <text:p>-0.5647</text:p>
          </table:table-cell>
          <table:table-cell table:formula="of:=([.D42]-[.F42])" office:value-type="float" office:value="-1.3903" calcext:value-type="float">
            <text:p>-1.3903</text:p>
          </table:table-cell>
          <table:table-cell table:formula="of:=([.E42]-[.F42])" office:value-type="float" office:value="-0.825600000000001" calcext:value-type="float">
            <text:p>-0.8256</text:p>
          </table:table-cell>
          <table:table-cell table:formula="of:=[.G42]+[.I42]" office:value-type="float" office:value="-1.3903" calcext:value-type="float">
            <text:p>-1.3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.27" calcext:value-type="float">
            <text:p>50.27</text:p>
          </table:table-cell>
          <table:table-cell office:value-type="float" office:value="50.61" calcext:value-type="float">
            <text:p>50.61</text:p>
          </table:table-cell>
          <table:table-cell office:value-type="float" office:value="47.9659" calcext:value-type="float">
            <text:p>47.9659</text:p>
          </table:table-cell>
          <table:table-cell office:value-type="float" office:value="48.5853" calcext:value-type="float">
            <text:p>48.5853</text:p>
          </table:table-cell>
          <table:table-cell office:value-type="float" office:value="49.5227" calcext:value-type="float">
            <text:p>49.5227</text:p>
          </table:table-cell>
          <table:table-cell table:formula="of:=([.D43]-[.E43])" office:value-type="float" office:value="-0.619399999999999" calcext:value-type="float">
            <text:p>-0.6194</text:p>
          </table:table-cell>
          <table:table-cell table:formula="of:=([.D43]-[.F43])" office:value-type="float" office:value="-1.5568" calcext:value-type="float">
            <text:p>-1.5568</text:p>
          </table:table-cell>
          <table:table-cell table:formula="of:=([.E43]-[.F43])" office:value-type="float" office:value="-0.937400000000004" calcext:value-type="float">
            <text:p>-0.9374</text:p>
          </table:table-cell>
          <table:table-cell table:formula="of:=[.G43]+[.I43]" office:value-type="float" office:value="-1.5568" calcext:value-type="float">
            <text:p>-1.55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.39" calcext:value-type="float">
            <text:p>49.39</text:p>
          </table:table-cell>
          <table:table-cell office:value-type="float" office:value="49" calcext:value-type="float">
            <text:p>49</text:p>
          </table:table-cell>
          <table:table-cell office:value-type="float" office:value="48.0709" calcext:value-type="float">
            <text:p>48.0709</text:p>
          </table:table-cell>
          <table:table-cell office:value-type="float" office:value="48.7958" calcext:value-type="float">
            <text:p>48.7958</text:p>
          </table:table-cell>
          <table:table-cell office:value-type="float" office:value="49.7022" calcext:value-type="float">
            <text:p>49.7022</text:p>
          </table:table-cell>
          <table:table-cell table:formula="of:=([.D44]-[.E44])" office:value-type="float" office:value="-0.724899999999998" calcext:value-type="float">
            <text:p>-0.7249</text:p>
          </table:table-cell>
          <table:table-cell table:formula="of:=([.D44]-[.F44])" office:value-type="float" office:value="-1.6313" calcext:value-type="float">
            <text:p>-1.6313</text:p>
          </table:table-cell>
          <table:table-cell table:formula="of:=([.E44]-[.F44])" office:value-type="float" office:value="-0.906399999999998" calcext:value-type="float">
            <text:p>-0.9064</text:p>
          </table:table-cell>
          <table:table-cell table:formula="of:=[.G44]+[.I44]" office:value-type="float" office:value="-1.6313" calcext:value-type="float">
            <text:p>-1.63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.28" calcext:value-type="float">
            <text:p>49.28</text:p>
          </table:table-cell>
          <table:table-cell office:value-type="float" office:value="49.34" calcext:value-type="float">
            <text:p>49.34</text:p>
          </table:table-cell>
          <table:table-cell office:value-type="float" office:value="48.2085" calcext:value-type="float">
            <text:p>48.2085</text:p>
          </table:table-cell>
          <table:table-cell office:value-type="float" office:value="49.0301" calcext:value-type="float">
            <text:p>49.0301</text:p>
          </table:table-cell>
          <table:table-cell office:value-type="float" office:value="49.8437" calcext:value-type="float">
            <text:p>49.8437</text:p>
          </table:table-cell>
          <table:table-cell table:formula="of:=([.D45]-[.E45])" office:value-type="float" office:value="-0.821599999999997" calcext:value-type="float">
            <text:p>-0.8216</text:p>
          </table:table-cell>
          <table:table-cell table:formula="of:=([.D45]-[.F45])" office:value-type="float" office:value="-1.6352" calcext:value-type="float">
            <text:p>-1.6352</text:p>
          </table:table-cell>
          <table:table-cell table:formula="of:=([.E45]-[.F45])" office:value-type="float" office:value="-0.813600000000001" calcext:value-type="float">
            <text:p>-0.8136</text:p>
          </table:table-cell>
          <table:table-cell table:formula="of:=[.G45]+[.I45]" office:value-type="float" office:value="-1.6352" calcext:value-type="float">
            <text:p>-1.63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.9" calcext:value-type="float">
            <text:p>48.9</text:p>
          </table:table-cell>
          <table:table-cell office:value-type="float" office:value="48.82" calcext:value-type="float">
            <text:p>48.82</text:p>
          </table:table-cell>
          <table:table-cell office:value-type="float" office:value="48.3317" calcext:value-type="float">
            <text:p>48.3317</text:p>
          </table:table-cell>
          <table:table-cell office:value-type="float" office:value="49.2039" calcext:value-type="float">
            <text:p>49.2039</text:p>
          </table:table-cell>
          <table:table-cell office:value-type="float" office:value="49.997" calcext:value-type="float">
            <text:p>49.997</text:p>
          </table:table-cell>
          <table:table-cell table:formula="of:=([.D46]-[.E46])" office:value-type="float" office:value="-0.872199999999999" calcext:value-type="float">
            <text:p>-0.8722</text:p>
          </table:table-cell>
          <table:table-cell table:formula="of:=([.D46]-[.F46])" office:value-type="float" office:value="-1.6653" calcext:value-type="float">
            <text:p>-1.6653</text:p>
          </table:table-cell>
          <table:table-cell table:formula="of:=([.E46]-[.F46])" office:value-type="float" office:value="-0.793100000000003" calcext:value-type="float">
            <text:p>-0.7931</text:p>
          </table:table-cell>
          <table:table-cell table:formula="of:=[.G46]+[.I46]" office:value-type="float" office:value="-1.6653" calcext:value-type="float">
            <text:p>-1.66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63" calcext:value-type="float">
            <text:p>48.63</text:p>
          </table:table-cell>
          <table:table-cell office:value-type="float" office:value="48.79" calcext:value-type="float">
            <text:p>48.79</text:p>
          </table:table-cell>
          <table:table-cell office:value-type="float" office:value="48.4808" calcext:value-type="float">
            <text:p>48.4808</text:p>
          </table:table-cell>
          <table:table-cell office:value-type="float" office:value="49.3546" calcext:value-type="float">
            <text:p>49.3546</text:p>
          </table:table-cell>
          <table:table-cell office:value-type="float" office:value="49.7976" calcext:value-type="float">
            <text:p>49.7976</text:p>
          </table:table-cell>
          <table:table-cell table:formula="of:=([.D47]-[.E47])" office:value-type="float" office:value="-0.873799999999996" calcext:value-type="float">
            <text:p>-0.8738</text:p>
          </table:table-cell>
          <table:table-cell table:formula="of:=([.D47]-[.F47])" office:value-type="float" office:value="-1.3168" calcext:value-type="float">
            <text:p>-1.3168</text:p>
          </table:table-cell>
          <table:table-cell table:formula="of:=([.E47]-[.F47])" office:value-type="float" office:value="-0.443000000000005" calcext:value-type="float">
            <text:p>-0.4430</text:p>
          </table:table-cell>
          <table:table-cell table:formula="of:=[.G47]+[.I47]" office:value-type="float" office:value="-1.3168" calcext:value-type="float">
            <text:p>-1.31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.53" calcext:value-type="float">
            <text:p>48.53</text:p>
          </table:table-cell>
          <table:table-cell office:value-type="float" office:value="48.43" calcext:value-type="float">
            <text:p>48.43</text:p>
          </table:table-cell>
          <table:table-cell office:value-type="float" office:value="48.6492" calcext:value-type="float">
            <text:p>48.6492</text:p>
          </table:table-cell>
          <table:table-cell office:value-type="float" office:value="49.5115" calcext:value-type="float">
            <text:p>49.5115</text:p>
          </table:table-cell>
          <table:table-cell office:value-type="float" office:value="49.7061" calcext:value-type="float">
            <text:p>49.7061</text:p>
          </table:table-cell>
          <table:table-cell table:formula="of:=([.D48]-[.E48])" office:value-type="float" office:value="-0.862299999999998" calcext:value-type="float">
            <text:p>-0.8623</text:p>
          </table:table-cell>
          <table:table-cell table:formula="of:=([.D48]-[.F48])" office:value-type="float" office:value="-1.0569" calcext:value-type="float">
            <text:p>-1.0569</text:p>
          </table:table-cell>
          <table:table-cell table:formula="of:=([.E48]-[.F48])" office:value-type="float" office:value="-0.194600000000001" calcext:value-type="float">
            <text:p>-0.1946</text:p>
          </table:table-cell>
          <table:table-cell table:formula="of:=[.G48]+[.I48]" office:value-type="float" office:value="-1.0569" calcext:value-type="float">
            <text:p>-1.05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.22" calcext:value-type="float">
            <text:p>48.22</text:p>
          </table:table-cell>
          <table:table-cell office:value-type="float" office:value="48.44" calcext:value-type="float">
            <text:p>48.44</text:p>
          </table:table-cell>
          <table:table-cell office:value-type="float" office:value="48.7854" calcext:value-type="float">
            <text:p>48.7854</text:p>
          </table:table-cell>
          <table:table-cell office:value-type="float" office:value="49.4476" calcext:value-type="float">
            <text:p>49.4476</text:p>
          </table:table-cell>
          <table:table-cell office:value-type="float" office:value="49.5289" calcext:value-type="float">
            <text:p>49.5289</text:p>
          </table:table-cell>
          <table:table-cell table:formula="of:=([.D49]-[.E49])" office:value-type="float" office:value="-0.662199999999999" calcext:value-type="float">
            <text:p>-0.6622</text:p>
          </table:table-cell>
          <table:table-cell table:formula="of:=([.D49]-[.F49])" office:value-type="float" office:value="-0.743499999999997" calcext:value-type="float">
            <text:p>-0.7435</text:p>
          </table:table-cell>
          <table:table-cell table:formula="of:=([.E49]-[.F49])" office:value-type="float" office:value="-0.0812999999999988" calcext:value-type="float">
            <text:p>-0.0813</text:p>
          </table:table-cell>
          <table:table-cell table:formula="of:=[.G49]+[.I49]" office:value-type="float" office:value="-0.743499999999997" calcext:value-type="float">
            <text:p>-0.74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.41" calcext:value-type="float">
            <text:p>48.41</text:p>
          </table:table-cell>
          <table:table-cell office:value-type="float" office:value="48.22" calcext:value-type="float">
            <text:p>48.22</text:p>
          </table:table-cell>
          <table:table-cell office:value-type="float" office:value="48.9104" calcext:value-type="float">
            <text:p>48.9104</text:p>
          </table:table-cell>
          <table:table-cell office:value-type="float" office:value="49.4342" calcext:value-type="float">
            <text:p>49.4342</text:p>
          </table:table-cell>
          <table:table-cell office:value-type="float" office:value="49.3811" calcext:value-type="float">
            <text:p>49.3811</text:p>
          </table:table-cell>
          <table:table-cell table:formula="of:=([.D50]-[.E50])" office:value-type="float" office:value="-0.523799999999994" calcext:value-type="float">
            <text:p>-0.5238</text:p>
          </table:table-cell>
          <table:table-cell table:formula="of:=([.D50]-[.F50])" office:value-type="float" office:value="-0.470700000000001" calcext:value-type="float">
            <text:p>-0.4707</text:p>
          </table:table-cell>
          <table:table-cell table:formula="of:=([.E50]-[.F50])" office:value-type="float" office:value="0.0530999999999935" calcext:value-type="float">
            <text:p>0.0531</text:p>
          </table:table-cell>
          <table:table-cell table:formula="of:=[.G50]+[.I50]" office:value-type="float" office:value="-0.470700000000001" calcext:value-type="float">
            <text:p>-0.4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1" calcext:value-type="float">
            <text:p>48.1</text:p>
          </table:table-cell>
          <table:table-cell office:value-type="float" office:value="48.21" calcext:value-type="float">
            <text:p>48.21</text:p>
          </table:table-cell>
          <table:table-cell office:value-type="float" office:value="49.0411" calcext:value-type="float">
            <text:p>49.0411</text:p>
          </table:table-cell>
          <table:table-cell office:value-type="float" office:value="49.3574" calcext:value-type="float">
            <text:p>49.3574</text:p>
          </table:table-cell>
          <table:table-cell office:value-type="float" office:value="49.1909" calcext:value-type="float">
            <text:p>49.1909</text:p>
          </table:table-cell>
          <table:table-cell table:formula="of:=([.D51]-[.E51])" office:value-type="float" office:value="-0.316299999999998" calcext:value-type="float">
            <text:p>-0.3163</text:p>
          </table:table-cell>
          <table:table-cell table:formula="of:=([.D51]-[.F51])" office:value-type="float" office:value="-0.149799999999999" calcext:value-type="float">
            <text:p>-0.1498</text:p>
          </table:table-cell>
          <table:table-cell table:formula="of:=([.E51]-[.F51])" office:value-type="float" office:value="0.166499999999999" calcext:value-type="float">
            <text:p>0.1665</text:p>
          </table:table-cell>
          <table:table-cell table:formula="of:=[.G51]+[.I51]" office:value-type="float" office:value="-0.149799999999999" calcext:value-type="float">
            <text:p>-0.14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.37" calcext:value-type="float">
            <text:p>48.37</text:p>
          </table:table-cell>
          <table:table-cell office:value-type="float" office:value="47.59" calcext:value-type="float">
            <text:p>47.59</text:p>
          </table:table-cell>
          <table:table-cell office:value-type="float" office:value="49.038" calcext:value-type="float">
            <text:p>49.038</text:p>
          </table:table-cell>
          <table:table-cell office:value-type="float" office:value="49.2865" calcext:value-type="float">
            <text:p>49.2865</text:p>
          </table:table-cell>
          <table:table-cell office:value-type="float" office:value="49.0407" calcext:value-type="float">
            <text:p>49.0407</text:p>
          </table:table-cell>
          <table:table-cell table:formula="of:=([.D52]-[.E52])" office:value-type="float" office:value="-0.2485" calcext:value-type="float">
            <text:p>-0.2485</text:p>
          </table:table-cell>
          <table:table-cell table:formula="of:=([.D52]-[.F52])" office:value-type="float" office:value="-0.00270000000000437" calcext:value-type="float">
            <text:p>-0.0027</text:p>
          </table:table-cell>
          <table:table-cell table:formula="of:=([.E52]-[.F52])" office:value-type="float" office:value="0.245799999999996" calcext:value-type="float">
            <text:p>0.2458</text:p>
          </table:table-cell>
          <table:table-cell table:formula="of:=[.G52]+[.I52]" office:value-type="float" office:value="-0.00270000000000437" calcext:value-type="float">
            <text:p>-0.00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52" calcext:value-type="float">
            <text:p>47.52</text:p>
          </table:table-cell>
          <table:table-cell office:value-type="float" office:value="47.69" calcext:value-type="float">
            <text:p>47.69</text:p>
          </table:table-cell>
          <table:table-cell office:value-type="float" office:value="49.0612" calcext:value-type="float">
            <text:p>49.0612</text:p>
          </table:table-cell>
          <table:table-cell office:value-type="float" office:value="49.1794" calcext:value-type="float">
            <text:p>49.1794</text:p>
          </table:table-cell>
          <table:table-cell office:value-type="float" office:value="48.8766" calcext:value-type="float">
            <text:p>48.8766</text:p>
          </table:table-cell>
          <table:table-cell table:formula="of:=([.D53]-[.E53])" office:value-type="float" office:value="-0.118200000000002" calcext:value-type="float">
            <text:p>-0.1182</text:p>
          </table:table-cell>
          <table:table-cell table:formula="of:=([.D53]-[.F53])" office:value-type="float" office:value="0.184599999999996" calcext:value-type="float">
            <text:p>0.1846</text:p>
          </table:table-cell>
          <table:table-cell table:formula="of:=([.E53]-[.F53])" office:value-type="float" office:value="0.302799999999998" calcext:value-type="float">
            <text:p>0.3028</text:p>
          </table:table-cell>
          <table:table-cell table:formula="of:=[.G53]+[.I53]" office:value-type="float" office:value="0.184599999999996" calcext:value-type="float">
            <text:p>0.18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.47" calcext:value-type="float">
            <text:p>47.47</text:p>
          </table:table-cell>
          <table:table-cell office:value-type="float" office:value="47.66" calcext:value-type="float">
            <text:p>47.66</text:p>
          </table:table-cell>
          <table:table-cell office:value-type="float" office:value="49.0426" calcext:value-type="float">
            <text:p>49.0426</text:p>
          </table:table-cell>
          <table:table-cell office:value-type="float" office:value="49.087" calcext:value-type="float">
            <text:p>49.087</text:p>
          </table:table-cell>
          <table:table-cell office:value-type="float" office:value="48.7432" calcext:value-type="float">
            <text:p>48.7432</text:p>
          </table:table-cell>
          <table:table-cell table:formula="of:=([.D54]-[.E54])" office:value-type="float" office:value="-0.0444000000000031" calcext:value-type="float">
            <text:p>-0.0444</text:p>
          </table:table-cell>
          <table:table-cell table:formula="of:=([.D54]-[.F54])" office:value-type="float" office:value="0.299399999999999" calcext:value-type="float">
            <text:p>0.2994</text:p>
          </table:table-cell>
          <table:table-cell table:formula="of:=([.E54]-[.F54])" office:value-type="float" office:value="0.343800000000002" calcext:value-type="float">
            <text:p>0.3438</text:p>
          </table:table-cell>
          <table:table-cell table:formula="of:=[.G54]+[.I54]" office:value-type="float" office:value="0.299399999999999" calcext:value-type="float">
            <text:p>0.29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.47" calcext:value-type="float">
            <text:p>47.47</text:p>
          </table:table-cell>
          <table:table-cell office:value-type="float" office:value="47.56" calcext:value-type="float">
            <text:p>47.56</text:p>
          </table:table-cell>
          <table:table-cell office:value-type="float" office:value="49.0232" calcext:value-type="float">
            <text:p>49.0232</text:p>
          </table:table-cell>
          <table:table-cell office:value-type="float" office:value="48.9786" calcext:value-type="float">
            <text:p>48.9786</text:p>
          </table:table-cell>
          <table:table-cell office:value-type="float" office:value="48.5126" calcext:value-type="float">
            <text:p>48.5126</text:p>
          </table:table-cell>
          <table:table-cell table:formula="of:=([.D55]-[.E55])" office:value-type="float" office:value="0.0446000000000026" calcext:value-type="float">
            <text:p>0.0446</text:p>
          </table:table-cell>
          <table:table-cell table:formula="of:=([.D55]-[.F55])" office:value-type="float" office:value="0.510600000000004" calcext:value-type="float">
            <text:p>0.5106</text:p>
          </table:table-cell>
          <table:table-cell table:formula="of:=([.E55]-[.F55])" office:value-type="float" office:value="0.466000000000001" calcext:value-type="float">
            <text:p>0.4660</text:p>
          </table:table-cell>
          <table:table-cell table:formula="of:=[.G55]+[.I55]" office:value-type="float" office:value="0.510600000000004" calcext:value-type="float">
            <text:p>0.5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55" calcext:value-type="float">
            <text:p>47.55</text:p>
          </table:table-cell>
          <table:table-cell office:value-type="float" office:value="47.32" calcext:value-type="float">
            <text:p>47.32</text:p>
          </table:table-cell>
          <table:table-cell office:value-type="float" office:value="48.9776" calcext:value-type="float">
            <text:p>48.9776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48.3481" calcext:value-type="float">
            <text:p>48.3481</text:p>
          </table:table-cell>
          <table:table-cell table:formula="of:=([.D56]-[.E56])" office:value-type="float" office:value="0.0951000000000022" calcext:value-type="float">
            <text:p>0.0951</text:p>
          </table:table-cell>
          <table:table-cell table:formula="of:=([.D56]-[.F56])" office:value-type="float" office:value="0.6295" calcext:value-type="float">
            <text:p>0.6295</text:p>
          </table:table-cell>
          <table:table-cell table:formula="of:=([.E56]-[.F56])" office:value-type="float" office:value="0.534399999999998" calcext:value-type="float">
            <text:p>0.5344</text:p>
          </table:table-cell>
          <table:table-cell table:formula="of:=[.G56]+[.I56]" office:value-type="float" office:value="0.6295" calcext:value-type="float">
            <text:p>0.62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.42" calcext:value-type="float">
            <text:p>46.42</text:p>
          </table:table-cell>
          <table:table-cell office:value-type="float" office:value="46.52" calcext:value-type="float">
            <text:p>46.52</text:p>
          </table:table-cell>
          <table:table-cell office:value-type="float" office:value="48.9362" calcext:value-type="float">
            <text:p>48.9362</text:p>
          </table:table-cell>
          <table:table-cell office:value-type="float" office:value="48.721" calcext:value-type="float">
            <text:p>48.721</text:p>
          </table:table-cell>
          <table:table-cell office:value-type="float" office:value="48.2105" calcext:value-type="float">
            <text:p>48.2105</text:p>
          </table:table-cell>
          <table:table-cell table:formula="of:=([.D57]-[.E57])" office:value-type="float" office:value="0.215199999999996" calcext:value-type="float">
            <text:p>0.2152</text:p>
          </table:table-cell>
          <table:table-cell table:formula="of:=([.D57]-[.F57])" office:value-type="float" office:value="0.725699999999996" calcext:value-type="float">
            <text:p>0.7257</text:p>
          </table:table-cell>
          <table:table-cell table:formula="of:=([.E57]-[.F57])" office:value-type="float" office:value="0.5105" calcext:value-type="float">
            <text:p>0.5105</text:p>
          </table:table-cell>
          <table:table-cell table:formula="of:=[.G57]+[.I57]" office:value-type="float" office:value="0.725699999999996" calcext:value-type="float">
            <text:p>0.72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.48" calcext:value-type="float">
            <text:p>46.48</text:p>
          </table:table-cell>
          <table:table-cell office:value-type="float" office:value="46.51" calcext:value-type="float">
            <text:p>46.51</text:p>
          </table:table-cell>
          <table:table-cell office:value-type="float" office:value="48.8811" calcext:value-type="float">
            <text:p>48.8811</text:p>
          </table:table-cell>
          <table:table-cell office:value-type="float" office:value="48.5921" calcext:value-type="float">
            <text:p>48.5921</text:p>
          </table:table-cell>
          <table:table-cell office:value-type="float" office:value="48.0804" calcext:value-type="float">
            <text:p>48.0804</text:p>
          </table:table-cell>
          <table:table-cell table:formula="of:=([.D58]-[.E58])" office:value-type="float" office:value="0.289000000000001" calcext:value-type="float">
            <text:p>0.2890</text:p>
          </table:table-cell>
          <table:table-cell table:formula="of:=([.D58]-[.F58])" office:value-type="float" office:value="0.800700000000006" calcext:value-type="float">
            <text:p>0.8007</text:p>
          </table:table-cell>
          <table:table-cell table:formula="of:=([.E58]-[.F58])" office:value-type="float" office:value="0.511700000000005" calcext:value-type="float">
            <text:p>0.5117</text:p>
          </table:table-cell>
          <table:table-cell table:formula="of:=[.G58]+[.I58]" office:value-type="float" office:value="0.800700000000006" calcext:value-type="float">
            <text:p>0.80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.79" calcext:value-type="float">
            <text:p>46.79</text:p>
          </table:table-cell>
          <table:table-cell office:value-type="float" office:value="46.7" calcext:value-type="float">
            <text:p>46.7</text:p>
          </table:table-cell>
          <table:table-cell office:value-type="float" office:value="48.8295" calcext:value-type="float">
            <text:p>48.8295</text:p>
          </table:table-cell>
          <table:table-cell office:value-type="float" office:value="48.4756" calcext:value-type="float">
            <text:p>48.4756</text:p>
          </table:table-cell>
          <table:table-cell office:value-type="float" office:value="47.9283" calcext:value-type="float">
            <text:p>47.9283</text:p>
          </table:table-cell>
          <table:table-cell table:formula="of:=([.D59]-[.E59])" office:value-type="float" office:value="0.353900000000003" calcext:value-type="float">
            <text:p>0.3539</text:p>
          </table:table-cell>
          <table:table-cell table:formula="of:=([.D59]-[.F59])" office:value-type="float" office:value="0.901200000000003" calcext:value-type="float">
            <text:p>0.9012</text:p>
          </table:table-cell>
          <table:table-cell table:formula="of:=([.E59]-[.F59])" office:value-type="float" office:value="0.5473" calcext:value-type="float">
            <text:p>0.5473</text:p>
          </table:table-cell>
          <table:table-cell table:formula="of:=[.G59]+[.I59]" office:value-type="float" office:value="0.901200000000003" calcext:value-type="float">
            <text:p>0.90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.52" calcext:value-type="float">
            <text:p>46.52</text:p>
          </table:table-cell>
          <table:table-cell office:value-type="float" office:value="47.01" calcext:value-type="float">
            <text:p>47.01</text:p>
          </table:table-cell>
          <table:table-cell office:value-type="float" office:value="48.7342" calcext:value-type="float">
            <text:p>48.7342</text:p>
          </table:table-cell>
          <table:table-cell office:value-type="float" office:value="48.3611" calcext:value-type="float">
            <text:p>48.3611</text:p>
          </table:table-cell>
          <table:table-cell office:value-type="float" office:value="47.6466" calcext:value-type="float">
            <text:p>47.6466</text:p>
          </table:table-cell>
          <table:table-cell table:formula="of:=([.D60]-[.E60])" office:value-type="float" office:value="0.373100000000001" calcext:value-type="float">
            <text:p>0.3731</text:p>
          </table:table-cell>
          <table:table-cell table:formula="of:=([.D60]-[.F60])" office:value-type="float" office:value="1.0876" calcext:value-type="float">
            <text:p>1.0876</text:p>
          </table:table-cell>
          <table:table-cell table:formula="of:=([.E60]-[.F60])" office:value-type="float" office:value="0.714500000000001" calcext:value-type="float">
            <text:p>0.7145</text:p>
          </table:table-cell>
          <table:table-cell table:formula="of:=[.G60]+[.I60]" office:value-type="float" office:value="1.0876" calcext:value-type="float">
            <text:p>1.08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.6" calcext:value-type="float">
            <text:p>47.6</text:p>
          </table:table-cell>
          <table:table-cell office:value-type="float" office:value="46.97" calcext:value-type="float">
            <text:p>46.97</text:p>
          </table:table-cell>
          <table:table-cell office:value-type="float" office:value="48.6538" calcext:value-type="float">
            <text:p>48.6538</text:p>
          </table:table-cell>
          <table:table-cell office:value-type="float" office:value="48.231" calcext:value-type="float">
            <text:p>48.231</text:p>
          </table:table-cell>
          <table:table-cell office:value-type="float" office:value="47.4193" calcext:value-type="float">
            <text:p>47.4193</text:p>
          </table:table-cell>
          <table:table-cell table:formula="of:=([.D61]-[.E61])" office:value-type="float" office:value="0.422799999999995" calcext:value-type="float">
            <text:p>0.4228</text:p>
          </table:table-cell>
          <table:table-cell table:formula="of:=([.D61]-[.F61])" office:value-type="float" office:value="1.2345" calcext:value-type="float">
            <text:p>1.2345</text:p>
          </table:table-cell>
          <table:table-cell table:formula="of:=([.E61]-[.F61])" office:value-type="float" office:value="0.811700000000002" calcext:value-type="float">
            <text:p>0.8117</text:p>
          </table:table-cell>
          <table:table-cell table:formula="of:=[.G61]+[.I61]" office:value-type="float" office:value="1.2345" calcext:value-type="float">
            <text:p>1.23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.18" calcext:value-type="float">
            <text:p>47.18</text:p>
          </table:table-cell>
          <table:table-cell office:value-type="float" office:value="47.57" calcext:value-type="float">
            <text:p>47.57</text:p>
          </table:table-cell>
          <table:table-cell office:value-type="float" office:value="48.5774" calcext:value-type="float">
            <text:p>48.5774</text:p>
          </table:table-cell>
          <table:table-cell office:value-type="float" office:value="48.0171" calcext:value-type="float">
            <text:p>48.0171</text:p>
          </table:table-cell>
          <table:table-cell office:value-type="float" office:value="47.2754" calcext:value-type="float">
            <text:p>47.2754</text:p>
          </table:table-cell>
          <table:table-cell table:formula="of:=([.D62]-[.E62])" office:value-type="float" office:value="0.560299999999998" calcext:value-type="float">
            <text:p>0.5603</text:p>
          </table:table-cell>
          <table:table-cell table:formula="of:=([.D62]-[.F62])" office:value-type="float" office:value="1.302" calcext:value-type="float">
            <text:p>1.3020</text:p>
          </table:table-cell>
          <table:table-cell table:formula="of:=([.E62]-[.F62])" office:value-type="float" office:value="0.741700000000002" calcext:value-type="float">
            <text:p>0.7417</text:p>
          </table:table-cell>
          <table:table-cell table:formula="of:=[.G62]+[.I62]" office:value-type="float" office:value="1.302" calcext:value-type="float">
            <text:p>1.30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" calcext:value-type="float">
            <text:p>47.9</text:p>
          </table:table-cell>
          <table:table-cell office:value-type="float" office:value="48.37" calcext:value-type="float">
            <text:p>48.37</text:p>
          </table:table-cell>
          <table:table-cell office:value-type="float" office:value="48.4991" calcext:value-type="float">
            <text:p>48.4991</text:p>
          </table:table-cell>
          <table:table-cell office:value-type="float" office:value="47.8287" calcext:value-type="float">
            <text:p>47.8287</text:p>
          </table:table-cell>
          <table:table-cell office:value-type="float" office:value="47.2224" calcext:value-type="float">
            <text:p>47.2224</text:p>
          </table:table-cell>
          <table:table-cell table:formula="of:=([.D63]-[.E63])" office:value-type="float" office:value="0.670400000000001" calcext:value-type="float">
            <text:p>0.6704</text:p>
          </table:table-cell>
          <table:table-cell table:formula="of:=([.D63]-[.F63])" office:value-type="float" office:value="1.2767" calcext:value-type="float">
            <text:p>1.2767</text:p>
          </table:table-cell>
          <table:table-cell table:formula="of:=([.E63]-[.F63])" office:value-type="float" office:value="0.606299999999997" calcext:value-type="float">
            <text:p>0.6063</text:p>
          </table:table-cell>
          <table:table-cell table:formula="of:=[.G63]+[.I63]" office:value-type="float" office:value="1.2767" calcext:value-type="float">
            <text:p>1.27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.4" calcext:value-type="float">
            <text:p>48.4</text:p>
          </table:table-cell>
          <table:table-cell office:value-type="float" office:value="48.1" calcext:value-type="float">
            <text:p>48.1</text:p>
          </table:table-cell>
          <table:table-cell office:value-type="float" office:value="48.4084" calcext:value-type="float">
            <text:p>48.4084</text:p>
          </table:table-cell>
          <table:table-cell office:value-type="float" office:value="47.6876" calcext:value-type="float">
            <text:p>47.6876</text:p>
          </table:table-cell>
          <table:table-cell office:value-type="float" office:value="47.1719" calcext:value-type="float">
            <text:p>47.1719</text:p>
          </table:table-cell>
          <table:table-cell table:formula="of:=([.D64]-[.E64])" office:value-type="float" office:value="0.720799999999997" calcext:value-type="float">
            <text:p>0.7208</text:p>
          </table:table-cell>
          <table:table-cell table:formula="of:=([.D64]-[.F64])" office:value-type="float" office:value="1.2365" calcext:value-type="float">
            <text:p>1.2365</text:p>
          </table:table-cell>
          <table:table-cell table:formula="of:=([.E64]-[.F64])" office:value-type="float" office:value="0.515700000000003" calcext:value-type="float">
            <text:p>0.5157</text:p>
          </table:table-cell>
          <table:table-cell table:formula="of:=[.G64]+[.I64]" office:value-type="float" office:value="1.2365" calcext:value-type="float">
            <text:p>1.23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.31" calcext:value-type="float">
            <text:p>48.31</text:p>
          </table:table-cell>
          <table:table-cell office:value-type="float" office:value="48.44" calcext:value-type="float">
            <text:p>48.44</text:p>
          </table:table-cell>
          <table:table-cell office:value-type="float" office:value="48.2632" calcext:value-type="float">
            <text:p>48.2632</text:p>
          </table:table-cell>
          <table:table-cell office:value-type="float" office:value="47.6029" calcext:value-type="float">
            <text:p>47.6029</text:p>
          </table:table-cell>
          <table:table-cell office:value-type="float" office:value="47.2515" calcext:value-type="float">
            <text:p>47.2515</text:p>
          </table:table-cell>
          <table:table-cell table:formula="of:=([.D65]-[.E65])" office:value-type="float" office:value="0.660299999999999" calcext:value-type="float">
            <text:p>0.6603</text:p>
          </table:table-cell>
          <table:table-cell table:formula="of:=([.D65]-[.F65])" office:value-type="float" office:value="1.0117" calcext:value-type="float">
            <text:p>1.0117</text:p>
          </table:table-cell>
          <table:table-cell table:formula="of:=([.E65]-[.F65])" office:value-type="float" office:value="0.351399999999998" calcext:value-type="float">
            <text:p>0.3514</text:p>
          </table:table-cell>
          <table:table-cell table:formula="of:=[.G65]+[.I65]" office:value-type="float" office:value="1.0117" calcext:value-type="float">
            <text:p>1.01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.62" calcext:value-type="float">
            <text:p>48.62</text:p>
          </table:table-cell>
          <table:table-cell office:value-type="float" office:value="48.44" calcext:value-type="float">
            <text:p>48.44</text:p>
          </table:table-cell>
          <table:table-cell office:value-type="float" office:value="48.1283" calcext:value-type="float">
            <text:p>48.1283</text:p>
          </table:table-cell>
          <table:table-cell office:value-type="float" office:value="47.5238" calcext:value-type="float">
            <text:p>47.5238</text:p>
          </table:table-cell>
          <table:table-cell office:value-type="float" office:value="47.4752" calcext:value-type="float">
            <text:p>47.4752</text:p>
          </table:table-cell>
          <table:table-cell table:formula="of:=([.D66]-[.E66])" office:value-type="float" office:value="0.604500000000002" calcext:value-type="float">
            <text:p>0.6045</text:p>
          </table:table-cell>
          <table:table-cell table:formula="of:=([.D66]-[.F66])" office:value-type="float" office:value="0.653100000000002" calcext:value-type="float">
            <text:p>0.6531</text:p>
          </table:table-cell>
          <table:table-cell table:formula="of:=([.E66]-[.F66])" office:value-type="float" office:value="0.0486000000000004" calcext:value-type="float">
            <text:p>0.0486</text:p>
          </table:table-cell>
          <table:table-cell table:formula="of:=[.G66]+[.I66]" office:value-type="float" office:value="0.653100000000002" calcext:value-type="float">
            <text:p>0.6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.41" calcext:value-type="float">
            <text:p>48.41</text:p>
          </table:table-cell>
          <table:table-cell office:value-type="float" office:value="48.32" calcext:value-type="float">
            <text:p>48.32</text:p>
          </table:table-cell>
          <table:table-cell office:value-type="float" office:value="48.0184" calcext:value-type="float">
            <text:p>48.0184</text:p>
          </table:table-cell>
          <table:table-cell office:value-type="float" office:value="47.5296" calcext:value-type="float">
            <text:p>47.5296</text:p>
          </table:table-cell>
          <table:table-cell office:value-type="float" office:value="47.6002" calcext:value-type="float">
            <text:p>47.6002</text:p>
          </table:table-cell>
          <table:table-cell table:formula="of:=([.D67]-[.E67])" office:value-type="float" office:value="0.488799999999998" calcext:value-type="float">
            <text:p>0.4888</text:p>
          </table:table-cell>
          <table:table-cell table:formula="of:=([.D67]-[.F67])" office:value-type="float" office:value="0.418199999999999" calcext:value-type="float">
            <text:p>0.4182</text:p>
          </table:table-cell>
          <table:table-cell table:formula="of:=([.E67]-[.F67])" office:value-type="float" office:value="-0.0705999999999989" calcext:value-type="float">
            <text:p>-0.0706</text:p>
          </table:table-cell>
          <table:table-cell table:formula="of:=[.G67]+[.I67]" office:value-type="float" office:value="0.418199999999999" calcext:value-type="float">
            <text:p>0.41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.67" calcext:value-type="float">
            <text:p>48.67</text:p>
          </table:table-cell>
          <table:table-cell office:value-type="float" office:value="48.45" calcext:value-type="float">
            <text:p>48.45</text:p>
          </table:table-cell>
          <table:table-cell office:value-type="float" office:value="47.9409" calcext:value-type="float">
            <text:p>47.9409</text:p>
          </table:table-cell>
          <table:table-cell office:value-type="float" office:value="47.6346" calcext:value-type="float">
            <text:p>47.6346</text:p>
          </table:table-cell>
          <table:table-cell office:value-type="float" office:value="47.7681" calcext:value-type="float">
            <text:p>47.7681</text:p>
          </table:table-cell>
          <table:table-cell table:formula="of:=([.D68]-[.E68])" office:value-type="float" office:value="0.3063" calcext:value-type="float">
            <text:p>0.3063</text:p>
          </table:table-cell>
          <table:table-cell table:formula="of:=([.D68]-[.F68])" office:value-type="float" office:value="0.172800000000002" calcext:value-type="float">
            <text:p>0.1728</text:p>
          </table:table-cell>
          <table:table-cell table:formula="of:=([.E68]-[.F68])" office:value-type="float" office:value="-0.133499999999998" calcext:value-type="float">
            <text:p>-0.1335</text:p>
          </table:table-cell>
          <table:table-cell table:formula="of:=[.G68]+[.I68]" office:value-type="float" office:value="0.172800000000002" calcext:value-type="float">
            <text:p>0.17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.45" calcext:value-type="float">
            <text:p>48.45</text:p>
          </table:table-cell>
          <table:table-cell office:value-type="float" office:value="48.11" calcext:value-type="float">
            <text:p>48.11</text:p>
          </table:table-cell>
          <table:table-cell office:value-type="float" office:value="47.8662" calcext:value-type="float">
            <text:p>47.8662</text:p>
          </table:table-cell>
          <table:table-cell office:value-type="float" office:value="47.6928" calcext:value-type="float">
            <text:p>47.6928</text:p>
          </table:table-cell>
          <table:table-cell office:value-type="float" office:value="47.9025" calcext:value-type="float">
            <text:p>47.9025</text:p>
          </table:table-cell>
          <table:table-cell table:formula="of:=([.D69]-[.E69])" office:value-type="float" office:value="0.173400000000001" calcext:value-type="float">
            <text:p>0.1734</text:p>
          </table:table-cell>
          <table:table-cell table:formula="of:=([.D69]-[.F69])" office:value-type="float" office:value="-0.0363000000000042" calcext:value-type="float">
            <text:p>-0.0363</text:p>
          </table:table-cell>
          <table:table-cell table:formula="of:=([.E69]-[.F69])" office:value-type="float" office:value="-0.209700000000005" calcext:value-type="float">
            <text:p>-0.2097</text:p>
          </table:table-cell>
          <table:table-cell table:formula="of:=[.G69]+[.I69]" office:value-type="float" office:value="-0.0363000000000042" calcext:value-type="float">
            <text:p>-0.03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.28" calcext:value-type="float">
            <text:p>48.28</text:p>
          </table:table-cell>
          <table:table-cell office:value-type="float" office:value="47.96" calcext:value-type="float">
            <text:p>47.96</text:p>
          </table:table-cell>
          <table:table-cell office:value-type="float" office:value="47.8434" calcext:value-type="float">
            <text:p>47.8434</text:p>
          </table:table-cell>
          <table:table-cell office:value-type="float" office:value="47.7862" calcext:value-type="float">
            <text:p>47.7862</text:p>
          </table:table-cell>
          <table:table-cell office:value-type="float" office:value="47.986" calcext:value-type="float">
            <text:p>47.986</text:p>
          </table:table-cell>
          <table:table-cell table:formula="of:=([.D70]-[.E70])" office:value-type="float" office:value="0.0572000000000017" calcext:value-type="float">
            <text:p>0.0572</text:p>
          </table:table-cell>
          <table:table-cell table:formula="of:=([.D70]-[.F70])" office:value-type="float" office:value="-0.142599999999995" calcext:value-type="float">
            <text:p>-0.1426</text:p>
          </table:table-cell>
          <table:table-cell table:formula="of:=([.E70]-[.F70])" office:value-type="float" office:value="-0.199799999999996" calcext:value-type="float">
            <text:p>-0.1998</text:p>
          </table:table-cell>
          <table:table-cell table:formula="of:=[.G70]+[.I70]" office:value-type="float" office:value="-0.142599999999995" calcext:value-type="float">
            <text:p>-0.1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.56" calcext:value-type="float">
            <text:p>48.56</text:p>
          </table:table-cell>
          <table:table-cell office:value-type="float" office:value="48.78" calcext:value-type="float">
            <text:p>48.78</text:p>
          </table:table-cell>
          <table:table-cell office:value-type="float" office:value="47.8839" calcext:value-type="float">
            <text:p>47.8839</text:p>
          </table:table-cell>
          <table:table-cell office:value-type="float" office:value="47.8679" calcext:value-type="float">
            <text:p>47.8679</text:p>
          </table:table-cell>
          <table:table-cell office:value-type="float" office:value="48.0788" calcext:value-type="float">
            <text:p>48.0788</text:p>
          </table:table-cell>
          <table:table-cell table:formula="of:=([.D71]-[.E71])" office:value-type="float" office:value="0.0159999999999982" calcext:value-type="float">
            <text:p>0.0160</text:p>
          </table:table-cell>
          <table:table-cell table:formula="of:=([.D71]-[.F71])" office:value-type="float" office:value="-0.194900000000004" calcext:value-type="float">
            <text:p>-0.1949</text:p>
          </table:table-cell>
          <table:table-cell table:formula="of:=([.E71]-[.F71])" office:value-type="float" office:value="-0.210900000000002" calcext:value-type="float">
            <text:p>-0.2109</text:p>
          </table:table-cell>
          <table:table-cell table:formula="of:=[.G71]+[.I71]" office:value-type="float" office:value="-0.194900000000004" calcext:value-type="float">
            <text:p>-0.1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.71" calcext:value-type="float">
            <text:p>48.71</text:p>
          </table:table-cell>
          <table:table-cell office:value-type="float" office:value="48.28" calcext:value-type="float">
            <text:p>48.28</text:p>
          </table:table-cell>
          <table:table-cell office:value-type="float" office:value="47.9005" calcext:value-type="float">
            <text:p>47.9005</text:p>
          </table:table-cell>
          <table:table-cell office:value-type="float" office:value="47.9244" calcext:value-type="float">
            <text:p>47.9244</text:p>
          </table:table-cell>
          <table:table-cell office:value-type="float" office:value="48.085" calcext:value-type="float">
            <text:p>48.085</text:p>
          </table:table-cell>
          <table:table-cell table:formula="of:=([.D72]-[.E72])" office:value-type="float" office:value="-0.0238999999999976" calcext:value-type="float">
            <text:p>-0.0239</text:p>
          </table:table-cell>
          <table:table-cell table:formula="of:=([.D72]-[.F72])" office:value-type="float" office:value="-0.1845" calcext:value-type="float">
            <text:p>-0.1845</text:p>
          </table:table-cell>
          <table:table-cell table:formula="of:=([.E72]-[.F72])" office:value-type="float" office:value="-0.160600000000002" calcext:value-type="float">
            <text:p>-0.1606</text:p>
          </table:table-cell>
          <table:table-cell table:formula="of:=[.G72]+[.I72]" office:value-type="float" office:value="-0.1845" calcext:value-type="float">
            <text:p>-0.18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.83" calcext:value-type="float">
            <text:p>47.83</text:p>
          </table:table-cell>
          <table:table-cell office:value-type="float" office:value="47.45" calcext:value-type="float">
            <text:p>47.45</text:p>
          </table:table-cell>
          <table:table-cell office:value-type="float" office:value="47.942" calcext:value-type="float">
            <text:p>47.942</text:p>
          </table:table-cell>
          <table:table-cell office:value-type="float" office:value="47.9901" calcext:value-type="float">
            <text:p>47.9901</text:p>
          </table:table-cell>
          <table:table-cell office:value-type="float" office:value="48.06" calcext:value-type="float">
            <text:p>48.06</text:p>
          </table:table-cell>
          <table:table-cell table:formula="of:=([.D73]-[.E73])" office:value-type="float" office:value="-0.048099999999998" calcext:value-type="float">
            <text:p>-0.0481</text:p>
          </table:table-cell>
          <table:table-cell table:formula="of:=([.D73]-[.F73])" office:value-type="float" office:value="-0.118000000000002" calcext:value-type="float">
            <text:p>-0.1180</text:p>
          </table:table-cell>
          <table:table-cell table:formula="of:=([.E73]-[.F73])" office:value-type="float" office:value="-0.0699000000000041" calcext:value-type="float">
            <text:p>-0.0699</text:p>
          </table:table-cell>
          <table:table-cell table:formula="of:=[.G73]+[.I73]" office:value-type="float" office:value="-0.118000000000002" calcext:value-type="float">
            <text:p>-0.11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.16" calcext:value-type="float">
            <text:p>47.16</text:p>
          </table:table-cell>
          <table:table-cell office:value-type="float" office:value="47.54" calcext:value-type="float">
            <text:p>47.54</text:p>
          </table:table-cell>
          <table:table-cell office:value-type="float" office:value="47.9803" calcext:value-type="float">
            <text:p>47.9803</text:p>
          </table:table-cell>
          <table:table-cell office:value-type="float" office:value="48.0051" calcext:value-type="float">
            <text:p>48.0051</text:p>
          </table:table-cell>
          <table:table-cell office:value-type="float" office:value="48.204" calcext:value-type="float">
            <text:p>48.204</text:p>
          </table:table-cell>
          <table:table-cell table:formula="of:=([.D74]-[.E74])" office:value-type="float" office:value="-0.024799999999999" calcext:value-type="float">
            <text:p>-0.0248</text:p>
          </table:table-cell>
          <table:table-cell table:formula="of:=([.D74]-[.F74])" office:value-type="float" office:value="-0.223700000000001" calcext:value-type="float">
            <text:p>-0.2237</text:p>
          </table:table-cell>
          <table:table-cell table:formula="of:=([.E74]-[.F74])" office:value-type="float" office:value="-0.198900000000002" calcext:value-type="float">
            <text:p>-0.1989</text:p>
          </table:table-cell>
          <table:table-cell table:formula="of:=[.G74]+[.I74]" office:value-type="float" office:value="-0.223700000000001" calcext:value-type="float">
            <text:p>-0.22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.82" calcext:value-type="float">
            <text:p>47.82</text:p>
          </table:table-cell>
          <table:table-cell office:value-type="float" office:value="47.77" calcext:value-type="float">
            <text:p>47.77</text:p>
          </table:table-cell>
          <table:table-cell office:value-type="float" office:value="48.0065" calcext:value-type="float">
            <text:p>48.0065</text:p>
          </table:table-cell>
          <table:table-cell office:value-type="float" office:value="47.9995" calcext:value-type="float">
            <text:p>47.9995</text:p>
          </table:table-cell>
          <table:table-cell office:value-type="float" office:value="48.2192" calcext:value-type="float">
            <text:p>48.2192</text:p>
          </table:table-cell>
          <table:table-cell table:formula="of:=([.D75]-[.E75])" office:value-type="float" office:value="0.007000000000005" calcext:value-type="float">
            <text:p>0.0070</text:p>
          </table:table-cell>
          <table:table-cell table:formula="of:=([.D75]-[.F75])" office:value-type="float" office:value="-0.212699999999998" calcext:value-type="float">
            <text:p>-0.2127</text:p>
          </table:table-cell>
          <table:table-cell table:formula="of:=([.E75]-[.F75])" office:value-type="float" office:value="-0.219700000000003" calcext:value-type="float">
            <text:p>-0.2197</text:p>
          </table:table-cell>
          <table:table-cell table:formula="of:=[.G75]+[.I75]" office:value-type="float" office:value="-0.212699999999998" calcext:value-type="float">
            <text:p>-0.21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.26" calcext:value-type="float">
            <text:p>48.26</text:p>
          </table:table-cell>
          <table:table-cell office:value-type="float" office:value="48.39" calcext:value-type="float">
            <text:p>48.39</text:p>
          </table:table-cell>
          <table:table-cell office:value-type="float" office:value="48.0406" calcext:value-type="float">
            <text:p>48.0406</text:p>
          </table:table-cell>
          <table:table-cell office:value-type="float" office:value="48.097" calcext:value-type="float">
            <text:p>48.097</text:p>
          </table:table-cell>
          <table:table-cell office:value-type="float" office:value="48.0654" calcext:value-type="float">
            <text:p>48.0654</text:p>
          </table:table-cell>
          <table:table-cell table:formula="of:=([.D76]-[.E76])" office:value-type="float" office:value="-0.0564000000000036" calcext:value-type="float">
            <text:p>-0.0564</text:p>
          </table:table-cell>
          <table:table-cell table:formula="of:=([.D76]-[.F76])" office:value-type="float" office:value="-0.024799999999999" calcext:value-type="float">
            <text:p>-0.0248</text:p>
          </table:table-cell>
          <table:table-cell table:formula="of:=([.E76]-[.F76])" office:value-type="float" office:value="0.0316000000000045" calcext:value-type="float">
            <text:p>0.0316</text:p>
          </table:table-cell>
          <table:table-cell table:formula="of:=[.G76]+[.I76]" office:value-type="float" office:value="-0.024799999999999" calcext:value-type="float">
            <text:p>-0.02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.59" calcext:value-type="float">
            <text:p>48.59</text:p>
          </table:table-cell>
          <table:table-cell office:value-type="float" office:value="48.88" calcext:value-type="float">
            <text:p>48.88</text:p>
          </table:table-cell>
          <table:table-cell office:value-type="float" office:value="48.0459" calcext:value-type="float">
            <text:p>48.0459</text:p>
          </table:table-cell>
          <table:table-cell office:value-type="float" office:value="48.1199" calcext:value-type="float">
            <text:p>48.1199</text:p>
          </table:table-cell>
          <table:table-cell office:value-type="float" office:value="47.9603" calcext:value-type="float">
            <text:p>47.9603</text:p>
          </table:table-cell>
          <table:table-cell table:formula="of:=([.D77]-[.E77])" office:value-type="float" office:value="-0.0739999999999981" calcext:value-type="float">
            <text:p>-0.0740</text:p>
          </table:table-cell>
          <table:table-cell table:formula="of:=([.D77]-[.F77])" office:value-type="float" office:value="0.0856000000000066" calcext:value-type="float">
            <text:p>0.0856</text:p>
          </table:table-cell>
          <table:table-cell table:formula="of:=([.E77]-[.F77])" office:value-type="float" office:value="0.159600000000005" calcext:value-type="float">
            <text:p>0.1596</text:p>
          </table:table-cell>
          <table:table-cell table:formula="of:=[.G77]+[.I77]" office:value-type="float" office:value="0.0856000000000066" calcext:value-type="float">
            <text:p>0.08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.94" calcext:value-type="float">
            <text:p>48.94</text:p>
          </table:table-cell>
          <table:table-cell office:value-type="float" office:value="49.03" calcext:value-type="float">
            <text:p>49.03</text:p>
          </table:table-cell>
          <table:table-cell office:value-type="float" office:value="48.0393" calcext:value-type="float">
            <text:p>48.0393</text:p>
          </table:table-cell>
          <table:table-cell office:value-type="float" office:value="48.0362" calcext:value-type="float">
            <text:p>48.0362</text:p>
          </table:table-cell>
          <table:table-cell office:value-type="float" office:value="47.9222" calcext:value-type="float">
            <text:p>47.9222</text:p>
          </table:table-cell>
          <table:table-cell table:formula="of:=([.D78]-[.E78])" office:value-type="float" office:value="0.00309999999999633" calcext:value-type="float">
            <text:p>0.0031</text:p>
          </table:table-cell>
          <table:table-cell table:formula="of:=([.D78]-[.F78])" office:value-type="float" office:value="0.117100000000001" calcext:value-type="float">
            <text:p>0.1171</text:p>
          </table:table-cell>
          <table:table-cell table:formula="of:=([.E78]-[.F78])" office:value-type="float" office:value="0.114000000000004" calcext:value-type="float">
            <text:p>0.1140</text:p>
          </table:table-cell>
          <table:table-cell table:formula="of:=[.G78]+[.I78]" office:value-type="float" office:value="0.117100000000001" calcext:value-type="float">
            <text:p>0.11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.14" calcext:value-type="float">
            <text:p>49.14</text:p>
          </table:table-cell>
          <table:table-cell office:value-type="float" office:value="49.04" calcext:value-type="float">
            <text:p>49.04</text:p>
          </table:table-cell>
          <table:table-cell office:value-type="float" office:value="48.0963" calcext:value-type="float">
            <text:p>48.0963</text:p>
          </table:table-cell>
          <table:table-cell office:value-type="float" office:value="47.9742" calcext:value-type="float">
            <text:p>47.9742</text:p>
          </table:table-cell>
          <table:table-cell office:value-type="float" office:value="48.0158" calcext:value-type="float">
            <text:p>48.0158</text:p>
          </table:table-cell>
          <table:table-cell table:formula="of:=([.D79]-[.E79])" office:value-type="float" office:value="0.122099999999996" calcext:value-type="float">
            <text:p>0.1221</text:p>
          </table:table-cell>
          <table:table-cell table:formula="of:=([.D79]-[.F79])" office:value-type="float" office:value="0.0805000000000007" calcext:value-type="float">
            <text:p>0.0805</text:p>
          </table:table-cell>
          <table:table-cell table:formula="of:=([.E79]-[.F79])" office:value-type="float" office:value="-0.0415999999999954" calcext:value-type="float">
            <text:p>-0.0416</text:p>
          </table:table-cell>
          <table:table-cell table:formula="of:=[.G79]+[.I79]" office:value-type="float" office:value="0.0805000000000007" calcext:value-type="float">
            <text:p>0.08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.85" calcext:value-type="float">
            <text:p>48.85</text:p>
          </table:table-cell>
          <table:table-cell office:value-type="float" office:value="48.81" calcext:value-type="float">
            <text:p>48.81</text:p>
          </table:table-cell>
          <table:table-cell office:value-type="float" office:value="48.1104" calcext:value-type="float">
            <text:p>48.1104</text:p>
          </table:table-cell>
          <table:table-cell office:value-type="float" office:value="47.9486" calcext:value-type="float">
            <text:p>47.9486</text:p>
          </table:table-cell>
          <table:table-cell office:value-type="float" office:value="48.1886" calcext:value-type="float">
            <text:p>48.1886</text:p>
          </table:table-cell>
          <table:table-cell table:formula="of:=([.D80]-[.E80])" office:value-type="float" office:value="0.1618" calcext:value-type="float">
            <text:p>0.1618</text:p>
          </table:table-cell>
          <table:table-cell table:formula="of:=([.D80]-[.F80])" office:value-type="float" office:value="-0.0782000000000025" calcext:value-type="float">
            <text:p>-0.0782</text:p>
          </table:table-cell>
          <table:table-cell table:formula="of:=([.E80]-[.F80])" office:value-type="float" office:value="-0.240000000000002" calcext:value-type="float">
            <text:p>-0.2400</text:p>
          </table:table-cell>
          <table:table-cell table:formula="of:=[.G80]+[.I80]" office:value-type="float" office:value="-0.0782000000000025" calcext:value-type="float">
            <text:p>-0.07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.17" calcext:value-type="float">
            <text:p>49.17</text:p>
          </table:table-cell>
          <table:table-cell office:value-type="float" office:value="49.39" calcext:value-type="float">
            <text:p>49.39</text:p>
          </table:table-cell>
          <table:table-cell office:value-type="float" office:value="48.0596" calcext:value-type="float">
            <text:p>48.0596</text:p>
          </table:table-cell>
          <table:table-cell office:value-type="float" office:value="48.0038" calcext:value-type="float">
            <text:p>48.0038</text:p>
          </table:table-cell>
          <table:table-cell office:value-type="float" office:value="48.3569" calcext:value-type="float">
            <text:p>48.3569</text:p>
          </table:table-cell>
          <table:table-cell table:formula="of:=([.D81]-[.E81])" office:value-type="float" office:value="0.055800000000005" calcext:value-type="float">
            <text:p>0.0558</text:p>
          </table:table-cell>
          <table:table-cell table:formula="of:=([.D81]-[.F81])" office:value-type="float" office:value="-0.2973" calcext:value-type="float">
            <text:p>-0.2973</text:p>
          </table:table-cell>
          <table:table-cell table:formula="of:=([.E81]-[.F81])" office:value-type="float" office:value="-0.353100000000005" calcext:value-type="float">
            <text:p>-0.3531</text:p>
          </table:table-cell>
          <table:table-cell table:formula="of:=[.G81]+[.I81]" office:value-type="float" office:value="-0.2973" calcext:value-type="float">
            <text:p>-0.29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.89" calcext:value-type="float">
            <text:p>49.89</text:p>
          </table:table-cell>
          <table:table-cell office:value-type="float" office:value="49.72" calcext:value-type="float">
            <text:p>49.72</text:p>
          </table:table-cell>
          <table:table-cell office:value-type="float" office:value="48.0196" calcext:value-type="float">
            <text:p>48.0196</text:p>
          </table:table-cell>
          <table:table-cell office:value-type="float" office:value="48.1133" calcext:value-type="float">
            <text:p>48.1133</text:p>
          </table:table-cell>
          <table:table-cell office:value-type="float" office:value="48.4935" calcext:value-type="float">
            <text:p>48.4935</text:p>
          </table:table-cell>
          <table:table-cell table:formula="of:=([.D82]-[.E82])" office:value-type="float" office:value="-0.0937000000000054" calcext:value-type="float">
            <text:p>-0.0937</text:p>
          </table:table-cell>
          <table:table-cell table:formula="of:=([.D82]-[.F82])" office:value-type="float" office:value="-0.4739" calcext:value-type="float">
            <text:p>-0.4739</text:p>
          </table:table-cell>
          <table:table-cell table:formula="of:=([.E82]-[.F82])" office:value-type="float" office:value="-0.380199999999995" calcext:value-type="float">
            <text:p>-0.3802</text:p>
          </table:table-cell>
          <table:table-cell table:formula="of:=[.G82]+[.I82]" office:value-type="float" office:value="-0.4739" calcext:value-type="float">
            <text:p>-0.47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.27" calcext:value-type="float">
            <text:p>49.27</text:p>
          </table:table-cell>
          <table:table-cell office:value-type="float" office:value="49.04" calcext:value-type="float">
            <text:p>49.04</text:p>
          </table:table-cell>
          <table:table-cell office:value-type="float" office:value="48.0004" calcext:value-type="float">
            <text:p>48.0004</text:p>
          </table:table-cell>
          <table:table-cell office:value-type="float" office:value="48.2279" calcext:value-type="float">
            <text:p>48.2279</text:p>
          </table:table-cell>
          <table:table-cell office:value-type="float" office:value="48.5568" calcext:value-type="float">
            <text:p>48.5568</text:p>
          </table:table-cell>
          <table:table-cell table:formula="of:=([.D83]-[.E83])" office:value-type="float" office:value="-0.227499999999999" calcext:value-type="float">
            <text:p>-0.2275</text:p>
          </table:table-cell>
          <table:table-cell table:formula="of:=([.D83]-[.F83])" office:value-type="float" office:value="-0.556400000000004" calcext:value-type="float">
            <text:p>-0.5564</text:p>
          </table:table-cell>
          <table:table-cell table:formula="of:=([.E83]-[.F83])" office:value-type="float" office:value="-0.328900000000004" calcext:value-type="float">
            <text:p>-0.3289</text:p>
          </table:table-cell>
          <table:table-cell table:formula="of:=[.G83]+[.I83]" office:value-type="float" office:value="-0.556400000000004" calcext:value-type="float">
            <text:p>-0.55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.98" calcext:value-type="float">
            <text:p>49.98</text:p>
          </table:table-cell>
          <table:table-cell office:value-type="float" office:value="50.29" calcext:value-type="float">
            <text:p>50.29</text:p>
          </table:table-cell>
          <table:table-cell office:value-type="float" office:value="48.0304" calcext:value-type="float">
            <text:p>48.0304</text:p>
          </table:table-cell>
          <table:table-cell office:value-type="float" office:value="48.3294" calcext:value-type="float">
            <text:p>48.3294</text:p>
          </table:table-cell>
          <table:table-cell office:value-type="float" office:value="48.7235" calcext:value-type="float">
            <text:p>48.7235</text:p>
          </table:table-cell>
          <table:table-cell table:formula="of:=([.D84]-[.E84])" office:value-type="float" office:value="-0.298999999999999" calcext:value-type="float">
            <text:p>-0.2990</text:p>
          </table:table-cell>
          <table:table-cell table:formula="of:=([.D84]-[.F84])" office:value-type="float" office:value="-0.693100000000001" calcext:value-type="float">
            <text:p>-0.6931</text:p>
          </table:table-cell>
          <table:table-cell table:formula="of:=([.E84]-[.F84])" office:value-type="float" office:value="-0.394100000000002" calcext:value-type="float">
            <text:p>-0.3941</text:p>
          </table:table-cell>
          <table:table-cell table:formula="of:=[.G84]+[.I84]" office:value-type="float" office:value="-0.693100000000001" calcext:value-type="float">
            <text:p>-0.69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0.67" calcext:value-type="float">
            <text:p>50.67</text:p>
          </table:table-cell>
          <table:table-cell office:value-type="float" office:value="50.62" calcext:value-type="float">
            <text:p>50.62</text:p>
          </table:table-cell>
          <table:table-cell office:value-type="float" office:value="48.0958" calcext:value-type="float">
            <text:p>48.0958</text:p>
          </table:table-cell>
          <table:table-cell office:value-type="float" office:value="48.3895" calcext:value-type="float">
            <text:p>48.3895</text:p>
          </table:table-cell>
          <table:table-cell office:value-type="float" office:value="48.9228" calcext:value-type="float">
            <text:p>48.9228</text:p>
          </table:table-cell>
          <table:table-cell table:formula="of:=([.D85]-[.E85])" office:value-type="float" office:value="-0.293700000000001" calcext:value-type="float">
            <text:p>-0.2937</text:p>
          </table:table-cell>
          <table:table-cell table:formula="of:=([.D85]-[.F85])" office:value-type="float" office:value="-0.827000000000005" calcext:value-type="float">
            <text:p>-0.8270</text:p>
          </table:table-cell>
          <table:table-cell table:formula="of:=([.E85]-[.F85])" office:value-type="float" office:value="-0.533300000000004" calcext:value-type="float">
            <text:p>-0.5333</text:p>
          </table:table-cell>
          <table:table-cell table:formula="of:=[.G85]+[.I85]" office:value-type="float" office:value="-0.827000000000005" calcext:value-type="float">
            <text:p>-0.82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.56" calcext:value-type="float">
            <text:p>50.56</text:p>
          </table:table-cell>
          <table:table-cell office:value-type="float" office:value="50.4" calcext:value-type="float">
            <text:p>50.4</text:p>
          </table:table-cell>
          <table:table-cell office:value-type="float" office:value="48.1676" calcext:value-type="float">
            <text:p>48.1676</text:p>
          </table:table-cell>
          <table:table-cell office:value-type="float" office:value="48.5146" calcext:value-type="float">
            <text:p>48.5146</text:p>
          </table:table-cell>
          <table:table-cell office:value-type="float" office:value="48.9462" calcext:value-type="float">
            <text:p>48.9462</text:p>
          </table:table-cell>
          <table:table-cell table:formula="of:=([.D86]-[.E86])" office:value-type="float" office:value="-0.347000000000001" calcext:value-type="float">
            <text:p>-0.3470</text:p>
          </table:table-cell>
          <table:table-cell table:formula="of:=([.D86]-[.F86])" office:value-type="float" office:value="-0.778599999999997" calcext:value-type="float">
            <text:p>-0.7786</text:p>
          </table:table-cell>
          <table:table-cell table:formula="of:=([.E86]-[.F86])" office:value-type="float" office:value="-0.431599999999996" calcext:value-type="float">
            <text:p>-0.4316</text:p>
          </table:table-cell>
          <table:table-cell table:formula="of:=[.G86]+[.I86]" office:value-type="float" office:value="-0.778599999999997" calcext:value-type="float">
            <text:p>-0.77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.69" calcext:value-type="float">
            <text:p>50.69</text:p>
          </table:table-cell>
          <table:table-cell office:value-type="float" office:value="50.87" calcext:value-type="float">
            <text:p>50.87</text:p>
          </table:table-cell>
          <table:table-cell office:value-type="float" office:value="48.2347" calcext:value-type="float">
            <text:p>48.2347</text:p>
          </table:table-cell>
          <table:table-cell office:value-type="float" office:value="48.6652" calcext:value-type="float">
            <text:p>48.6652</text:p>
          </table:table-cell>
          <table:table-cell office:value-type="float" office:value="49.215" calcext:value-type="float">
            <text:p>49.215</text:p>
          </table:table-cell>
          <table:table-cell table:formula="of:=([.D87]-[.E87])" office:value-type="float" office:value="-0.430500000000002" calcext:value-type="float">
            <text:p>-0.4305</text:p>
          </table:table-cell>
          <table:table-cell table:formula="of:=([.D87]-[.F87])" office:value-type="float" office:value="-0.980300000000007" calcext:value-type="float">
            <text:p>-0.9803</text:p>
          </table:table-cell>
          <table:table-cell table:formula="of:=([.E87]-[.F87])" office:value-type="float" office:value="-0.549800000000005" calcext:value-type="float">
            <text:p>-0.5498</text:p>
          </table:table-cell>
          <table:table-cell table:formula="of:=[.G87]+[.I87]" office:value-type="float" office:value="-0.980300000000007" calcext:value-type="float">
            <text:p>-0.98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.67" calcext:value-type="float">
            <text:p>50.67</text:p>
          </table:table-cell>
          <table:table-cell office:value-type="float" office:value="50.81" calcext:value-type="float">
            <text:p>50.81</text:p>
          </table:table-cell>
          <table:table-cell office:value-type="float" office:value="48.279" calcext:value-type="float">
            <text:p>48.279</text:p>
          </table:table-cell>
          <table:table-cell office:value-type="float" office:value="48.7121" calcext:value-type="float">
            <text:p>48.7121</text:p>
          </table:table-cell>
          <table:table-cell office:value-type="float" office:value="49.496" calcext:value-type="float">
            <text:p>49.496</text:p>
          </table:table-cell>
          <table:table-cell table:formula="of:=([.D88]-[.E88])" office:value-type="float" office:value="-0.433099999999996" calcext:value-type="float">
            <text:p>-0.4331</text:p>
          </table:table-cell>
          <table:table-cell table:formula="of:=([.D88]-[.F88])" office:value-type="float" office:value="-1.217" calcext:value-type="float">
            <text:p>-1.2170</text:p>
          </table:table-cell>
          <table:table-cell table:formula="of:=([.E88]-[.F88])" office:value-type="float" office:value="-0.783900000000003" calcext:value-type="float">
            <text:p>-0.7839</text:p>
          </table:table-cell>
          <table:table-cell table:formula="of:=[.G88]+[.I88]" office:value-type="float" office:value="-1.217" calcext:value-type="float">
            <text:p>-1.21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.01" calcext:value-type="float">
            <text:p>51.01</text:p>
          </table:table-cell>
          <table:table-cell office:value-type="float" office:value="51.12" calcext:value-type="float">
            <text:p>51.12</text:p>
          </table:table-cell>
          <table:table-cell office:value-type="float" office:value="48.3644" calcext:value-type="float">
            <text:p>48.3644</text:p>
          </table:table-cell>
          <table:table-cell office:value-type="float" office:value="48.9093" calcext:value-type="float">
            <text:p>48.9093</text:p>
          </table:table-cell>
          <table:table-cell office:value-type="float" office:value="49.6768" calcext:value-type="float">
            <text:p>49.6768</text:p>
          </table:table-cell>
          <table:table-cell table:formula="of:=([.D89]-[.E89])" office:value-type="float" office:value="-0.544899999999998" calcext:value-type="float">
            <text:p>-0.5449</text:p>
          </table:table-cell>
          <table:table-cell table:formula="of:=([.D89]-[.F89])" office:value-type="float" office:value="-1.3124" calcext:value-type="float">
            <text:p>-1.3124</text:p>
          </table:table-cell>
          <table:table-cell table:formula="of:=([.E89]-[.F89])" office:value-type="float" office:value="-0.767499999999998" calcext:value-type="float">
            <text:p>-0.7675</text:p>
          </table:table-cell>
          <table:table-cell table:formula="of:=[.G89]+[.I89]" office:value-type="float" office:value="-1.3124" calcext:value-type="float">
            <text:p>-1.31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.08" calcext:value-type="float">
            <text:p>51.08</text:p>
          </table:table-cell>
          <table:table-cell office:value-type="float" office:value="51.02" calcext:value-type="float">
            <text:p>51.02</text:p>
          </table:table-cell>
          <table:table-cell office:value-type="float" office:value="48.4687" calcext:value-type="float">
            <text:p>48.4687</text:p>
          </table:table-cell>
          <table:table-cell office:value-type="float" office:value="49.1232" calcext:value-type="float">
            <text:p>49.1232</text:p>
          </table:table-cell>
          <table:table-cell office:value-type="float" office:value="49.9154" calcext:value-type="float">
            <text:p>49.9154</text:p>
          </table:table-cell>
          <table:table-cell table:formula="of:=([.D90]-[.E90])" office:value-type="float" office:value="-0.654499999999999" calcext:value-type="float">
            <text:p>-0.6545</text:p>
          </table:table-cell>
          <table:table-cell table:formula="of:=([.D90]-[.F90])" office:value-type="float" office:value="-1.4467" calcext:value-type="float">
            <text:p>-1.4467</text:p>
          </table:table-cell>
          <table:table-cell table:formula="of:=([.E90]-[.F90])" office:value-type="float" office:value="-0.792200000000001" calcext:value-type="float">
            <text:p>-0.7922</text:p>
          </table:table-cell>
          <table:table-cell table:formula="of:=[.G90]+[.I90]" office:value-type="float" office:value="-1.4467" calcext:value-type="float">
            <text:p>-1.44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.36" calcext:value-type="float">
            <text:p>51.36</text:p>
          </table:table-cell>
          <table:table-cell office:value-type="float" office:value="50.78" calcext:value-type="float">
            <text:p>50.78</text:p>
          </table:table-cell>
          <table:table-cell office:value-type="float" office:value="48.5127" calcext:value-type="float">
            <text:p>48.5127</text:p>
          </table:table-cell>
          <table:table-cell office:value-type="float" office:value="49.2828" calcext:value-type="float">
            <text:p>49.2828</text:p>
          </table:table-cell>
          <table:table-cell office:value-type="float" office:value="50.0943" calcext:value-type="float">
            <text:p>50.0943</text:p>
          </table:table-cell>
          <table:table-cell table:formula="of:=([.D91]-[.E91])" office:value-type="float" office:value="-0.770099999999999" calcext:value-type="float">
            <text:p>-0.7701</text:p>
          </table:table-cell>
          <table:table-cell table:formula="of:=([.D91]-[.F91])" office:value-type="float" office:value="-1.58159999999999" calcext:value-type="float">
            <text:p>-1.5816</text:p>
          </table:table-cell>
          <table:table-cell table:formula="of:=([.E91]-[.F91])" office:value-type="float" office:value="-0.811499999999995" calcext:value-type="float">
            <text:p>-0.8115</text:p>
          </table:table-cell>
          <table:table-cell table:formula="of:=[.G91]+[.I91]" office:value-type="float" office:value="-1.58159999999999" calcext:value-type="float">
            <text:p>-1.58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.74" calcext:value-type="float">
            <text:p>50.74</text:p>
          </table:table-cell>
          <table:table-cell office:value-type="float" office:value="50.56" calcext:value-type="float">
            <text:p>50.56</text:p>
          </table:table-cell>
          <table:table-cell office:value-type="float" office:value="48.6494" calcext:value-type="float">
            <text:p>48.6494</text:p>
          </table:table-cell>
          <table:table-cell office:value-type="float" office:value="49.4812" calcext:value-type="float">
            <text:p>49.4812</text:p>
          </table:table-cell>
          <table:table-cell office:value-type="float" office:value="50.2995" calcext:value-type="float">
            <text:p>50.2995</text:p>
          </table:table-cell>
          <table:table-cell table:formula="of:=([.D92]-[.E92])" office:value-type="float" office:value="-0.831800000000001" calcext:value-type="float">
            <text:p>-0.8318</text:p>
          </table:table-cell>
          <table:table-cell table:formula="of:=([.D92]-[.F92])" office:value-type="float" office:value="-1.6501" calcext:value-type="float">
            <text:p>-1.6501</text:p>
          </table:table-cell>
          <table:table-cell table:formula="of:=([.E92]-[.F92])" office:value-type="float" office:value="-0.818300000000001" calcext:value-type="float">
            <text:p>-0.8183</text:p>
          </table:table-cell>
          <table:table-cell table:formula="of:=[.G92]+[.I92]" office:value-type="float" office:value="-1.6501" calcext:value-type="float">
            <text:p>-1.65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.88" calcext:value-type="float">
            <text:p>50.88</text:p>
          </table:table-cell>
          <table:table-cell office:value-type="float" office:value="50.7" calcext:value-type="float">
            <text:p>50.7</text:p>
          </table:table-cell>
          <table:table-cell office:value-type="float" office:value="48.801" calcext:value-type="float">
            <text:p>48.801</text:p>
          </table:table-cell>
          <table:table-cell office:value-type="float" office:value="49.6473" calcext:value-type="float">
            <text:p>49.6473</text:p>
          </table:table-cell>
          <table:table-cell office:value-type="float" office:value="50.4436" calcext:value-type="float">
            <text:p>50.4436</text:p>
          </table:table-cell>
          <table:table-cell table:formula="of:=([.D93]-[.E93])" office:value-type="float" office:value="-0.846299999999999" calcext:value-type="float">
            <text:p>-0.8463</text:p>
          </table:table-cell>
          <table:table-cell table:formula="of:=([.D93]-[.F93])" office:value-type="float" office:value="-1.6426" calcext:value-type="float">
            <text:p>-1.6426</text:p>
          </table:table-cell>
          <table:table-cell table:formula="of:=([.E93]-[.F93])" office:value-type="float" office:value="-0.796300000000002" calcext:value-type="float">
            <text:p>-0.7963</text:p>
          </table:table-cell>
          <table:table-cell table:formula="of:=[.G93]+[.I93]" office:value-type="float" office:value="-1.6426" calcext:value-type="float">
            <text:p>-1.64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.57" calcext:value-type="float">
            <text:p>50.57</text:p>
          </table:table-cell>
          <table:table-cell office:value-type="float" office:value="50.51" calcext:value-type="float">
            <text:p>50.51</text:p>
          </table:table-cell>
          <table:table-cell office:value-type="float" office:value="48.924" calcext:value-type="float">
            <text:p>48.924</text:p>
          </table:table-cell>
          <table:table-cell office:value-type="float" office:value="49.8314" calcext:value-type="float">
            <text:p>49.8314</text:p>
          </table:table-cell>
          <table:table-cell office:value-type="float" office:value="50.5109" calcext:value-type="float">
            <text:p>50.5109</text:p>
          </table:table-cell>
          <table:table-cell table:formula="of:=([.D94]-[.E94])" office:value-type="float" office:value="-0.907400000000003" calcext:value-type="float">
            <text:p>-0.9074</text:p>
          </table:table-cell>
          <table:table-cell table:formula="of:=([.D94]-[.F94])" office:value-type="float" office:value="-1.5869" calcext:value-type="float">
            <text:p>-1.5869</text:p>
          </table:table-cell>
          <table:table-cell table:formula="of:=([.E94]-[.F94])" office:value-type="float" office:value="-0.679499999999997" calcext:value-type="float">
            <text:p>-0.6795</text:p>
          </table:table-cell>
          <table:table-cell table:formula="of:=[.G94]+[.I94]" office:value-type="float" office:value="-1.5869" calcext:value-type="float">
            <text:p>-1.58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.22" calcext:value-type="float">
            <text:p>50.22</text:p>
          </table:table-cell>
          <table:table-cell office:value-type="float" office:value="50.43" calcext:value-type="float">
            <text:p>50.43</text:p>
          </table:table-cell>
          <table:table-cell office:value-type="float" office:value="49.0737" calcext:value-type="float">
            <text:p>49.0737</text:p>
          </table:table-cell>
          <table:table-cell office:value-type="float" office:value="49.9799" calcext:value-type="float">
            <text:p>49.9799</text:p>
          </table:table-cell>
          <table:table-cell office:value-type="float" office:value="50.5207" calcext:value-type="float">
            <text:p>50.5207</text:p>
          </table:table-cell>
          <table:table-cell table:formula="of:=([.D95]-[.E95])" office:value-type="float" office:value="-0.906199999999998" calcext:value-type="float">
            <text:p>-0.9062</text:p>
          </table:table-cell>
          <table:table-cell table:formula="of:=([.D95]-[.F95])" office:value-type="float" office:value="-1.447" calcext:value-type="float">
            <text:p>-1.4470</text:p>
          </table:table-cell>
          <table:table-cell table:formula="of:=([.E95]-[.F95])" office:value-type="float" office:value="-0.540799999999997" calcext:value-type="float">
            <text:p>-0.5408</text:p>
          </table:table-cell>
          <table:table-cell table:formula="of:=[.G95]+[.I95]" office:value-type="float" office:value="-1.447" calcext:value-type="float">
            <text:p>-1.44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.7" calcext:value-type="float">
            <text:p>50.7</text:p>
          </table:table-cell>
          <table:table-cell office:value-type="float" office:value="50.9" calcext:value-type="float">
            <text:p>50.9</text:p>
          </table:table-cell>
          <table:table-cell office:value-type="float" office:value="49.2072" calcext:value-type="float">
            <text:p>49.2072</text:p>
          </table:table-cell>
          <table:table-cell office:value-type="float" office:value="50.0799" calcext:value-type="float">
            <text:p>50.0799</text:p>
          </table:table-cell>
          <table:table-cell office:value-type="float" office:value="50.5566" calcext:value-type="float">
            <text:p>50.5566</text:p>
          </table:table-cell>
          <table:table-cell table:formula="of:=([.D96]-[.E96])" office:value-type="float" office:value="-0.872700000000002" calcext:value-type="float">
            <text:p>-0.8727</text:p>
          </table:table-cell>
          <table:table-cell table:formula="of:=([.D96]-[.F96])" office:value-type="float" office:value="-1.3494" calcext:value-type="float">
            <text:p>-1.3494</text:p>
          </table:table-cell>
          <table:table-cell table:formula="of:=([.E96]-[.F96])" office:value-type="float" office:value="-0.476700000000001" calcext:value-type="float">
            <text:p>-0.4767</text:p>
          </table:table-cell>
          <table:table-cell table:formula="of:=[.G96]+[.I96]" office:value-type="float" office:value="-1.3494" calcext:value-type="float">
            <text:p>-1.34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.02" calcext:value-type="float">
            <text:p>51.02</text:p>
          </table:table-cell>
          <table:table-cell office:value-type="float" office:value="51.3" calcext:value-type="float">
            <text:p>51.3</text:p>
          </table:table-cell>
          <table:table-cell office:value-type="float" office:value="49.3544" calcext:value-type="float">
            <text:p>49.3544</text:p>
          </table:table-cell>
          <table:table-cell office:value-type="float" office:value="50.14" calcext:value-type="float">
            <text:p>50.14</text:p>
          </table:table-cell>
          <table:table-cell office:value-type="float" office:value="50.5472" calcext:value-type="float">
            <text:p>50.5472</text:p>
          </table:table-cell>
          <table:table-cell table:formula="of:=([.D97]-[.E97])" office:value-type="float" office:value="-0.785600000000002" calcext:value-type="float">
            <text:p>-0.7856</text:p>
          </table:table-cell>
          <table:table-cell table:formula="of:=([.D97]-[.F97])" office:value-type="float" office:value="-1.1928" calcext:value-type="float">
            <text:p>-1.1928</text:p>
          </table:table-cell>
          <table:table-cell table:formula="of:=([.E97]-[.F97])" office:value-type="float" office:value="-0.407199999999996" calcext:value-type="float">
            <text:p>-0.4072</text:p>
          </table:table-cell>
          <table:table-cell table:formula="of:=[.G97]+[.I97]" office:value-type="float" office:value="-1.1928" calcext:value-type="float">
            <text:p>-1.19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1.33" calcext:value-type="float">
            <text:p>51.33</text:p>
          </table:table-cell>
          <table:table-cell office:value-type="float" office:value="51.36" calcext:value-type="float">
            <text:p>51.36</text:p>
          </table:table-cell>
          <table:table-cell office:value-type="float" office:value="49.4825" calcext:value-type="float">
            <text:p>49.4825</text:p>
          </table:table-cell>
          <table:table-cell office:value-type="float" office:value="50.21" calcext:value-type="float">
            <text:p>50.21</text:p>
          </table:table-cell>
          <table:table-cell office:value-type="float" office:value="50.5238" calcext:value-type="float">
            <text:p>50.5238</text:p>
          </table:table-cell>
          <table:table-cell table:formula="of:=([.D98]-[.E98])" office:value-type="float" office:value="-0.727499999999999" calcext:value-type="float">
            <text:p>-0.7275</text:p>
          </table:table-cell>
          <table:table-cell table:formula="of:=([.D98]-[.F98])" office:value-type="float" office:value="-1.0413" calcext:value-type="float">
            <text:p>-1.0413</text:p>
          </table:table-cell>
          <table:table-cell table:formula="of:=([.E98]-[.F98])" office:value-type="float" office:value="-0.313800000000001" calcext:value-type="float">
            <text:p>-0.3138</text:p>
          </table:table-cell>
          <table:table-cell table:formula="of:=[.G98]+[.I98]" office:value-type="float" office:value="-1.0413" calcext:value-type="float">
            <text:p>-1.04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.97" calcext:value-type="float">
            <text:p>50.97</text:p>
          </table:table-cell>
          <table:table-cell office:value-type="float" office:value="50.91" calcext:value-type="float">
            <text:p>50.91</text:p>
          </table:table-cell>
          <table:table-cell office:value-type="float" office:value="49.5823" calcext:value-type="float">
            <text:p>49.5823</text:p>
          </table:table-cell>
          <table:table-cell office:value-type="float" office:value="50.2475" calcext:value-type="float">
            <text:p>50.2475</text:p>
          </table:table-cell>
          <table:table-cell office:value-type="float" office:value="50.599" calcext:value-type="float">
            <text:p>50.599</text:p>
          </table:table-cell>
          <table:table-cell table:formula="of:=([.D99]-[.E99])" office:value-type="float" office:value="-0.665199999999999" calcext:value-type="float">
            <text:p>-0.6652</text:p>
          </table:table-cell>
          <table:table-cell table:formula="of:=([.D99]-[.F99])" office:value-type="float" office:value="-1.01669999999999" calcext:value-type="float">
            <text:p>-1.0167</text:p>
          </table:table-cell>
          <table:table-cell table:formula="of:=([.E99]-[.F99])" office:value-type="float" office:value="-0.351499999999994" calcext:value-type="float">
            <text:p>-0.3515</text:p>
          </table:table-cell>
          <table:table-cell table:formula="of:=[.G99]+[.I99]" office:value-type="float" office:value="-1.01669999999999" calcext:value-type="float">
            <text:p>-1.01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.4" calcext:value-type="float">
            <text:p>51.4</text:p>
          </table:table-cell>
          <table:table-cell office:value-type="float" office:value="51.47" calcext:value-type="float">
            <text:p>51.47</text:p>
          </table:table-cell>
          <table:table-cell office:value-type="float" office:value="49.6575" calcext:value-type="float">
            <text:p>49.6575</text:p>
          </table:table-cell>
          <table:table-cell office:value-type="float" office:value="50.2703" calcext:value-type="float">
            <text:p>50.2703</text:p>
          </table:table-cell>
          <table:table-cell office:value-type="float" office:value="50.7392" calcext:value-type="float">
            <text:p>50.7392</text:p>
          </table:table-cell>
          <table:table-cell table:formula="of:=([.D100]-[.E100])" office:value-type="float" office:value="-0.6128" calcext:value-type="float">
            <text:p>-0.6128</text:p>
          </table:table-cell>
          <table:table-cell table:formula="of:=([.D100]-[.F100])" office:value-type="float" office:value="-1.0817" calcext:value-type="float">
            <text:p>-1.0817</text:p>
          </table:table-cell>
          <table:table-cell table:formula="of:=([.E100]-[.F100])" office:value-type="float" office:value="-0.468899999999998" calcext:value-type="float">
            <text:p>-0.4689</text:p>
          </table:table-cell>
          <table:table-cell table:formula="of:=[.G100]+[.I100]" office:value-type="float" office:value="-1.0817" calcext:value-type="float">
            <text:p>-1.08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18" calcext:value-type="float">
            <text:p>51.18</text:p>
          </table:table-cell>
          <table:table-cell office:value-type="float" office:value="51.21" calcext:value-type="float">
            <text:p>51.21</text:p>
          </table:table-cell>
          <table:table-cell office:value-type="float" office:value="49.7377" calcext:value-type="float">
            <text:p>49.7377</text:p>
          </table:table-cell>
          <table:table-cell office:value-type="float" office:value="50.349" calcext:value-type="float">
            <text:p>50.349</text:p>
          </table:table-cell>
          <table:table-cell office:value-type="float" office:value="50.8634" calcext:value-type="float">
            <text:p>50.8634</text:p>
          </table:table-cell>
          <table:table-cell table:formula="of:=([.D101]-[.E101])" office:value-type="float" office:value="-0.6113" calcext:value-type="float">
            <text:p>-0.6113</text:p>
          </table:table-cell>
          <table:table-cell table:formula="of:=([.D101]-[.F101])" office:value-type="float" office:value="-1.1257" calcext:value-type="float">
            <text:p>-1.1257</text:p>
          </table:table-cell>
          <table:table-cell table:formula="of:=([.E101]-[.F101])" office:value-type="float" office:value="-0.514400000000002" calcext:value-type="float">
            <text:p>-0.5144</text:p>
          </table:table-cell>
          <table:table-cell table:formula="of:=[.G101]+[.I101]" office:value-type="float" office:value="-1.1257" calcext:value-type="float">
            <text:p>-1.12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.16" calcext:value-type="float">
            <text:p>51.16</text:p>
          </table:table-cell>
          <table:table-cell office:value-type="float" office:value="51.1" calcext:value-type="float">
            <text:p>51.1</text:p>
          </table:table-cell>
          <table:table-cell office:value-type="float" office:value="49.7971" calcext:value-type="float">
            <text:p>49.7971</text:p>
          </table:table-cell>
          <table:table-cell office:value-type="float" office:value="50.4679" calcext:value-type="float">
            <text:p>50.4679</text:p>
          </table:table-cell>
          <table:table-cell office:value-type="float" office:value="50.8727" calcext:value-type="float">
            <text:p>50.8727</text:p>
          </table:table-cell>
          <table:table-cell table:formula="of:=([.D102]-[.E102])" office:value-type="float" office:value="-0.6708" calcext:value-type="float">
            <text:p>-0.6708</text:p>
          </table:table-cell>
          <table:table-cell table:formula="of:=([.D102]-[.F102])" office:value-type="float" office:value="-1.0756" calcext:value-type="float">
            <text:p>-1.0756</text:p>
          </table:table-cell>
          <table:table-cell table:formula="of:=([.E102]-[.F102])" office:value-type="float" office:value="-0.404800000000002" calcext:value-type="float">
            <text:p>-0.4048</text:p>
          </table:table-cell>
          <table:table-cell table:formula="of:=[.G102]+[.I102]" office:value-type="float" office:value="-1.0756" calcext:value-type="float">
            <text:p>-1.07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.98" calcext:value-type="float">
            <text:p>50.98</text:p>
          </table:table-cell>
          <table:table-cell office:value-type="float" office:value="50.7" calcext:value-type="float">
            <text:p>50.7</text:p>
          </table:table-cell>
          <table:table-cell office:value-type="float" office:value="49.8458" calcext:value-type="float">
            <text:p>49.8458</text:p>
          </table:table-cell>
          <table:table-cell office:value-type="float" office:value="50.5794" calcext:value-type="float">
            <text:p>50.5794</text:p>
          </table:table-cell>
          <table:table-cell office:value-type="float" office:value="50.9922" calcext:value-type="float">
            <text:p>50.9922</text:p>
          </table:table-cell>
          <table:table-cell table:formula="of:=([.D103]-[.E103])" office:value-type="float" office:value="-0.733600000000003" calcext:value-type="float">
            <text:p>-0.7336</text:p>
          </table:table-cell>
          <table:table-cell table:formula="of:=([.D103]-[.F103])" office:value-type="float" office:value="-1.1464" calcext:value-type="float">
            <text:p>-1.1464</text:p>
          </table:table-cell>
          <table:table-cell table:formula="of:=([.E103]-[.F103])" office:value-type="float" office:value="-0.412799999999997" calcext:value-type="float">
            <text:p>-0.4128</text:p>
          </table:table-cell>
          <table:table-cell table:formula="of:=[.G103]+[.I103]" office:value-type="float" office:value="-1.1464" calcext:value-type="float">
            <text:p>-1.14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.69" calcext:value-type="float">
            <text:p>50.69</text:p>
          </table:table-cell>
          <table:table-cell office:value-type="float" office:value="50.67" calcext:value-type="float">
            <text:p>50.67</text:p>
          </table:table-cell>
          <table:table-cell office:value-type="float" office:value="49.9269" calcext:value-type="float">
            <text:p>49.9269</text:p>
          </table:table-cell>
          <table:table-cell office:value-type="float" office:value="50.6207" calcext:value-type="float">
            <text:p>50.6207</text:p>
          </table:table-cell>
          <table:table-cell office:value-type="float" office:value="51.0357" calcext:value-type="float">
            <text:p>51.0357</text:p>
          </table:table-cell>
          <table:table-cell table:formula="of:=([.D104]-[.E104])" office:value-type="float" office:value="-0.693799999999996" calcext:value-type="float">
            <text:p>-0.6938</text:p>
          </table:table-cell>
          <table:table-cell table:formula="of:=([.D104]-[.F104])" office:value-type="float" office:value="-1.1088" calcext:value-type="float">
            <text:p>-1.1088</text:p>
          </table:table-cell>
          <table:table-cell table:formula="of:=([.E104]-[.F104])" office:value-type="float" office:value="-0.414999999999999" calcext:value-type="float">
            <text:p>-0.4150</text:p>
          </table:table-cell>
          <table:table-cell table:formula="of:=[.G104]+[.I104]" office:value-type="float" office:value="-1.1088" calcext:value-type="float">
            <text:p>-1.10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76" calcext:value-type="float">
            <text:p>50.76</text:p>
          </table:table-cell>
          <table:table-cell office:value-type="float" office:value="50.65" calcext:value-type="float">
            <text:p>50.65</text:p>
          </table:table-cell>
          <table:table-cell office:value-type="float" office:value="50.0325" calcext:value-type="float">
            <text:p>50.0325</text:p>
          </table:table-cell>
          <table:table-cell office:value-type="float" office:value="50.7269" calcext:value-type="float">
            <text:p>50.7269</text:p>
          </table:table-cell>
          <table:table-cell office:value-type="float" office:value="51.0486" calcext:value-type="float">
            <text:p>51.0486</text:p>
          </table:table-cell>
          <table:table-cell table:formula="of:=([.D105]-[.E105])" office:value-type="float" office:value="-0.694400000000002" calcext:value-type="float">
            <text:p>-0.6944</text:p>
          </table:table-cell>
          <table:table-cell table:formula="of:=([.D105]-[.F105])" office:value-type="float" office:value="-1.0161" calcext:value-type="float">
            <text:p>-1.0161</text:p>
          </table:table-cell>
          <table:table-cell table:formula="of:=([.E105]-[.F105])" office:value-type="float" office:value="-0.3217" calcext:value-type="float">
            <text:p>-0.3217</text:p>
          </table:table-cell>
          <table:table-cell table:formula="of:=[.G105]+[.I105]" office:value-type="float" office:value="-1.0161" calcext:value-type="float">
            <text:p>-1.01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.59" calcext:value-type="float">
            <text:p>50.59</text:p>
          </table:table-cell>
          <table:table-cell office:value-type="float" office:value="50.45" calcext:value-type="float">
            <text:p>50.45</text:p>
          </table:table-cell>
          <table:table-cell office:value-type="float" office:value="50.1346" calcext:value-type="float">
            <text:p>50.1346</text:p>
          </table:table-cell>
          <table:table-cell office:value-type="float" office:value="50.7873" calcext:value-type="float">
            <text:p>50.7873</text:p>
          </table:table-cell>
          <table:table-cell office:value-type="float" office:value="50.9789" calcext:value-type="float">
            <text:p>50.9789</text:p>
          </table:table-cell>
          <table:table-cell table:formula="of:=([.D106]-[.E106])" office:value-type="float" office:value="-0.652700000000003" calcext:value-type="float">
            <text:p>-0.6527</text:p>
          </table:table-cell>
          <table:table-cell table:formula="of:=([.D106]-[.F106])" office:value-type="float" office:value="-0.844300000000004" calcext:value-type="float">
            <text:p>-0.8443</text:p>
          </table:table-cell>
          <table:table-cell table:formula="of:=([.E106]-[.F106])" office:value-type="float" office:value="-0.191600000000001" calcext:value-type="float">
            <text:p>-0.1916</text:p>
          </table:table-cell>
          <table:table-cell table:formula="of:=[.G106]+[.I106]" office:value-type="float" office:value="-0.844300000000004" calcext:value-type="float">
            <text:p>-0.84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.76" calcext:value-type="float">
            <text:p>50.76</text:p>
          </table:table-cell>
          <table:table-cell office:value-type="float" office:value="50.58" calcext:value-type="float">
            <text:p>50.58</text:p>
          </table:table-cell>
          <table:table-cell office:value-type="float" office:value="50.1943" calcext:value-type="float">
            <text:p>50.1943</text:p>
          </table:table-cell>
          <table:table-cell office:value-type="float" office:value="50.8264" calcext:value-type="float">
            <text:p>50.8264</text:p>
          </table:table-cell>
          <table:table-cell office:value-type="float" office:value="50.9171" calcext:value-type="float">
            <text:p>50.9171</text:p>
          </table:table-cell>
          <table:table-cell table:formula="of:=([.D107]-[.E107])" office:value-type="float" office:value="-0.632100000000001" calcext:value-type="float">
            <text:p>-0.6321</text:p>
          </table:table-cell>
          <table:table-cell table:formula="of:=([.D107]-[.F107])" office:value-type="float" office:value="-0.722799999999999" calcext:value-type="float">
            <text:p>-0.7228</text:p>
          </table:table-cell>
          <table:table-cell table:formula="of:=([.E107]-[.F107])" office:value-type="float" office:value="-0.0906999999999982" calcext:value-type="float">
            <text:p>-0.0907</text:p>
          </table:table-cell>
          <table:table-cell table:formula="of:=[.G107]+[.I107]" office:value-type="float" office:value="-0.722799999999999" calcext:value-type="float">
            <text:p>-0.72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.5" calcext:value-type="float">
            <text:p>50.5</text:p>
          </table:table-cell>
          <table:table-cell office:value-type="float" office:value="50.52" calcext:value-type="float">
            <text:p>50.52</text:p>
          </table:table-cell>
          <table:table-cell office:value-type="float" office:value="50.2924" calcext:value-type="float">
            <text:p>50.2924</text:p>
          </table:table-cell>
          <table:table-cell office:value-type="float" office:value="50.8106" calcext:value-type="float">
            <text:p>50.8106</text:p>
          </table:table-cell>
          <table:table-cell office:value-type="float" office:value="50.8637" calcext:value-type="float">
            <text:p>50.8637</text:p>
          </table:table-cell>
          <table:table-cell table:formula="of:=([.D108]-[.E108])" office:value-type="float" office:value="-0.5182" calcext:value-type="float">
            <text:p>-0.5182</text:p>
          </table:table-cell>
          <table:table-cell table:formula="of:=([.D108]-[.F108])" office:value-type="float" office:value="-0.571300000000001" calcext:value-type="float">
            <text:p>-0.5713</text:p>
          </table:table-cell>
          <table:table-cell table:formula="of:=([.E108]-[.F108])" office:value-type="float" office:value="-0.0531000000000006" calcext:value-type="float">
            <text:p>-0.0531</text:p>
          </table:table-cell>
          <table:table-cell table:formula="of:=[.G108]+[.I108]" office:value-type="float" office:value="-0.571300000000001" calcext:value-type="float">
            <text:p>-0.57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50.07" calcext:value-type="float">
            <text:p>50.07</text:p>
          </table:table-cell>
          <table:table-cell office:value-type="float" office:value="50.363" calcext:value-type="float">
            <text:p>50.363</text:p>
          </table:table-cell>
          <table:table-cell office:value-type="float" office:value="50.793" calcext:value-type="float">
            <text:p>50.793</text:p>
          </table:table-cell>
          <table:table-cell office:value-type="float" office:value="50.7809" calcext:value-type="float">
            <text:p>50.7809</text:p>
          </table:table-cell>
          <table:table-cell table:formula="of:=([.D109]-[.E109])" office:value-type="float" office:value="-0.43" calcext:value-type="float">
            <text:p>-0.4300</text:p>
          </table:table-cell>
          <table:table-cell table:formula="of:=([.D109]-[.F109])" office:value-type="float" office:value="-0.417900000000003" calcext:value-type="float">
            <text:p>-0.4179</text:p>
          </table:table-cell>
          <table:table-cell table:formula="of:=([.E109]-[.F109])" office:value-type="float" office:value="0.0120999999999967" calcext:value-type="float">
            <text:p>0.0121</text:p>
          </table:table-cell>
          <table:table-cell table:formula="of:=[.G109]+[.I109]" office:value-type="float" office:value="-0.417900000000003" calcext:value-type="float">
            <text:p>-0.41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.36" calcext:value-type="float">
            <text:p>50.36</text:p>
          </table:table-cell>
          <table:table-cell office:value-type="float" office:value="50.44" calcext:value-type="float">
            <text:p>50.44</text:p>
          </table:table-cell>
          <table:table-cell office:value-type="float" office:value="50.4197" calcext:value-type="float">
            <text:p>50.4197</text:p>
          </table:table-cell>
          <table:table-cell office:value-type="float" office:value="50.7751" calcext:value-type="float">
            <text:p>50.7751</text:p>
          </table:table-cell>
          <table:table-cell office:value-type="float" office:value="50.7408" calcext:value-type="float">
            <text:p>50.7408</text:p>
          </table:table-cell>
          <table:table-cell table:formula="of:=([.D110]-[.E110])" office:value-type="float" office:value="-0.355400000000003" calcext:value-type="float">
            <text:p>-0.3554</text:p>
          </table:table-cell>
          <table:table-cell table:formula="of:=([.D110]-[.F110])" office:value-type="float" office:value="-0.321100000000001" calcext:value-type="float">
            <text:p>-0.3211</text:p>
          </table:table-cell>
          <table:table-cell table:formula="of:=([.E110]-[.F110])" office:value-type="float" office:value="0.0343000000000018" calcext:value-type="float">
            <text:p>0.0343</text:p>
          </table:table-cell>
          <table:table-cell table:formula="of:=[.G110]+[.I110]" office:value-type="float" office:value="-0.321100000000001" calcext:value-type="float">
            <text:p>-0.32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.48" calcext:value-type="float">
            <text:p>50.48</text:p>
          </table:table-cell>
          <table:table-cell office:value-type="float" office:value="50.81" calcext:value-type="float">
            <text:p>50.81</text:p>
          </table:table-cell>
          <table:table-cell office:value-type="float" office:value="50.4412" calcext:value-type="float">
            <text:p>50.4412</text:p>
          </table:table-cell>
          <table:table-cell office:value-type="float" office:value="50.7345" calcext:value-type="float">
            <text:p>50.7345</text:p>
          </table:table-cell>
          <table:table-cell office:value-type="float" office:value="50.6966" calcext:value-type="float">
            <text:p>50.6966</text:p>
          </table:table-cell>
          <table:table-cell table:formula="of:=([.D111]-[.E111])" office:value-type="float" office:value="-0.293299999999995" calcext:value-type="float">
            <text:p>-0.2933</text:p>
          </table:table-cell>
          <table:table-cell table:formula="of:=([.D111]-[.F111])" office:value-type="float" office:value="-0.255399999999995" calcext:value-type="float">
            <text:p>-0.2554</text:p>
          </table:table-cell>
          <table:table-cell table:formula="of:=([.E111]-[.F111])" office:value-type="float" office:value="0.0379000000000005" calcext:value-type="float">
            <text:p>0.0379</text:p>
          </table:table-cell>
          <table:table-cell table:formula="of:=[.G111]+[.I111]" office:value-type="float" office:value="-0.255399999999995" calcext:value-type="float">
            <text:p>-0.25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.87" calcext:value-type="float">
            <text:p>50.87</text:p>
          </table:table-cell>
          <table:table-cell office:value-type="float" office:value="50.84" calcext:value-type="float">
            <text:p>50.84</text:p>
          </table:table-cell>
          <table:table-cell office:value-type="float" office:value="50.4588" calcext:value-type="float">
            <text:p>50.4588</text:p>
          </table:table-cell>
          <table:table-cell office:value-type="float" office:value="50.7152" calcext:value-type="float">
            <text:p>50.7152</text:p>
          </table:table-cell>
          <table:table-cell office:value-type="float" office:value="50.5713" calcext:value-type="float">
            <text:p>50.5713</text:p>
          </table:table-cell>
          <table:table-cell table:formula="of:=([.D112]-[.E112])" office:value-type="float" office:value="-0.256400000000006" calcext:value-type="float">
            <text:p>-0.2564</text:p>
          </table:table-cell>
          <table:table-cell table:formula="of:=([.D112]-[.F112])" office:value-type="float" office:value="-0.112500000000004" calcext:value-type="float">
            <text:p>-0.1125</text:p>
          </table:table-cell>
          <table:table-cell table:formula="of:=([.E112]-[.F112])" office:value-type="float" office:value="0.143900000000002" calcext:value-type="float">
            <text:p>0.1439</text:p>
          </table:table-cell>
          <table:table-cell table:formula="of:=[.G112]+[.I112]" office:value-type="float" office:value="-0.112500000000004" calcext:value-type="float">
            <text:p>-0.1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.77" calcext:value-type="float">
            <text:p>50.77</text:p>
          </table:table-cell>
          <table:table-cell office:value-type="float" office:value="50.95" calcext:value-type="float">
            <text:p>50.95</text:p>
          </table:table-cell>
          <table:table-cell office:value-type="float" office:value="50.4735" calcext:value-type="float">
            <text:p>50.4735</text:p>
          </table:table-cell>
          <table:table-cell office:value-type="float" office:value="50.6908" calcext:value-type="float">
            <text:p>50.6908</text:p>
          </table:table-cell>
          <table:table-cell office:value-type="float" office:value="50.545" calcext:value-type="float">
            <text:p>50.545</text:p>
          </table:table-cell>
          <table:table-cell table:formula="of:=([.D113]-[.E113])" office:value-type="float" office:value="-0.217300000000002" calcext:value-type="float">
            <text:p>-0.2173</text:p>
          </table:table-cell>
          <table:table-cell table:formula="of:=([.D113]-[.F113])" office:value-type="float" office:value="-0.0715000000000003" calcext:value-type="float">
            <text:p>-0.0715</text:p>
          </table:table-cell>
          <table:table-cell table:formula="of:=([.E113]-[.F113])" office:value-type="float" office:value="0.145800000000001" calcext:value-type="float">
            <text:p>0.1458</text:p>
          </table:table-cell>
          <table:table-cell table:formula="of:=[.G113]+[.I113]" office:value-type="float" office:value="-0.0715000000000003" calcext:value-type="float">
            <text:p>-0.07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.75" calcext:value-type="float">
            <text:p>50.75</text:p>
          </table:table-cell>
          <table:table-cell office:value-type="float" office:value="50.86" calcext:value-type="float">
            <text:p>50.86</text:p>
          </table:table-cell>
          <table:table-cell office:value-type="float" office:value="50.4717" calcext:value-type="float">
            <text:p>50.4717</text:p>
          </table:table-cell>
          <table:table-cell office:value-type="float" office:value="50.6132" calcext:value-type="float">
            <text:p>50.6132</text:p>
          </table:table-cell>
          <table:table-cell office:value-type="float" office:value="50.598" calcext:value-type="float">
            <text:p>50.598</text:p>
          </table:table-cell>
          <table:table-cell table:formula="of:=([.D114]-[.E114])" office:value-type="float" office:value="-0.141500000000001" calcext:value-type="float">
            <text:p>-0.1415</text:p>
          </table:table-cell>
          <table:table-cell table:formula="of:=([.D114]-[.F114])" office:value-type="float" office:value="-0.126300000000001" calcext:value-type="float">
            <text:p>-0.1263</text:p>
          </table:table-cell>
          <table:table-cell table:formula="of:=([.E114]-[.F114])" office:value-type="float" office:value="0.0152000000000001" calcext:value-type="float">
            <text:p>0.0152</text:p>
          </table:table-cell>
          <table:table-cell table:formula="of:=[.G114]+[.I114]" office:value-type="float" office:value="-0.126300000000001" calcext:value-type="float">
            <text:p>-0.12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.05" calcext:value-type="float">
            <text:p>51.05</text:p>
          </table:table-cell>
          <table:table-cell office:value-type="float" office:value="51.34" calcext:value-type="float">
            <text:p>51.34</text:p>
          </table:table-cell>
          <table:table-cell office:value-type="float" office:value="50.4801" calcext:value-type="float">
            <text:p>50.4801</text:p>
          </table:table-cell>
          <table:table-cell office:value-type="float" office:value="50.5915" calcext:value-type="float">
            <text:p>50.5915</text:p>
          </table:table-cell>
          <table:table-cell office:value-type="float" office:value="50.6464" calcext:value-type="float">
            <text:p>50.6464</text:p>
          </table:table-cell>
          <table:table-cell table:formula="of:=([.D115]-[.E115])" office:value-type="float" office:value="-0.111400000000003" calcext:value-type="float">
            <text:p>-0.1114</text:p>
          </table:table-cell>
          <table:table-cell table:formula="of:=([.D115]-[.F115])" office:value-type="float" office:value="-0.1663" calcext:value-type="float">
            <text:p>-0.1663</text:p>
          </table:table-cell>
          <table:table-cell table:formula="of:=([.E115]-[.F115])" office:value-type="float" office:value="-0.0548999999999964" calcext:value-type="float">
            <text:p>-0.0549</text:p>
          </table:table-cell>
          <table:table-cell table:formula="of:=[.G115]+[.I115]" office:value-type="float" office:value="-0.1663" calcext:value-type="float">
            <text:p>-0.16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.9" calcext:value-type="float">
            <text:p>51.9</text:p>
          </table:table-cell>
          <table:table-cell office:value-type="float" office:value="51.68" calcext:value-type="float">
            <text:p>51.68</text:p>
          </table:table-cell>
          <table:table-cell office:value-type="float" office:value="50.4831" calcext:value-type="float">
            <text:p>50.4831</text:p>
          </table:table-cell>
          <table:table-cell office:value-type="float" office:value="50.6188" calcext:value-type="float">
            <text:p>50.6188</text:p>
          </table:table-cell>
          <table:table-cell office:value-type="float" office:value="50.7071" calcext:value-type="float">
            <text:p>50.7071</text:p>
          </table:table-cell>
          <table:table-cell table:formula="of:=([.D116]-[.E116])" office:value-type="float" office:value="-0.1357" calcext:value-type="float">
            <text:p>-0.1357</text:p>
          </table:table-cell>
          <table:table-cell table:formula="of:=([.D116]-[.F116])" office:value-type="float" office:value="-0.223999999999997" calcext:value-type="float">
            <text:p>-0.2240</text:p>
          </table:table-cell>
          <table:table-cell table:formula="of:=([.E116]-[.F116])" office:value-type="float" office:value="-0.0882999999999967" calcext:value-type="float">
            <text:p>-0.0883</text:p>
          </table:table-cell>
          <table:table-cell table:formula="of:=[.G116]+[.I116]" office:value-type="float" office:value="-0.223999999999997" calcext:value-type="float">
            <text:p>-0.22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1.59" calcext:value-type="float">
            <text:p>51.59</text:p>
          </table:table-cell>
          <table:table-cell office:value-type="float" office:value="51.74" calcext:value-type="float">
            <text:p>51.74</text:p>
          </table:table-cell>
          <table:table-cell office:value-type="float" office:value="50.4514" calcext:value-type="float">
            <text:p>50.4514</text:p>
          </table:table-cell>
          <table:table-cell office:value-type="float" office:value="50.6465" calcext:value-type="float">
            <text:p>50.6465</text:p>
          </table:table-cell>
          <table:table-cell office:value-type="float" office:value="50.7377" calcext:value-type="float">
            <text:p>50.7377</text:p>
          </table:table-cell>
          <table:table-cell table:formula="of:=([.D117]-[.E117])" office:value-type="float" office:value="-0.195100000000004" calcext:value-type="float">
            <text:p>-0.1951</text:p>
          </table:table-cell>
          <table:table-cell table:formula="of:=([.D117]-[.F117])" office:value-type="float" office:value="-0.286299999999997" calcext:value-type="float">
            <text:p>-0.2863</text:p>
          </table:table-cell>
          <table:table-cell table:formula="of:=([.E117]-[.F117])" office:value-type="float" office:value="-0.0911999999999935" calcext:value-type="float">
            <text:p>-0.0912</text:p>
          </table:table-cell>
          <table:table-cell table:formula="of:=[.G117]+[.I117]" office:value-type="float" office:value="-0.286299999999997" calcext:value-type="float">
            <text:p>-0.28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.38" calcext:value-type="float">
            <text:p>51.38</text:p>
          </table:table-cell>
          <table:table-cell office:value-type="float" office:value="51.64" calcext:value-type="float">
            <text:p>51.64</text:p>
          </table:table-cell>
          <table:table-cell office:value-type="float" office:value="50.4505" calcext:value-type="float">
            <text:p>50.4505</text:p>
          </table:table-cell>
          <table:table-cell office:value-type="float" office:value="50.6844" calcext:value-type="float">
            <text:p>50.6844</text:p>
          </table:table-cell>
          <table:table-cell office:value-type="float" office:value="50.8582" calcext:value-type="float">
            <text:p>50.8582</text:p>
          </table:table-cell>
          <table:table-cell table:formula="of:=([.D118]-[.E118])" office:value-type="float" office:value="-0.233899999999998" calcext:value-type="float">
            <text:p>-0.2339</text:p>
          </table:table-cell>
          <table:table-cell table:formula="of:=([.D118]-[.F118])" office:value-type="float" office:value="-0.407699999999998" calcext:value-type="float">
            <text:p>-0.4077</text:p>
          </table:table-cell>
          <table:table-cell table:formula="of:=([.E118]-[.F118])" office:value-type="float" office:value="-0.1738" calcext:value-type="float">
            <text:p>-0.1738</text:p>
          </table:table-cell>
          <table:table-cell table:formula="of:=[.G118]+[.I118]" office:value-type="float" office:value="-0.407699999999998" calcext:value-type="float">
            <text:p>-0.40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.98" calcext:value-type="float">
            <text:p>51.98</text:p>
          </table:table-cell>
          <table:table-cell office:value-type="float" office:value="52.67" calcext:value-type="float">
            <text:p>52.67</text:p>
          </table:table-cell>
          <table:table-cell office:value-type="float" office:value="50.4781" calcext:value-type="float">
            <text:p>50.4781</text:p>
          </table:table-cell>
          <table:table-cell office:value-type="float" office:value="50.7064" calcext:value-type="float">
            <text:p>50.7064</text:p>
          </table:table-cell>
          <table:table-cell office:value-type="float" office:value="51.0225" calcext:value-type="float">
            <text:p>51.0225</text:p>
          </table:table-cell>
          <table:table-cell table:formula="of:=([.D119]-[.E119])" office:value-type="float" office:value="-0.228300000000004" calcext:value-type="float">
            <text:p>-0.2283</text:p>
          </table:table-cell>
          <table:table-cell table:formula="of:=([.D119]-[.F119])" office:value-type="float" office:value="-0.544400000000003" calcext:value-type="float">
            <text:p>-0.5444</text:p>
          </table:table-cell>
          <table:table-cell table:formula="of:=([.E119]-[.F119])" office:value-type="float" office:value="-0.316099999999999" calcext:value-type="float">
            <text:p>-0.3161</text:p>
          </table:table-cell>
          <table:table-cell table:formula="of:=[.G119]+[.I119]" office:value-type="float" office:value="-0.544400000000003" calcext:value-type="float">
            <text:p>-0.54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.9" calcext:value-type="float">
            <text:p>52.9</text:p>
          </table:table-cell>
          <table:table-cell office:value-type="float" office:value="52.67" calcext:value-type="float">
            <text:p>52.67</text:p>
          </table:table-cell>
          <table:table-cell office:value-type="float" office:value="50.506" calcext:value-type="float">
            <text:p>50.506</text:p>
          </table:table-cell>
          <table:table-cell office:value-type="float" office:value="50.7856" calcext:value-type="float">
            <text:p>50.7856</text:p>
          </table:table-cell>
          <table:table-cell office:value-type="float" office:value="51.166" calcext:value-type="float">
            <text:p>51.166</text:p>
          </table:table-cell>
          <table:table-cell table:formula="of:=([.D120]-[.E120])" office:value-type="float" office:value="-0.279600000000002" calcext:value-type="float">
            <text:p>-0.2796</text:p>
          </table:table-cell>
          <table:table-cell table:formula="of:=([.D120]-[.F120])" office:value-type="float" office:value="-0.659999999999997" calcext:value-type="float">
            <text:p>-0.6600</text:p>
          </table:table-cell>
          <table:table-cell table:formula="of:=([.E120]-[.F120])" office:value-type="float" office:value="-0.380399999999995" calcext:value-type="float">
            <text:p>-0.3804</text:p>
          </table:table-cell>
          <table:table-cell table:formula="of:=[.G120]+[.I120]" office:value-type="float" office:value="-0.659999999999997" calcext:value-type="float">
            <text:p>-0.66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.82" calcext:value-type="float">
            <text:p>52.82</text:p>
          </table:table-cell>
          <table:table-cell office:value-type="float" office:value="52.78" calcext:value-type="float">
            <text:p>52.78</text:p>
          </table:table-cell>
          <table:table-cell office:value-type="float" office:value="50.5401" calcext:value-type="float">
            <text:p>50.5401</text:p>
          </table:table-cell>
          <table:table-cell office:value-type="float" office:value="50.8974" calcext:value-type="float">
            <text:p>50.8974</text:p>
          </table:table-cell>
          <table:table-cell office:value-type="float" office:value="51.2608" calcext:value-type="float">
            <text:p>51.2608</text:p>
          </table:table-cell>
          <table:table-cell table:formula="of:=([.D121]-[.E121])" office:value-type="float" office:value="-0.357299999999995" calcext:value-type="float">
            <text:p>-0.3573</text:p>
          </table:table-cell>
          <table:table-cell table:formula="of:=([.D121]-[.F121])" office:value-type="float" office:value="-0.720700000000001" calcext:value-type="float">
            <text:p>-0.7207</text:p>
          </table:table-cell>
          <table:table-cell table:formula="of:=([.E121]-[.F121])" office:value-type="float" office:value="-0.363400000000006" calcext:value-type="float">
            <text:p>-0.3634</text:p>
          </table:table-cell>
          <table:table-cell table:formula="of:=[.G121]+[.I121]" office:value-type="float" office:value="-0.720700000000001" calcext:value-type="float">
            <text:p>-0.72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53.07" calcext:value-type="float">
            <text:p>53.07</text:p>
          </table:table-cell>
          <table:table-cell office:value-type="float" office:value="50.5647" calcext:value-type="float">
            <text:p>50.5647</text:p>
          </table:table-cell>
          <table:table-cell office:value-type="float" office:value="51.0027" calcext:value-type="float">
            <text:p>51.0027</text:p>
          </table:table-cell>
          <table:table-cell office:value-type="float" office:value="51.5427" calcext:value-type="float">
            <text:p>51.5427</text:p>
          </table:table-cell>
          <table:table-cell table:formula="of:=([.D122]-[.E122])" office:value-type="float" office:value="-0.437999999999995" calcext:value-type="float">
            <text:p>-0.4380</text:p>
          </table:table-cell>
          <table:table-cell table:formula="of:=([.D122]-[.F122])" office:value-type="float" office:value="-0.978000000000002" calcext:value-type="float">
            <text:p>-0.9780</text:p>
          </table:table-cell>
          <table:table-cell table:formula="of:=([.E122]-[.F122])" office:value-type="float" office:value="-0.540000000000006" calcext:value-type="float">
            <text:p>-0.5400</text:p>
          </table:table-cell>
          <table:table-cell table:formula="of:=[.G122]+[.I122]" office:value-type="float" office:value="-0.978000000000002" calcext:value-type="float">
            <text:p>-0.97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.45" calcext:value-type="float">
            <text:p>53.45</text:p>
          </table:table-cell>
          <table:table-cell office:value-type="float" office:value="52.84" calcext:value-type="float">
            <text:p>52.84</text:p>
          </table:table-cell>
          <table:table-cell office:value-type="float" office:value="50.6244" calcext:value-type="float">
            <text:p>50.6244</text:p>
          </table:table-cell>
          <table:table-cell office:value-type="float" office:value="51.0824" calcext:value-type="float">
            <text:p>51.0824</text:p>
          </table:table-cell>
          <table:table-cell office:value-type="float" office:value="51.7681" calcext:value-type="float">
            <text:p>51.7681</text:p>
          </table:table-cell>
          <table:table-cell table:formula="of:=([.D123]-[.E123])" office:value-type="float" office:value="-0.457999999999998" calcext:value-type="float">
            <text:p>-0.4580</text:p>
          </table:table-cell>
          <table:table-cell table:formula="of:=([.D123]-[.F123])" office:value-type="float" office:value="-1.1437" calcext:value-type="float">
            <text:p>-1.1437</text:p>
          </table:table-cell>
          <table:table-cell table:formula="of:=([.E123]-[.F123])" office:value-type="float" office:value="-0.685699999999997" calcext:value-type="float">
            <text:p>-0.6857</text:p>
          </table:table-cell>
          <table:table-cell table:formula="of:=[.G123]+[.I123]" office:value-type="float" office:value="-1.1437" calcext:value-type="float">
            <text:p>-1.14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2" calcext:value-type="float">
            <text:p>52.62</text:p>
          </table:table-cell>
          <table:table-cell office:value-type="float" office:value="50.7056" calcext:value-type="float">
            <text:p>50.7056</text:p>
          </table:table-cell>
          <table:table-cell office:value-type="float" office:value="51.2808" calcext:value-type="float">
            <text:p>51.2808</text:p>
          </table:table-cell>
          <table:table-cell office:value-type="float" office:value="51.9705" calcext:value-type="float">
            <text:p>51.9705</text:p>
          </table:table-cell>
          <table:table-cell table:formula="of:=([.D124]-[.E124])" office:value-type="float" office:value="-0.575200000000002" calcext:value-type="float">
            <text:p>-0.5752</text:p>
          </table:table-cell>
          <table:table-cell table:formula="of:=([.D124]-[.F124])" office:value-type="float" office:value="-1.2649" calcext:value-type="float">
            <text:p>-1.2649</text:p>
          </table:table-cell>
          <table:table-cell table:formula="of:=([.E124]-[.F124])" office:value-type="float" office:value="-0.689700000000002" calcext:value-type="float">
            <text:p>-0.6897</text:p>
          </table:table-cell>
          <table:table-cell table:formula="of:=[.G124]+[.I124]" office:value-type="float" office:value="-1.2649" calcext:value-type="float">
            <text:p>-1.26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2.59" calcext:value-type="float">
            <text:p>52.59</text:p>
          </table:table-cell>
          <table:table-cell office:value-type="float" office:value="52.75" calcext:value-type="float">
            <text:p>52.75</text:p>
          </table:table-cell>
          <table:table-cell office:value-type="float" office:value="50.7851" calcext:value-type="float">
            <text:p>50.7851</text:p>
          </table:table-cell>
          <table:table-cell office:value-type="float" office:value="51.4545" calcext:value-type="float">
            <text:p>51.4545</text:p>
          </table:table-cell>
          <table:table-cell office:value-type="float" office:value="52.1904" calcext:value-type="float">
            <text:p>52.1904</text:p>
          </table:table-cell>
          <table:table-cell table:formula="of:=([.D125]-[.E125])" office:value-type="float" office:value="-0.669400000000003" calcext:value-type="float">
            <text:p>-0.6694</text:p>
          </table:table-cell>
          <table:table-cell table:formula="of:=([.D125]-[.F125])" office:value-type="float" office:value="-1.4053" calcext:value-type="float">
            <text:p>-1.4053</text:p>
          </table:table-cell>
          <table:table-cell table:formula="of:=([.E125]-[.F125])" office:value-type="float" office:value="-0.735899999999994" calcext:value-type="float">
            <text:p>-0.7359</text:p>
          </table:table-cell>
          <table:table-cell table:formula="of:=[.G125]+[.I125]" office:value-type="float" office:value="-1.4053" calcext:value-type="float">
            <text:p>-1.40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2.62" calcext:value-type="float">
            <text:p>52.62</text:p>
          </table:table-cell>
          <table:table-cell office:value-type="float" office:value="52.6" calcext:value-type="float">
            <text:p>52.6</text:p>
          </table:table-cell>
          <table:table-cell office:value-type="float" office:value="50.8509" calcext:value-type="float">
            <text:p>50.8509</text:p>
          </table:table-cell>
          <table:table-cell office:value-type="float" office:value="51.6202" calcext:value-type="float">
            <text:p>51.6202</text:p>
          </table:table-cell>
          <table:table-cell office:value-type="float" office:value="52.3203" calcext:value-type="float">
            <text:p>52.3203</text:p>
          </table:table-cell>
          <table:table-cell table:formula="of:=([.D126]-[.E126])" office:value-type="float" office:value="-0.769299999999994" calcext:value-type="float">
            <text:p>-0.7693</text:p>
          </table:table-cell>
          <table:table-cell table:formula="of:=([.D126]-[.F126])" office:value-type="float" office:value="-1.4694" calcext:value-type="float">
            <text:p>-1.4694</text:p>
          </table:table-cell>
          <table:table-cell table:formula="of:=([.E126]-[.F126])" office:value-type="float" office:value="-0.700100000000006" calcext:value-type="float">
            <text:p>-0.7001</text:p>
          </table:table-cell>
          <table:table-cell table:formula="of:=[.G126]+[.I126]" office:value-type="float" office:value="-1.4694" calcext:value-type="float">
            <text:p>-1.46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.58" calcext:value-type="float">
            <text:p>52.58</text:p>
          </table:table-cell>
          <table:table-cell office:value-type="float" office:value="52.75" calcext:value-type="float">
            <text:p>52.75</text:p>
          </table:table-cell>
          <table:table-cell office:value-type="float" office:value="50.9908" calcext:value-type="float">
            <text:p>50.9908</text:p>
          </table:table-cell>
          <table:table-cell office:value-type="float" office:value="51.8014" calcext:value-type="float">
            <text:p>51.8014</text:p>
          </table:table-cell>
          <table:table-cell office:value-type="float" office:value="52.3803" calcext:value-type="float">
            <text:p>52.3803</text:p>
          </table:table-cell>
          <table:table-cell table:formula="of:=([.D127]-[.E127])" office:value-type="float" office:value="-0.810600000000001" calcext:value-type="float">
            <text:p>-0.8106</text:p>
          </table:table-cell>
          <table:table-cell table:formula="of:=([.D127]-[.F127])" office:value-type="float" office:value="-1.3895" calcext:value-type="float">
            <text:p>-1.3895</text:p>
          </table:table-cell>
          <table:table-cell table:formula="of:=([.E127]-[.F127])" office:value-type="float" office:value="-0.578899999999997" calcext:value-type="float">
            <text:p>-0.5789</text:p>
          </table:table-cell>
          <table:table-cell table:formula="of:=[.G127]+[.I127]" office:value-type="float" office:value="-1.3895" calcext:value-type="float">
            <text:p>-1.3895</text:p>
          </table:table-cell>
        </table:table-row>
      </table:table>
      <table:table table:name="Foglio2" table:style-name="ta1">
        <table:shapes>
          <draw:frame draw:z-index="0" draw:style-name="gr1" draw:text-style-name="P1" svg:width="11.6094in" svg:height="3.7543in" svg:x="1.6154in" svg:y="21.8661in">
            <draw:object draw:notify-on-update-of-ranges="Foglio2.A1:Foglio2.A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]*-1)/[$Foglio1.C4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2]*-1)/[$Foglio1.C5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3]*-1)/[$Foglio1.C6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4]*-1)/[$Foglio1.C7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5]*-1)/[$Foglio1.C8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6]*-1)/[$Foglio1.C9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7]*-1)/[$Foglio1.C10]" office:value-type="percentage" office:value="-0" calcext:value-type="percentage">
            <text:p>0.00%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8]*-1)/[$Foglio1.C11]" office:value-type="percentage" office:value="-0" calcext:value-type="percentage">
            <text:p>0.00%</text:p>
          </table:table-cell>
          <table:table-cell/>
          <table:table-cell office:value-type="float" office:value="10.0158" calcext:value-type="float">
            <text:p>10.0158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9]*-1)/[$Foglio1.C12]" office:value-type="percentage" office:value="-0" calcext:value-type="percentage">
            <text:p>0.00%</text:p>
          </table:table-cell>
          <table:table-cell/>
          <table:table-cell office:value-type="float" office:value="10.0022" calcext:value-type="float">
            <text:p>10.0022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0]*-1)/[$Foglio1.C13]" office:value-type="percentage" office:value="-0" calcext:value-type="percentage">
            <text:p>0.00%</text:p>
          </table:table-cell>
          <table:table-cell/>
          <table:table-cell office:value-type="float" office:value="10.0875" calcext:value-type="float">
            <text:p>10.0875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1]*-1)/[$Foglio1.C14]" office:value-type="percentage" office:value="-0" calcext:value-type="percentage">
            <text:p>0.00%</text:p>
          </table:table-cell>
          <table:table-cell/>
          <table:table-cell office:value-type="float" office:value="10.112" calcext:value-type="float">
            <text:p>10.112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2]*-1)/[$Foglio1.C15]" office:value-type="percentage" office:value="-0" calcext:value-type="percentage">
            <text:p>0.00%</text:p>
          </table:table-cell>
          <table:table-cell/>
          <table:table-cell office:value-type="float" office:value="10.0467" calcext:value-type="float">
            <text:p>10.0467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3]*-1)/[$Foglio1.C16]" office:value-type="percentage" office:value="-0" calcext:value-type="percentage">
            <text:p>0.00%</text:p>
          </table:table-cell>
          <table:table-cell/>
          <table:table-cell office:value-type="float" office:value="9.965" calcext:value-type="float">
            <text:p>9.965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4]*-1)/[$Foglio1.C17]" office:value-type="percentage" office:value="-0" calcext:value-type="percentage">
            <text:p>0.00%</text:p>
          </table:table-cell>
          <table:table-cell/>
          <table:table-cell office:value-type="float" office:value="9.843" calcext:value-type="float">
            <text:p>9.843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5]*-1)/[$Foglio1.C18]" office:value-type="percentage" office:value="-0" calcext:value-type="percentage">
            <text:p>0.00%</text:p>
          </table:table-cell>
          <table:table-cell/>
          <table:table-cell office:value-type="float" office:value="9.9231" calcext:value-type="float">
            <text:p>9.9231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6]*-1)/[$Foglio1.C19]" office:value-type="percentage" office:value="-0" calcext:value-type="percentage">
            <text:p>0.00%</text:p>
          </table:table-cell>
          <table:table-cell/>
          <table:table-cell office:value-type="float" office:value="10.1175" calcext:value-type="float">
            <text:p>10.1175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7]*-1)/[$Foglio1.C20]" office:value-type="percentage" office:value="-0" calcext:value-type="percentage">
            <text:p>0.00%</text:p>
          </table:table-cell>
          <table:table-cell/>
          <table:table-cell office:value-type="float" office:value="10.2554" calcext:value-type="float">
            <text:p>10.2554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8]*-1)/[$Foglio1.C21]" office:value-type="percentage" office:value="-0" calcext:value-type="percentage">
            <text:p>0.00%</text:p>
          </table:table-cell>
          <table:table-cell/>
          <table:table-cell office:value-type="float" office:value="10.213" calcext:value-type="float">
            <text:p>10.213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19]*-1)/[$Foglio1.C22]" office:value-type="percentage" office:value="-0" calcext:value-type="percentage">
            <text:p>0.00%</text:p>
          </table:table-cell>
          <table:table-cell/>
          <table:table-cell office:value-type="float" office:value="10.227" calcext:value-type="float">
            <text:p>10.227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" calcext:value-type="float">
            <text:p>0.0000</text:p>
          </table:table-cell>
          <table:table-cell table:style-name="ce3" table:formula="of:=10*([.A20]*-1)/[$Foglio1.C23]" office:value-type="percentage" office:value="-0" calcext:value-type="percentage">
            <text:p>0.00%</text:p>
          </table:table-cell>
          <table:table-cell/>
          <table:table-cell office:value-type="float" office:value="10.1507" calcext:value-type="float">
            <text:p>10.1507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.343599999999995" calcext:value-type="float">
            <text:p>0.3436</text:p>
          </table:table-cell>
          <table:table-cell table:style-name="ce3" table:formula="of:=10*([.A21]*-1)/[$Foglio1.C24]" office:value-type="percentage" office:value="-0.073277884410321" calcext:value-type="percentage">
            <text:p>-7.33%</text:p>
          </table:table-cell>
          <table:table-cell/>
          <table:table-cell office:value-type="float" office:value="0.0733" calcext:value-type="float">
            <text:p>0.0733</text:p>
          </table:table-cell>
          <table:table-cell office:value-type="string" calcext:value-type="string">
            <text:p><text:s/>BUY</text:p>
          </table:table-cell>
          <table:table-cell/>
        </table:table-row>
        <table:table-row table:style-name="ro1">
          <table:table-cell office:value-type="float" office:value="0.5426" calcext:value-type="float">
            <text:p>0.5426</text:p>
          </table:table-cell>
          <table:table-cell table:style-name="ce3" table:formula="of:=10*([.A22]*-1)/[$Foglio1.C25]" office:value-type="percentage" office:value="-0.1176751247018" calcext:value-type="percentage">
            <text:p>-11.77%</text:p>
          </table:table-cell>
          <table:table-cell/>
          <table:table-cell office:value-type="float" office:value="0.1177" calcext:value-type="float">
            <text:p>0.117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649000000000001" calcext:value-type="float">
            <text:p>0.6490</text:p>
          </table:table-cell>
          <table:table-cell table:style-name="ce3" table:formula="of:=10*([.A23]*-1)/[$Foglio1.C26]" office:value-type="percentage" office:value="-0.140263669764426" calcext:value-type="percentage">
            <text:p>-14.03%</text:p>
          </table:table-cell>
          <table:table-cell/>
          <table:table-cell office:value-type="float" office:value="0.1403" calcext:value-type="float">
            <text:p>0.1403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772600000000004" calcext:value-type="float">
            <text:p>0.7726</text:p>
          </table:table-cell>
          <table:table-cell table:style-name="ce3" table:formula="of:=10*([.A24]*-1)/[$Foglio1.C27]" office:value-type="percentage" office:value="-0.167810599478715" calcext:value-type="percentage">
            <text:p>-16.78%</text:p>
          </table:table-cell>
          <table:table-cell/>
          <table:table-cell office:value-type="float" office:value="0.1678" calcext:value-type="float">
            <text:p>0.167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982800000000005" calcext:value-type="float">
            <text:p>0.9828</text:p>
          </table:table-cell>
          <table:table-cell table:style-name="ce3" table:formula="of:=10*([.A25]*-1)/[$Foglio1.C28]" office:value-type="percentage" office:value="-0.207692307692309" calcext:value-type="percentage">
            <text:p>-20.77%</text:p>
          </table:table-cell>
          <table:table-cell/>
          <table:table-cell office:value-type="float" office:value="0.2077" calcext:value-type="float">
            <text:p>0.207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126" calcext:value-type="float">
            <text:p>1.1260</text:p>
          </table:table-cell>
          <table:table-cell table:style-name="ce3" table:formula="of:=10*([.A26]*-1)/[$Foglio1.C29]" office:value-type="percentage" office:value="-0.236504935937829" calcext:value-type="percentage">
            <text:p>-23.65%</text:p>
          </table:table-cell>
          <table:table-cell/>
          <table:table-cell office:value-type="float" office:value="0.2365" calcext:value-type="float">
            <text:p>0.236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263" calcext:value-type="float">
            <text:p>1.2630</text:p>
          </table:table-cell>
          <table:table-cell table:style-name="ce3" table:formula="of:=10*([.A27]*-1)/[$Foglio1.C30]" office:value-type="percentage" office:value="-0.265894736842105" calcext:value-type="percentage">
            <text:p>-26.59%</text:p>
          </table:table-cell>
          <table:table-cell/>
          <table:table-cell office:value-type="float" office:value="0.2659" calcext:value-type="float">
            <text:p>0.2659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1184" calcext:value-type="float">
            <text:p>1.1184</text:p>
          </table:table-cell>
          <table:table-cell table:style-name="ce3" table:formula="of:=10*([.A28]*-1)/[$Foglio1.C31]" office:value-type="percentage" office:value="-0.230076116025509" calcext:value-type="percentage">
            <text:p>-23.01%</text:p>
          </table:table-cell>
          <table:table-cell/>
          <table:table-cell office:value-type="float" office:value="0.2301" calcext:value-type="float">
            <text:p>0.2301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897799999999997" calcext:value-type="float">
            <text:p>0.8978</text:p>
          </table:table-cell>
          <table:table-cell table:style-name="ce3" table:formula="of:=10*([.A29]*-1)/[$Foglio1.C32]" office:value-type="percentage" office:value="-0.18557255064076" calcext:value-type="percentage">
            <text:p>-18.56%</text:p>
          </table:table-cell>
          <table:table-cell/>
          <table:table-cell office:value-type="float" office:value="0.1856" calcext:value-type="float">
            <text:p>0.1856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6721" calcext:value-type="float">
            <text:p>0.6721</text:p>
          </table:table-cell>
          <table:table-cell table:style-name="ce3" table:formula="of:=10*([.A30]*-1)/[$Foglio1.C33]" office:value-type="percentage" office:value="-0.138720330237358" calcext:value-type="percentage">
            <text:p>-13.87%</text:p>
          </table:table-cell>
          <table:table-cell/>
          <table:table-cell office:value-type="float" office:value="0.1387" calcext:value-type="float">
            <text:p>0.138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2639" calcext:value-type="float">
            <text:p>0.2639</text:p>
          </table:table-cell>
          <table:table-cell table:style-name="ce3" table:formula="of:=10*([.A31]*-1)/[$Foglio1.C34]" office:value-type="percentage" office:value="-0.0540667895922966" calcext:value-type="percentage">
            <text:p>-5.41%</text:p>
          </table:table-cell>
          <table:table-cell/>
          <table:table-cell office:value-type="float" office:value="0.0541" calcext:value-type="float">
            <text:p>0.0541</text:p>
          </table:table-cell>
          <table:table-cell office:value-type="string" calcext:value-type="string">
            <text:p><text:s/>CLOSE_POSITION</text:p>
          </table:table-cell>
          <table:table-cell/>
        </table:table-row>
        <table:table-row table:style-name="ro1">
          <table:table-cell office:value-type="float" office:value="-0.0493000000000023" calcext:value-type="float">
            <text:p>-0.0493</text:p>
          </table:table-cell>
          <table:table-cell table:style-name="ce3" table:formula="of:=10*([.A32]*-1)/[$Foglio1.C35]" office:value-type="percentage" office:value="0.00997773730014215" calcext:value-type="percentage">
            <text:p>1.00%</text:p>
          </table:table-cell>
          <table:table-cell/>
          <table:table-cell office:value-type="float" office:value="0.01" calcext:value-type="float">
            <text:p>0.01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231299999999997" calcext:value-type="float">
            <text:p>-0.2313</text:p>
          </table:table-cell>
          <table:table-cell table:style-name="ce3" table:formula="of:=10*([.A33]*-1)/[$Foglio1.C36]" office:value-type="percentage" office:value="0.0468883032637335" calcext:value-type="percentage">
            <text:p>4.69%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429299999999998" calcext:value-type="float">
            <text:p>-0.4293</text:p>
          </table:table-cell>
          <table:table-cell table:style-name="ce3" table:formula="of:=10*([.A34]*-1)/[$Foglio1.C37]" office:value-type="percentage" office:value="0.0861010830324905" calcext:value-type="percentage">
            <text:p>8.61%</text:p>
          </table:table-cell>
          <table:table-cell/>
          <table:table-cell office:value-type="float" office:value="0.0861" calcext:value-type="float">
            <text:p>0.0861</text:p>
          </table:table-cell>
          <table:table-cell office:value-type="string" calcext:value-type="string">
            <text:p><text:s/>SELL</text:p>
          </table:table-cell>
          <table:table-cell/>
        </table:table-row>
        <table:table-row table:style-name="ro1">
          <table:table-cell office:value-type="float" office:value="-0.715800000000002" calcext:value-type="float">
            <text:p>-0.7158</text:p>
          </table:table-cell>
          <table:table-cell table:style-name="ce3" table:formula="of:=10*([.A35]*-1)/[$Foglio1.C38]" office:value-type="percentage" office:value="0.14370608311584" calcext:value-type="percentage">
            <text:p>14.37%</text:p>
          </table:table-cell>
          <table:table-cell/>
          <table:table-cell office:value-type="float" office:value="0.1437" calcext:value-type="float">
            <text:p>0.143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844299999999997" calcext:value-type="float">
            <text:p>-0.8443</text:p>
          </table:table-cell>
          <table:table-cell table:style-name="ce3" table:formula="of:=10*([.A36]*-1)/[$Foglio1.C39]" office:value-type="percentage" office:value="0.16795305351104" calcext:value-type="percentage">
            <text:p>16.80%</text:p>
          </table:table-cell>
          <table:table-cell/>
          <table:table-cell office:value-type="float" office:value="0.168" calcext:value-type="float">
            <text:p>0.1680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61" calcext:value-type="float">
            <text:p>-1.0610</text:p>
          </table:table-cell>
          <table:table-cell table:style-name="ce3" table:formula="of:=10*([.A37]*-1)/[$Foglio1.C40]" office:value-type="percentage" office:value="0.209394118807973" calcext:value-type="percentage">
            <text:p>20.94%</text:p>
          </table:table-cell>
          <table:table-cell/>
          <table:table-cell office:value-type="float" office:value="0.2094" calcext:value-type="float">
            <text:p>0.209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2122" calcext:value-type="float">
            <text:p>-1.2122</text:p>
          </table:table-cell>
          <table:table-cell table:style-name="ce3" table:formula="of:=10*([.A38]*-1)/[$Foglio1.C41]" office:value-type="percentage" office:value="0.240420468068227" calcext:value-type="percentage">
            <text:p>24.04%</text:p>
          </table:table-cell>
          <table:table-cell/>
          <table:table-cell office:value-type="float" office:value="0.2404" calcext:value-type="float">
            <text:p>0.240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3903" calcext:value-type="float">
            <text:p>-1.3903</text:p>
          </table:table-cell>
          <table:table-cell table:style-name="ce3" table:formula="of:=10*([.A39]*-1)/[$Foglio1.C42]" office:value-type="percentage" office:value="0.275798452687959" calcext:value-type="percentage">
            <text:p>27.58%</text:p>
          </table:table-cell>
          <table:table-cell/>
          <table:table-cell office:value-type="float" office:value="0.2758" calcext:value-type="float">
            <text:p>0.275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5568" calcext:value-type="float">
            <text:p>-1.5568</text:p>
          </table:table-cell>
          <table:table-cell table:style-name="ce3" table:formula="of:=10*([.A40]*-1)/[$Foglio1.C43]" office:value-type="percentage" office:value="0.307607192254496" calcext:value-type="percentage">
            <text:p>30.76%</text:p>
          </table:table-cell>
          <table:table-cell/>
          <table:table-cell office:value-type="float" office:value="0.3076" calcext:value-type="float">
            <text:p>0.3076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6313" calcext:value-type="float">
            <text:p>-1.6313</text:p>
          </table:table-cell>
          <table:table-cell table:style-name="ce3" table:formula="of:=10*([.A41]*-1)/[$Foglio1.C44]" office:value-type="percentage" office:value="0.332918367346938" calcext:value-type="percentage">
            <text:p>33.29%</text:p>
          </table:table-cell>
          <table:table-cell/>
          <table:table-cell office:value-type="float" office:value="0.3329" calcext:value-type="float">
            <text:p>0.3329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6352" calcext:value-type="float">
            <text:p>-1.6352</text:p>
          </table:table-cell>
          <table:table-cell table:style-name="ce3" table:formula="of:=10*([.A42]*-1)/[$Foglio1.C45]" office:value-type="percentage" office:value="0.331414673692744" calcext:value-type="percentage">
            <text:p>33.14%</text:p>
          </table:table-cell>
          <table:table-cell/>
          <table:table-cell office:value-type="float" office:value="0.3314" calcext:value-type="float">
            <text:p>0.331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6653" calcext:value-type="float">
            <text:p>-1.6653</text:p>
          </table:table-cell>
          <table:table-cell table:style-name="ce3" table:formula="of:=10*([.A43]*-1)/[$Foglio1.C46]" office:value-type="percentage" office:value="0.341110200737403" calcext:value-type="percentage">
            <text:p>34.11%</text:p>
          </table:table-cell>
          <table:table-cell/>
          <table:table-cell office:value-type="float" office:value="0.3411" calcext:value-type="float">
            <text:p>0.3411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3168" calcext:value-type="float">
            <text:p>-1.3168</text:p>
          </table:table-cell>
          <table:table-cell table:style-name="ce3" table:formula="of:=10*([.A44]*-1)/[$Foglio1.C47]" office:value-type="percentage" office:value="0.269891371182619" calcext:value-type="percentage">
            <text:p>26.99%</text:p>
          </table:table-cell>
          <table:table-cell/>
          <table:table-cell office:value-type="float" office:value="0.2699" calcext:value-type="float">
            <text:p>0.2699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569" calcext:value-type="float">
            <text:p>-1.0569</text:p>
          </table:table-cell>
          <table:table-cell table:style-name="ce3" table:formula="of:=10*([.A45]*-1)/[$Foglio1.C48]" office:value-type="percentage" office:value="0.218232500516209" calcext:value-type="percentage">
            <text:p>21.82%</text:p>
          </table:table-cell>
          <table:table-cell/>
          <table:table-cell office:value-type="float" office:value="0.2182" calcext:value-type="float">
            <text:p>0.2182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743499999999997" calcext:value-type="float">
            <text:p>-0.7435</text:p>
          </table:table-cell>
          <table:table-cell table:style-name="ce3" table:formula="of:=10*([.A46]*-1)/[$Foglio1.C49]" office:value-type="percentage" office:value="0.153488852188274" calcext:value-type="percentage">
            <text:p>15.35%</text:p>
          </table:table-cell>
          <table:table-cell/>
          <table:table-cell office:value-type="float" office:value="0.1535" calcext:value-type="float">
            <text:p>0.153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470700000000001" calcext:value-type="float">
            <text:p>-0.4707</text:p>
          </table:table-cell>
          <table:table-cell table:style-name="ce3" table:formula="of:=10*([.A47]*-1)/[$Foglio1.C50]" office:value-type="percentage" office:value="0.0976150974699297" calcext:value-type="percentage">
            <text:p>9.76%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149799999999999" calcext:value-type="float">
            <text:p>-0.1498</text:p>
          </table:table-cell>
          <table:table-cell table:style-name="ce3" table:formula="of:=10*([.A48]*-1)/[$Foglio1.C51]" office:value-type="percentage" office:value="0.0310723916199957" calcext:value-type="percentage">
            <text:p>3.11%</text:p>
          </table:table-cell>
          <table:table-cell/>
          <table:table-cell office:value-type="float" office:value="0.0311" calcext:value-type="float">
            <text:p>0.0311</text:p>
          </table:table-cell>
          <table:table-cell office:value-type="string" calcext:value-type="string">
            <text:p><text:s/>CLOSE_POSITION</text:p>
          </table:table-cell>
          <table:table-cell/>
        </table:table-row>
        <table:table-row table:style-name="ro1">
          <table:table-cell office:value-type="float" office:value="-0.00270000000000437" calcext:value-type="float">
            <text:p>-0.0027</text:p>
          </table:table-cell>
          <table:table-cell table:style-name="ce3" table:formula="of:=10*([.A49]*-1)/[$Foglio1.C52]" office:value-type="percentage" office:value="0.000567346081110394" calcext:value-type="percentage">
            <text:p>0.06%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.184599999999996" calcext:value-type="float">
            <text:p>0.1846</text:p>
          </table:table-cell>
          <table:table-cell table:style-name="ce3" table:formula="of:=10*([.A50]*-1)/[$Foglio1.C53]" office:value-type="percentage" office:value="-0.0387083245963506" calcext:value-type="percentage">
            <text:p>-3.87%</text:p>
          </table:table-cell>
          <table:table-cell/>
          <table:table-cell office:value-type="float" office:value="0.0387" calcext:value-type="float">
            <text:p>0.0387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.299399999999999" calcext:value-type="float">
            <text:p>0.2994</text:p>
          </table:table-cell>
          <table:table-cell table:style-name="ce3" table:formula="of:=10*([.A51]*-1)/[$Foglio1.C54]" office:value-type="percentage" office:value="-0.0628199748216531" calcext:value-type="percentage">
            <text:p>-6.28%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string" calcext:value-type="string">
            <text:p><text:s/>BUY</text:p>
          </table:table-cell>
          <table:table-cell/>
        </table:table-row>
        <table:table-row table:style-name="ro1">
          <table:table-cell office:value-type="float" office:value="0.510600000000004" calcext:value-type="float">
            <text:p>0.5106</text:p>
          </table:table-cell>
          <table:table-cell table:style-name="ce3" table:formula="of:=10*([.A52]*-1)/[$Foglio1.C55]" office:value-type="percentage" office:value="-0.107359125315392" calcext:value-type="percentage">
            <text:p>-10.74%</text:p>
          </table:table-cell>
          <table:table-cell/>
          <table:table-cell office:value-type="float" office:value="0.1074" calcext:value-type="float">
            <text:p>0.107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6295" calcext:value-type="float">
            <text:p>0.6295</text:p>
          </table:table-cell>
          <table:table-cell table:style-name="ce3" table:formula="of:=10*([.A53]*-1)/[$Foglio1.C56]" office:value-type="percentage" office:value="-0.133030431107354" calcext:value-type="percentage">
            <text:p>-13.30%</text:p>
          </table:table-cell>
          <table:table-cell/>
          <table:table-cell office:value-type="float" office:value="0.133" calcext:value-type="float">
            <text:p>0.1330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725699999999996" calcext:value-type="float">
            <text:p>0.7257</text:p>
          </table:table-cell>
          <table:table-cell table:style-name="ce3" table:formula="of:=10*([.A54]*-1)/[$Foglio1.C57]" office:value-type="percentage" office:value="-0.155997420464316" calcext:value-type="percentage">
            <text:p>-15.60%</text:p>
          </table:table-cell>
          <table:table-cell/>
          <table:table-cell office:value-type="float" office:value="0.156" calcext:value-type="float">
            <text:p>0.1560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800700000000006" calcext:value-type="float">
            <text:p>0.8007</text:p>
          </table:table-cell>
          <table:table-cell table:style-name="ce3" table:formula="of:=10*([.A55]*-1)/[$Foglio1.C58]" office:value-type="percentage" office:value="-0.172156525478393" calcext:value-type="percentage">
            <text:p>-17.22%</text:p>
          </table:table-cell>
          <table:table-cell/>
          <table:table-cell office:value-type="float" office:value="0.1722" calcext:value-type="float">
            <text:p>0.1722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901200000000003" calcext:value-type="float">
            <text:p>0.9012</text:p>
          </table:table-cell>
          <table:table-cell table:style-name="ce3" table:formula="of:=10*([.A56]*-1)/[$Foglio1.C59]" office:value-type="percentage" office:value="-0.192976445396146" calcext:value-type="percentage">
            <text:p>-19.30%</text:p>
          </table:table-cell>
          <table:table-cell/>
          <table:table-cell office:value-type="float" office:value="0.193" calcext:value-type="float">
            <text:p>0.1930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0876" calcext:value-type="float">
            <text:p>1.0876</text:p>
          </table:table-cell>
          <table:table-cell table:style-name="ce3" table:formula="of:=10*([.A57]*-1)/[$Foglio1.C60]" office:value-type="percentage" office:value="-0.231355030844502" calcext:value-type="percentage">
            <text:p>-23.14%</text:p>
          </table:table-cell>
          <table:table-cell/>
          <table:table-cell office:value-type="float" office:value="0.2313" calcext:value-type="float">
            <text:p>0.2313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2345" calcext:value-type="float">
            <text:p>1.2345</text:p>
          </table:table-cell>
          <table:table-cell table:style-name="ce3" table:formula="of:=10*([.A58]*-1)/[$Foglio1.C61]" office:value-type="percentage" office:value="-0.262827336597828" calcext:value-type="percentage">
            <text:p>-26.28%</text:p>
          </table:table-cell>
          <table:table-cell/>
          <table:table-cell office:value-type="float" office:value="0.2628" calcext:value-type="float">
            <text:p>0.262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302" calcext:value-type="float">
            <text:p>1.3020</text:p>
          </table:table-cell>
          <table:table-cell table:style-name="ce3" table:formula="of:=10*([.A59]*-1)/[$Foglio1.C62]" office:value-type="percentage" office:value="-0.273701912970359" calcext:value-type="percentage">
            <text:p>-27.37%</text:p>
          </table:table-cell>
          <table:table-cell/>
          <table:table-cell office:value-type="float" office:value="0.2737" calcext:value-type="float">
            <text:p>0.273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2767" calcext:value-type="float">
            <text:p>1.2767</text:p>
          </table:table-cell>
          <table:table-cell table:style-name="ce3" table:formula="of:=10*([.A60]*-1)/[$Foglio1.C63]" office:value-type="percentage" office:value="-0.26394459375646" calcext:value-type="percentage">
            <text:p>-26.39%</text:p>
          </table:table-cell>
          <table:table-cell/>
          <table:table-cell office:value-type="float" office:value="0.264" calcext:value-type="float">
            <text:p>0.2640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2365" calcext:value-type="float">
            <text:p>1.2365</text:p>
          </table:table-cell>
          <table:table-cell table:style-name="ce3" table:formula="of:=10*([.A61]*-1)/[$Foglio1.C64]" office:value-type="percentage" office:value="-0.257068607068607" calcext:value-type="percentage">
            <text:p>-25.71%</text:p>
          </table:table-cell>
          <table:table-cell/>
          <table:table-cell office:value-type="float" office:value="0.2571" calcext:value-type="float">
            <text:p>0.2571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1.0117" calcext:value-type="float">
            <text:p>1.0117</text:p>
          </table:table-cell>
          <table:table-cell table:style-name="ce3" table:formula="of:=10*([.A62]*-1)/[$Foglio1.C65]" office:value-type="percentage" office:value="-0.208856317093311" calcext:value-type="percentage">
            <text:p>-20.89%</text:p>
          </table:table-cell>
          <table:table-cell/>
          <table:table-cell office:value-type="float" office:value="0.2088" calcext:value-type="float">
            <text:p>0.208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653100000000002" calcext:value-type="float">
            <text:p>0.6531</text:p>
          </table:table-cell>
          <table:table-cell table:style-name="ce3" table:formula="of:=10*([.A63]*-1)/[$Foglio1.C66]" office:value-type="percentage" office:value="-0.134826589595376" calcext:value-type="percentage">
            <text:p>-13.48%</text:p>
          </table:table-cell>
          <table:table-cell/>
          <table:table-cell office:value-type="float" office:value="0.1348" calcext:value-type="float">
            <text:p>0.134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0.418199999999999" calcext:value-type="float">
            <text:p>0.4182</text:p>
          </table:table-cell>
          <table:table-cell table:style-name="ce3" table:formula="of:=10*([.A64]*-1)/[$Foglio1.C67]" office:value-type="percentage" office:value="-0.0865480132450329" calcext:value-type="percentage">
            <text:p>-8.65%</text:p>
          </table:table-cell>
          <table:table-cell/>
          <table:table-cell office:value-type="float" office:value="0.0866" calcext:value-type="float">
            <text:p>0.0866</text:p>
          </table:table-cell>
          <table:table-cell office:value-type="string" calcext:value-type="string">
            <text:p><text:s/>CLOSE_POSITION</text:p>
          </table:table-cell>
          <table:table-cell/>
        </table:table-row>
        <table:table-row table:style-name="ro1">
          <table:table-cell office:value-type="float" office:value="0.172800000000002" calcext:value-type="float">
            <text:p>0.1728</text:p>
          </table:table-cell>
          <table:table-cell table:style-name="ce3" table:formula="of:=10*([.A65]*-1)/[$Foglio1.C68]" office:value-type="percentage" office:value="-0.0356656346749231" calcext:value-type="percentage">
            <text:p>-3.57%</text:p>
          </table:table-cell>
          <table:table-cell/>
          <table:table-cell office:value-type="float" office:value="0.0357" calcext:value-type="float">
            <text:p>0.0357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0363000000000042" calcext:value-type="float">
            <text:p>-0.0363</text:p>
          </table:table-cell>
          <table:table-cell table:style-name="ce3" table:formula="of:=10*([.A66]*-1)/[$Foglio1.C69]" office:value-type="percentage" office:value="0.00754520889628024" calcext:value-type="percentage">
            <text:p>0.75%</text:p>
          </table:table-cell>
          <table:table-cell/>
          <table:table-cell office:value-type="float" office:value="0.0076" calcext:value-type="float">
            <text:p>0.0076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142599999999995" calcext:value-type="float">
            <text:p>-0.1426</text:p>
          </table:table-cell>
          <table:table-cell table:style-name="ce3" table:formula="of:=10*([.A67]*-1)/[$Foglio1.C70]" office:value-type="percentage" office:value="0.0297331109257703" calcext:value-type="percentage">
            <text:p>2.97%</text:p>
          </table:table-cell>
          <table:table-cell/>
          <table:table-cell office:value-type="float" office:value="0.0297" calcext:value-type="float">
            <text:p>0.0297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194900000000004" calcext:value-type="float">
            <text:p>-0.1949</text:p>
          </table:table-cell>
          <table:table-cell table:style-name="ce3" table:formula="of:=10*([.A68]*-1)/[$Foglio1.C71]" office:value-type="percentage" office:value="0.0399548995489963" calcext:value-type="percentage">
            <text:p>4.00%</text:p>
          </table:table-cell>
          <table:table-cell/>
          <table:table-cell office:value-type="float" office:value="0.04" calcext:value-type="float">
            <text:p>0.040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1845" calcext:value-type="float">
            <text:p>-0.1845</text:p>
          </table:table-cell>
          <table:table-cell table:style-name="ce3" table:formula="of:=10*([.A69]*-1)/[$Foglio1.C72]" office:value-type="percentage" office:value="0.0382145816072908" calcext:value-type="percentage">
            <text:p>3.82%</text:p>
          </table:table-cell>
          <table:table-cell/>
          <table:table-cell office:value-type="float" office:value="0.0382" calcext:value-type="float">
            <text:p>0.0382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118000000000002" calcext:value-type="float">
            <text:p>-0.1180</text:p>
          </table:table-cell>
          <table:table-cell table:style-name="ce3" table:formula="of:=10*([.A70]*-1)/[$Foglio1.C73]" office:value-type="percentage" office:value="0.0248682824025294" calcext:value-type="percentage">
            <text:p>2.49%</text:p>
          </table:table-cell>
          <table:table-cell/>
          <table:table-cell office:value-type="float" office:value="0.0249" calcext:value-type="float">
            <text:p>0.0249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223700000000001" calcext:value-type="float">
            <text:p>-0.2237</text:p>
          </table:table-cell>
          <table:table-cell table:style-name="ce3" table:formula="of:=10*([.A71]*-1)/[$Foglio1.C74]" office:value-type="percentage" office:value="0.0470551114850654" calcext:value-type="percentage">
            <text:p>4.71%</text:p>
          </table:table-cell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212699999999998" calcext:value-type="float">
            <text:p>-0.2127</text:p>
          </table:table-cell>
          <table:table-cell table:style-name="ce3" table:formula="of:=10*([.A72]*-1)/[$Foglio1.C75]" office:value-type="percentage" office:value="0.0445258530458443" calcext:value-type="percentage">
            <text:p>4.45%</text:p>
          </table:table-cell>
          <table:table-cell/>
          <table:table-cell office:value-type="float" office:value="0.0445" calcext:value-type="float">
            <text:p>0.0445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024799999999999" calcext:value-type="float">
            <text:p>-0.0248</text:p>
          </table:table-cell>
          <table:table-cell table:style-name="ce3" table:formula="of:=10*([.A73]*-1)/[$Foglio1.C76]" office:value-type="percentage" office:value="0.00512502583178323" calcext:value-type="percentage">
            <text:p>0.51%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.0856000000000066" calcext:value-type="float">
            <text:p>0.0856</text:p>
          </table:table-cell>
          <table:table-cell table:style-name="ce3" table:formula="of:=10*([.A74]*-1)/[$Foglio1.C77]" office:value-type="percentage" office:value="-0.0175122749590848" calcext:value-type="percentage">
            <text:p>-1.75%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.117100000000001" calcext:value-type="float">
            <text:p>0.1171</text:p>
          </table:table-cell>
          <table:table-cell table:style-name="ce3" table:formula="of:=10*([.A75]*-1)/[$Foglio1.C78]" office:value-type="percentage" office:value="-0.0238833367326128" calcext:value-type="percentage">
            <text:p>-2.39%</text:p>
          </table:table-cell>
          <table:table-cell/>
          <table:table-cell office:value-type="float" office:value="0.0239" calcext:value-type="float">
            <text:p>0.0239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0.0805000000000007" calcext:value-type="float">
            <text:p>0.0805</text:p>
          </table:table-cell>
          <table:table-cell table:style-name="ce3" table:formula="of:=10*([.A76]*-1)/[$Foglio1.C79]" office:value-type="percentage" office:value="-0.016415171288744" calcext:value-type="percentage">
            <text:p>-1.64%</text:p>
          </table:table-cell>
          <table:table-cell/>
          <table:table-cell office:value-type="float" office:value="0.0164" calcext:value-type="float">
            <text:p>0.0164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0782000000000025" calcext:value-type="float">
            <text:p>-0.0782</text:p>
          </table:table-cell>
          <table:table-cell table:style-name="ce3" table:formula="of:=10*([.A77]*-1)/[$Foglio1.C80]" office:value-type="percentage" office:value="0.0160213071091994" calcext:value-type="percentage">
            <text:p>1.60%</text:p>
          </table:table-cell>
          <table:table-cell/>
          <table:table-cell office:value-type="float" office:value="0.016" calcext:value-type="float">
            <text:p>0.016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2973" calcext:value-type="float">
            <text:p>-0.2973</text:p>
          </table:table-cell>
          <table:table-cell table:style-name="ce3" table:formula="of:=10*([.A78]*-1)/[$Foglio1.C81]" office:value-type="percentage" office:value="0.0601943713302288" calcext:value-type="percentage">
            <text:p>6.02%</text:p>
          </table:table-cell>
          <table:table-cell/>
          <table:table-cell office:value-type="float" office:value="0.0602" calcext:value-type="float">
            <text:p>0.0602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4739" calcext:value-type="float">
            <text:p>-0.4739</text:p>
          </table:table-cell>
          <table:table-cell table:style-name="ce3" table:formula="of:=10*([.A79]*-1)/[$Foglio1.C82]" office:value-type="percentage" office:value="0.0953137570394208" calcext:value-type="percentage">
            <text:p>9.53%</text:p>
          </table:table-cell>
          <table:table-cell/>
          <table:table-cell office:value-type="float" office:value="0.0953" calcext:value-type="float">
            <text:p>0.0953</text:p>
          </table:table-cell>
          <table:table-cell office:value-type="string" calcext:value-type="string">
            <text:p><text:s/>SELL</text:p>
          </table:table-cell>
          <table:table-cell/>
        </table:table-row>
        <table:table-row table:style-name="ro1">
          <table:table-cell office:value-type="float" office:value="-0.556400000000004" calcext:value-type="float">
            <text:p>-0.5564</text:p>
          </table:table-cell>
          <table:table-cell table:style-name="ce3" table:formula="of:=10*([.A80]*-1)/[$Foglio1.C83]" office:value-type="percentage" office:value="0.113458401305058" calcext:value-type="percentage">
            <text:p>11.35%</text:p>
          </table:table-cell>
          <table:table-cell/>
          <table:table-cell office:value-type="float" office:value="0.1135" calcext:value-type="float">
            <text:p>0.113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693100000000001" calcext:value-type="float">
            <text:p>-0.6931</text:p>
          </table:table-cell>
          <table:table-cell table:style-name="ce3" table:formula="of:=10*([.A81]*-1)/[$Foglio1.C84]" office:value-type="percentage" office:value="0.137820640286339" calcext:value-type="percentage">
            <text:p>13.78%</text:p>
          </table:table-cell>
          <table:table-cell/>
          <table:table-cell office:value-type="float" office:value="0.1378" calcext:value-type="float">
            <text:p>0.137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827000000000005" calcext:value-type="float">
            <text:p>-0.8270</text:p>
          </table:table-cell>
          <table:table-cell table:style-name="ce3" table:formula="of:=10*([.A82]*-1)/[$Foglio1.C85]" office:value-type="percentage" office:value="0.163374160410906" calcext:value-type="percentage">
            <text:p>16.34%</text:p>
          </table:table-cell>
          <table:table-cell/>
          <table:table-cell office:value-type="float" office:value="0.1634" calcext:value-type="float">
            <text:p>0.163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778599999999997" calcext:value-type="float">
            <text:p>-0.7786</text:p>
          </table:table-cell>
          <table:table-cell table:style-name="ce3" table:formula="of:=10*([.A83]*-1)/[$Foglio1.C86]" office:value-type="percentage" office:value="0.154484126984126" calcext:value-type="percentage">
            <text:p>15.45%</text:p>
          </table:table-cell>
          <table:table-cell/>
          <table:table-cell office:value-type="float" office:value="0.1545" calcext:value-type="float">
            <text:p>0.154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980300000000007" calcext:value-type="float">
            <text:p>-0.9803</text:p>
          </table:table-cell>
          <table:table-cell table:style-name="ce3" table:formula="of:=10*([.A84]*-1)/[$Foglio1.C87]" office:value-type="percentage" office:value="0.192706899941027" calcext:value-type="percentage">
            <text:p>19.27%</text:p>
          </table:table-cell>
          <table:table-cell/>
          <table:table-cell office:value-type="float" office:value="0.1927" calcext:value-type="float">
            <text:p>0.192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217" calcext:value-type="float">
            <text:p>-1.2170</text:p>
          </table:table-cell>
          <table:table-cell table:style-name="ce3" table:formula="of:=10*([.A85]*-1)/[$Foglio1.C88]" office:value-type="percentage" office:value="0.23951977957095" calcext:value-type="percentage">
            <text:p>23.95%</text:p>
          </table:table-cell>
          <table:table-cell/>
          <table:table-cell office:value-type="float" office:value="0.2395" calcext:value-type="float">
            <text:p>0.239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3124" calcext:value-type="float">
            <text:p>-1.3124</text:p>
          </table:table-cell>
          <table:table-cell table:style-name="ce3" table:formula="of:=10*([.A86]*-1)/[$Foglio1.C89]" office:value-type="percentage" office:value="0.256729264475743" calcext:value-type="percentage">
            <text:p>25.67%</text:p>
          </table:table-cell>
          <table:table-cell/>
          <table:table-cell office:value-type="float" office:value="0.2567" calcext:value-type="float">
            <text:p>0.256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4467" calcext:value-type="float">
            <text:p>-1.4467</text:p>
          </table:table-cell>
          <table:table-cell table:style-name="ce3" table:formula="of:=10*([.A87]*-1)/[$Foglio1.C90]" office:value-type="percentage" office:value="0.283555468443747" calcext:value-type="percentage">
            <text:p>28.36%</text:p>
          </table:table-cell>
          <table:table-cell/>
          <table:table-cell office:value-type="float" office:value="0.2836" calcext:value-type="float">
            <text:p>0.2836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58159999999999" calcext:value-type="float">
            <text:p>-1.5816</text:p>
          </table:table-cell>
          <table:table-cell table:style-name="ce3" table:formula="of:=10*([.A88]*-1)/[$Foglio1.C91]" office:value-type="percentage" office:value="0.311461205198896" calcext:value-type="percentage">
            <text:p>31.15%</text:p>
          </table:table-cell>
          <table:table-cell/>
          <table:table-cell office:value-type="float" office:value="0.3115" calcext:value-type="float">
            <text:p>0.311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6501" calcext:value-type="float">
            <text:p>-1.6501</text:p>
          </table:table-cell>
          <table:table-cell table:style-name="ce3" table:formula="of:=10*([.A89]*-1)/[$Foglio1.C92]" office:value-type="percentage" office:value="0.326364715189874" calcext:value-type="percentage">
            <text:p>32.64%</text:p>
          </table:table-cell>
          <table:table-cell/>
          <table:table-cell office:value-type="float" office:value="0.3264" calcext:value-type="float">
            <text:p>0.326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6426" calcext:value-type="float">
            <text:p>-1.6426</text:p>
          </table:table-cell>
          <table:table-cell table:style-name="ce3" table:formula="of:=10*([.A90]*-1)/[$Foglio1.C93]" office:value-type="percentage" office:value="0.323984220907298" calcext:value-type="percentage">
            <text:p>32.40%</text:p>
          </table:table-cell>
          <table:table-cell/>
          <table:table-cell office:value-type="float" office:value="0.324" calcext:value-type="float">
            <text:p>0.3240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5869" calcext:value-type="float">
            <text:p>-1.5869</text:p>
          </table:table-cell>
          <table:table-cell table:style-name="ce3" table:formula="of:=10*([.A91]*-1)/[$Foglio1.C94]" office:value-type="percentage" office:value="0.314175410809741" calcext:value-type="percentage">
            <text:p>31.42%</text:p>
          </table:table-cell>
          <table:table-cell/>
          <table:table-cell office:value-type="float" office:value="0.3142" calcext:value-type="float">
            <text:p>0.3142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447" calcext:value-type="float">
            <text:p>-1.4470</text:p>
          </table:table-cell>
          <table:table-cell table:style-name="ce3" table:formula="of:=10*([.A92]*-1)/[$Foglio1.C95]" office:value-type="percentage" office:value="0.286932381518936" calcext:value-type="percentage">
            <text:p>28.69%</text:p>
          </table:table-cell>
          <table:table-cell/>
          <table:table-cell office:value-type="float" office:value="0.2869" calcext:value-type="float">
            <text:p>0.2869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3494" calcext:value-type="float">
            <text:p>-1.3494</text:p>
          </table:table-cell>
          <table:table-cell table:style-name="ce3" table:formula="of:=10*([.A93]*-1)/[$Foglio1.C96]" office:value-type="percentage" office:value="0.265108055009824" calcext:value-type="percentage">
            <text:p>26.51%</text:p>
          </table:table-cell>
          <table:table-cell/>
          <table:table-cell office:value-type="float" office:value="0.2651" calcext:value-type="float">
            <text:p>0.2651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1928" calcext:value-type="float">
            <text:p>-1.1928</text:p>
          </table:table-cell>
          <table:table-cell table:style-name="ce3" table:formula="of:=10*([.A94]*-1)/[$Foglio1.C97]" office:value-type="percentage" office:value="0.232514619883041" calcext:value-type="percentage">
            <text:p>23.25%</text:p>
          </table:table-cell>
          <table:table-cell/>
          <table:table-cell office:value-type="float" office:value="0.2325" calcext:value-type="float">
            <text:p>0.232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413" calcext:value-type="float">
            <text:p>-1.0413</text:p>
          </table:table-cell>
          <table:table-cell table:style-name="ce3" table:formula="of:=10*([.A95]*-1)/[$Foglio1.C98]" office:value-type="percentage" office:value="0.202745327102804" calcext:value-type="percentage">
            <text:p>20.27%</text:p>
          </table:table-cell>
          <table:table-cell/>
          <table:table-cell office:value-type="float" office:value="0.2027" calcext:value-type="float">
            <text:p>0.202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1669999999999" calcext:value-type="float">
            <text:p>-1.0167</text:p>
          </table:table-cell>
          <table:table-cell table:style-name="ce3" table:formula="of:=10*([.A96]*-1)/[$Foglio1.C99]" office:value-type="percentage" office:value="0.199705362404241" calcext:value-type="percentage">
            <text:p>19.97%</text:p>
          </table:table-cell>
          <table:table-cell/>
          <table:table-cell office:value-type="float" office:value="0.1997" calcext:value-type="float">
            <text:p>0.199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817" calcext:value-type="float">
            <text:p>-1.0817</text:p>
          </table:table-cell>
          <table:table-cell table:style-name="ce3" table:formula="of:=10*([.A97]*-1)/[$Foglio1.C100]" office:value-type="percentage" office:value="0.210161258985817" calcext:value-type="percentage">
            <text:p>21.02%</text:p>
          </table:table-cell>
          <table:table-cell/>
          <table:table-cell office:value-type="float" office:value="0.2102" calcext:value-type="float">
            <text:p>0.2102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1257" calcext:value-type="float">
            <text:p>-1.1257</text:p>
          </table:table-cell>
          <table:table-cell table:style-name="ce3" table:formula="of:=10*([.A98]*-1)/[$Foglio1.C101]" office:value-type="percentage" office:value="0.219820347588362" calcext:value-type="percentage">
            <text:p>21.98%</text:p>
          </table:table-cell>
          <table:table-cell/>
          <table:table-cell office:value-type="float" office:value="0.2198" calcext:value-type="float">
            <text:p>0.219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756" calcext:value-type="float">
            <text:p>-1.0756</text:p>
          </table:table-cell>
          <table:table-cell table:style-name="ce3" table:formula="of:=10*([.A99]*-1)/[$Foglio1.C102]" office:value-type="percentage" office:value="0.210489236790607" calcext:value-type="percentage">
            <text:p>21.05%</text:p>
          </table:table-cell>
          <table:table-cell/>
          <table:table-cell office:value-type="float" office:value="0.2105" calcext:value-type="float">
            <text:p>0.210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1464" calcext:value-type="float">
            <text:p>-1.1464</text:p>
          </table:table-cell>
          <table:table-cell table:style-name="ce3" table:formula="of:=10*([.A100]*-1)/[$Foglio1.C103]" office:value-type="percentage" office:value="0.226114398422091" calcext:value-type="percentage">
            <text:p>22.61%</text:p>
          </table:table-cell>
          <table:table-cell/>
          <table:table-cell office:value-type="float" office:value="0.2261" calcext:value-type="float">
            <text:p>0.2261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1088" calcext:value-type="float">
            <text:p>-1.1088</text:p>
          </table:table-cell>
          <table:table-cell table:style-name="ce3" table:formula="of:=10*([.A101]*-1)/[$Foglio1.C104]" office:value-type="percentage" office:value="0.218827708703374" calcext:value-type="percentage">
            <text:p>21.88%</text:p>
          </table:table-cell>
          <table:table-cell/>
          <table:table-cell office:value-type="float" office:value="0.2188" calcext:value-type="float">
            <text:p>0.2188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0161" calcext:value-type="float">
            <text:p>-1.0161</text:p>
          </table:table-cell>
          <table:table-cell table:style-name="ce3" table:formula="of:=10*([.A102]*-1)/[$Foglio1.C105]" office:value-type="percentage" office:value="0.200612043435341" calcext:value-type="percentage">
            <text:p>20.06%</text:p>
          </table:table-cell>
          <table:table-cell/>
          <table:table-cell office:value-type="float" office:value="0.2006" calcext:value-type="float">
            <text:p>0.2006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844300000000004" calcext:value-type="float">
            <text:p>-0.8443</text:p>
          </table:table-cell>
          <table:table-cell table:style-name="ce3" table:formula="of:=10*([.A103]*-1)/[$Foglio1.C106]" office:value-type="percentage" office:value="0.167353815659069" calcext:value-type="percentage">
            <text:p>16.74%</text:p>
          </table:table-cell>
          <table:table-cell/>
          <table:table-cell office:value-type="float" office:value="0.1673" calcext:value-type="float">
            <text:p>0.1673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722799999999999" calcext:value-type="float">
            <text:p>-0.7228</text:p>
          </table:table-cell>
          <table:table-cell table:style-name="ce3" table:formula="of:=10*([.A104]*-1)/[$Foglio1.C107]" office:value-type="percentage" office:value="0.14290233293792" calcext:value-type="percentage">
            <text:p>14.29%</text:p>
          </table:table-cell>
          <table:table-cell/>
          <table:table-cell office:value-type="float" office:value="0.1429" calcext:value-type="float">
            <text:p>0.1429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571300000000001" calcext:value-type="float">
            <text:p>-0.5713</text:p>
          </table:table-cell>
          <table:table-cell table:style-name="ce3" table:formula="of:=10*([.A105]*-1)/[$Foglio1.C108]" office:value-type="percentage" office:value="0.113083927157562" calcext:value-type="percentage">
            <text:p>11.31%</text:p>
          </table:table-cell>
          <table:table-cell/>
          <table:table-cell office:value-type="float" office:value="0.1131" calcext:value-type="float">
            <text:p>0.1131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417900000000003" calcext:value-type="float">
            <text:p>-0.4179</text:p>
          </table:table-cell>
          <table:table-cell table:style-name="ce3" table:formula="of:=10*([.A106]*-1)/[$Foglio1.C109]" office:value-type="percentage" office:value="0.0834631515877777" calcext:value-type="percentage">
            <text:p>8.35%</text:p>
          </table:table-cell>
          <table:table-cell/>
          <table:table-cell office:value-type="float" office:value="0.0835" calcext:value-type="float">
            <text:p>0.083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321100000000001" calcext:value-type="float">
            <text:p>-0.3211</text:p>
          </table:table-cell>
          <table:table-cell table:style-name="ce3" table:formula="of:=10*([.A107]*-1)/[$Foglio1.C110]" office:value-type="percentage" office:value="0.0636597938144333" calcext:value-type="percentage">
            <text:p>6.37%</text:p>
          </table:table-cell>
          <table:table-cell/>
          <table:table-cell office:value-type="float" office:value="0.0637" calcext:value-type="float">
            <text:p>0.0637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255399999999995" calcext:value-type="float">
            <text:p>-0.2554</text:p>
          </table:table-cell>
          <table:table-cell table:style-name="ce3" table:formula="of:=10*([.A108]*-1)/[$Foglio1.C111]" office:value-type="percentage" office:value="0.0502656957291861" calcext:value-type="percentage">
            <text:p>5.03%</text:p>
          </table:table-cell>
          <table:table-cell/>
          <table:table-cell office:value-type="float" office:value="0.0503" calcext:value-type="float">
            <text:p>0.0503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112500000000004" calcext:value-type="float">
            <text:p>-0.1125</text:p>
          </table:table-cell>
          <table:table-cell table:style-name="ce3" table:formula="of:=10*([.A109]*-1)/[$Foglio1.C112]" office:value-type="percentage" office:value="0.022128245476004" calcext:value-type="percentage">
            <text:p>2.21%</text:p>
          </table:table-cell>
          <table:table-cell/>
          <table:table-cell office:value-type="float" office:value="0.0221" calcext:value-type="float">
            <text:p>0.0221</text:p>
          </table:table-cell>
          <table:table-cell office:value-type="string" calcext:value-type="string">
            <text:p><text:s/>CLOSE_POSITION</text:p>
          </table:table-cell>
          <table:table-cell/>
        </table:table-row>
        <table:table-row table:style-name="ro1">
          <table:table-cell office:value-type="float" office:value="-0.0715000000000003" calcext:value-type="float">
            <text:p>-0.0715</text:p>
          </table:table-cell>
          <table:table-cell table:style-name="ce3" table:formula="of:=10*([.A110]*-1)/[$Foglio1.C113]" office:value-type="percentage" office:value="0.0140333660451424" calcext:value-type="percentage">
            <text:p>1.40%</text:p>
          </table:table-cell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126300000000001" calcext:value-type="float">
            <text:p>-0.1263</text:p>
          </table:table-cell>
          <table:table-cell table:style-name="ce3" table:formula="of:=10*([.A111]*-1)/[$Foglio1.C114]" office:value-type="percentage" office:value="0.0248328745576092" calcext:value-type="percentage">
            <text:p>2.48%</text:p>
          </table:table-cell>
          <table:table-cell/>
          <table:table-cell office:value-type="float" office:value="0.0248" calcext:value-type="float">
            <text:p>0.0248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1663" calcext:value-type="float">
            <text:p>-0.1663</text:p>
          </table:table-cell>
          <table:table-cell table:style-name="ce3" table:formula="of:=10*([.A112]*-1)/[$Foglio1.C115]" office:value-type="percentage" office:value="0.0323918971562134" calcext:value-type="percentage">
            <text:p>3.24%</text:p>
          </table:table-cell>
          <table:table-cell/>
          <table:table-cell office:value-type="float" office:value="0.0324" calcext:value-type="float">
            <text:p>0.0324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223999999999997" calcext:value-type="float">
            <text:p>-0.2240</text:p>
          </table:table-cell>
          <table:table-cell table:style-name="ce3" table:formula="of:=10*([.A113]*-1)/[$Foglio1.C116]" office:value-type="percentage" office:value="0.0433436532507733" calcext:value-type="percentage">
            <text:p>4.33%</text:p>
          </table:table-cell>
          <table:table-cell/>
          <table:table-cell office:value-type="float" office:value="0.0433" calcext:value-type="float">
            <text:p>0.0433</text:p>
          </table:table-cell>
          <table:table-cell office:value-type="string" calcext:value-type="string">
            <text:p><text:s/>STILL</text:p>
          </table:table-cell>
          <table:table-cell/>
        </table:table-row>
        <table:table-row table:style-name="ro1">
          <table:table-cell office:value-type="float" office:value="-0.286299999999997" calcext:value-type="float">
            <text:p>-0.2863</text:p>
          </table:table-cell>
          <table:table-cell table:style-name="ce3" table:formula="of:=10*([.A114]*-1)/[$Foglio1.C117]" office:value-type="percentage" office:value="0.0553343641283334" calcext:value-type="percentage">
            <text:p>5.53%</text:p>
          </table:table-cell>
          <table:table-cell/>
          <table:table-cell office:value-type="float" office:value="0.0553" calcext:value-type="float">
            <text:p>0.0553</text:p>
          </table:table-cell>
          <table:table-cell office:value-type="string" calcext:value-type="string">
            <text:p><text:s/>SELL</text:p>
          </table:table-cell>
          <table:table-cell/>
        </table:table-row>
        <table:table-row table:style-name="ro1">
          <table:table-cell office:value-type="float" office:value="-0.407699999999998" calcext:value-type="float">
            <text:p>-0.4077</text:p>
          </table:table-cell>
          <table:table-cell table:style-name="ce3" table:formula="of:=10*([.A115]*-1)/[$Foglio1.C118]" office:value-type="percentage" office:value="0.0789504260263359" calcext:value-type="percentage">
            <text:p>7.90%</text:p>
          </table:table-cell>
          <table:table-cell/>
          <table:table-cell office:value-type="float" office:value="0.0789" calcext:value-type="float">
            <text:p>0.0789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544400000000003" calcext:value-type="float">
            <text:p>-0.5444</text:p>
          </table:table-cell>
          <table:table-cell table:style-name="ce3" table:formula="of:=10*([.A116]*-1)/[$Foglio1.C119]" office:value-type="percentage" office:value="0.103360546800836" calcext:value-type="percentage">
            <text:p>10.34%</text:p>
          </table:table-cell>
          <table:table-cell/>
          <table:table-cell office:value-type="float" office:value="0.1034" calcext:value-type="float">
            <text:p>0.103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659999999999997" calcext:value-type="float">
            <text:p>-0.6600</text:p>
          </table:table-cell>
          <table:table-cell table:style-name="ce3" table:formula="of:=10*([.A117]*-1)/[$Foglio1.C120]" office:value-type="percentage" office:value="0.125308524776912" calcext:value-type="percentage">
            <text:p>12.53%</text:p>
          </table:table-cell>
          <table:table-cell/>
          <table:table-cell office:value-type="float" office:value="0.1253" calcext:value-type="float">
            <text:p>0.1253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720700000000001" calcext:value-type="float">
            <text:p>-0.7207</text:p>
          </table:table-cell>
          <table:table-cell table:style-name="ce3" table:formula="of:=10*([.A118]*-1)/[$Foglio1.C121]" office:value-type="percentage" office:value="0.136547934823797" calcext:value-type="percentage">
            <text:p>13.65%</text:p>
          </table:table-cell>
          <table:table-cell/>
          <table:table-cell office:value-type="float" office:value="0.1365" calcext:value-type="float">
            <text:p>0.136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0.978000000000002" calcext:value-type="float">
            <text:p>-0.9780</text:p>
          </table:table-cell>
          <table:table-cell table:style-name="ce3" table:formula="of:=10*([.A119]*-1)/[$Foglio1.C122]" office:value-type="percentage" office:value="0.184284906726965" calcext:value-type="percentage">
            <text:p>18.43%</text:p>
          </table:table-cell>
          <table:table-cell/>
          <table:table-cell office:value-type="float" office:value="0.1843" calcext:value-type="float">
            <text:p>0.1843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1437" calcext:value-type="float">
            <text:p>-1.1437</text:p>
          </table:table-cell>
          <table:table-cell table:style-name="ce3" table:formula="of:=10*([.A120]*-1)/[$Foglio1.C123]" office:value-type="percentage" office:value="0.216445874337622" calcext:value-type="percentage">
            <text:p>21.64%</text:p>
          </table:table-cell>
          <table:table-cell/>
          <table:table-cell office:value-type="float" office:value="0.2165" calcext:value-type="float">
            <text:p>0.2165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2649" calcext:value-type="float">
            <text:p>-1.2649</text:p>
          </table:table-cell>
          <table:table-cell table:style-name="ce3" table:formula="of:=10*([.A121]*-1)/[$Foglio1.C124]" office:value-type="percentage" office:value="0.240383884454581" calcext:value-type="percentage">
            <text:p>24.04%</text:p>
          </table:table-cell>
          <table:table-cell/>
          <table:table-cell office:value-type="float" office:value="0.2404" calcext:value-type="float">
            <text:p>0.240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4053" calcext:value-type="float">
            <text:p>-1.4053</text:p>
          </table:table-cell>
          <table:table-cell table:style-name="ce3" table:formula="of:=10*([.A122]*-1)/[$Foglio1.C125]" office:value-type="percentage" office:value="0.266407582938388" calcext:value-type="percentage">
            <text:p>26.64%</text:p>
          </table:table-cell>
          <table:table-cell/>
          <table:table-cell office:value-type="float" office:value="0.2664" calcext:value-type="float">
            <text:p>0.266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4694" calcext:value-type="float">
            <text:p>-1.4694</text:p>
          </table:table-cell>
          <table:table-cell table:style-name="ce3" table:formula="of:=10*([.A123]*-1)/[$Foglio1.C126]" office:value-type="percentage" office:value="0.2793536121673" calcext:value-type="percentage">
            <text:p>27.94%</text:p>
          </table:table-cell>
          <table:table-cell/>
          <table:table-cell office:value-type="float" office:value="0.2794" calcext:value-type="float">
            <text:p>0.2794</text:p>
          </table:table-cell>
          <table:table-cell office:value-type="string" calcext:value-type="string">
            <text:p><text:s/>HOLD_POSITION</text:p>
          </table:table-cell>
          <table:table-cell/>
        </table:table-row>
        <table:table-row table:style-name="ro1">
          <table:table-cell office:value-type="float" office:value="-1.3895" calcext:value-type="float">
            <text:p>-1.3895</text:p>
          </table:table-cell>
          <table:table-cell table:style-name="ce3" table:formula="of:=10*([.A124]*-1)/[$Foglio1.C127]" office:value-type="percentage" office:value="0.263412322274881" calcext:value-type="percentage">
            <text:p>26.34%</text:p>
          </table:table-cell>
          <table:table-cell table:number-columns-repeated="2"/>
          <table:table-cell office:value-type="float" office:value="0.2634" calcext:value-type="float">
            <text:p>0.2634</text:p>
          </table:table-cell>
          <table:table-cell office:value-type="string" calcext:value-type="string">
            <text:p><text:s/>HOLD_POSITION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9:31:28.091788525</meta:creation-date>
    <dc:date>2022-11-14T23:29:56.546516346</dc:date>
    <meta:editing-duration>PT4M4S</meta:editing-duration>
    <meta:editing-cycles>1</meta:editing-cycles>
    <meta:document-statistic meta:table-count="2" meta:cell-count="1676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3" chart:maximum="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62cm" svg:height="13.282cm" xlink:href=".." xlink:type="simple" chart:class="chart:stock" chart:style-name="ch1">
        <chart:legend chart:legend-position="end" svg:x="21.122cm" svg:y="5.346cm" style:legend-expansion="high" chart:style-name="ch2"/>
        <chart:plot-area chart:style-name="ch3" table:cell-range-address="Foglio1.B4:Foglio1.F127 Foglio1.J4:Foglio1.J127" chart:data-source-has-labels="row" svg:x="0.491cm" svg:y="0.265cm" svg:width="20.14cm" svg:height="12.752cm">
          <chartooo:coordinate-region svg:x="1.112cm" svg:y="0.387cm" svg:width="19.519cm" svg:height="11.6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Foglio1.B4:Foglio1.B127" chart:attached-axis="primary-y">
            <chart:data-point/>
          </chart:series>
          <chart:series chart:values-cell-range-address="Foglio1.C4:Foglio1.C127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values-cell-range-address="Foglio1.J4:Foglio1.J127"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values-cell-range-address="Foglio1.D4:Foglio1.D127"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values-cell-range-address="Foglio1.E4:Foglio1.E127"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attached-axis="primary-y">
            <chart:data-point chart:repeated="124"/>
          </chart:series>
          <chart:series chart:values-cell-range-address="Foglio1.F4:Foglio1.F127" chart:attached-axis="primary-y">
            <chart:data-point chart:repeated="124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openess</text:p>
              </table:table-cell>
              <table:table-cell office:value-type="string">
                <text:p>jaw</text:p>
              </table:table-cell>
              <table:table-cell office:value-type="string">
                <text:p>teeth</text:p>
              </table:table-cell>
              <table:table-cell office:value-type="string">
                <text:p>li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43">
                <text:p>48.43</text:p>
                <draw:g>
                  <svg:desc>Foglio1.B4:Foglio1.B127</svg:desc>
                </draw:g>
              </table:table-cell>
              <table:table-cell office:value-type="float" office:value="47.98">
                <text:p>47.98</text:p>
                <draw:g>
                  <svg:desc>Foglio1.C4:Foglio1.C127</svg:desc>
                </draw:g>
              </table:table-cell>
              <table:table-cell office:value-type="float" office:value="0">
                <text:p>0</text:p>
                <draw:g>
                  <svg:desc>Foglio1.J4:Foglio1.J127</svg:desc>
                </draw:g>
              </table:table-cell>
              <table:table-cell office:value-type="float" office:value="0">
                <text:p>0</text:p>
                <draw:g>
                  <svg:desc>Foglio1.D4:Foglio1.D127</svg:desc>
                </draw:g>
              </table:table-cell>
              <table:table-cell office:value-type="float" office:value="0">
                <text:p>0</text:p>
                <draw:g>
                  <svg:desc>Foglio1.E4:Foglio1.E127</svg:desc>
                </draw:g>
              </table:table-cell>
              <table:table-cell office:value-type="float" office:value="0">
                <text:p>0</text:p>
                <draw:g>
                  <svg:desc>Foglio1.F4:Foglio1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2">
                <text:p>48.2</text:p>
              </table:table-cell>
              <table:table-cell office:value-type="float" office:value="47.87">
                <text:p>4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11">
                <text:p>48.1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52">
                <text:p>48.52</text:p>
              </table:table-cell>
              <table:table-cell office:value-type="float" office:value="48.55">
                <text:p>4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66">
                <text:p>48.66</text:p>
              </table:table-cell>
              <table:table-cell office:value-type="float" office:value="48.73">
                <text:p>48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01">
                <text:p>49.01</text:p>
              </table:table-cell>
              <table:table-cell office:value-type="float" office:value="48.85">
                <text:p>4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12">
                <text:p>49.12</text:p>
              </table:table-cell>
              <table:table-cell office:value-type="float" office:value="49.2">
                <text:p>4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53">
                <text:p>48.53</text:p>
              </table:table-cell>
              <table:table-cell office:value-type="float" office:value="48.15">
                <text:p>4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226">
                <text:p>48.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43">
                <text:p>48.43</text:p>
              </table:table-cell>
              <table:table-cell office:value-type="float" office:value="48.34">
                <text:p>48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3508">
                <text:p>48.3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43">
                <text:p>48.43</text:p>
              </table:table-cell>
              <table:table-cell office:value-type="float" office:value="48.1">
                <text:p>4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5206">
                <text:p>48.5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08">
                <text:p>48.08</text:p>
              </table:table-cell>
              <table:table-cell office:value-type="float" office:value="47.91">
                <text:p>47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465">
                <text:p>48.4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06">
                <text:p>48.06</text:p>
              </table:table-cell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252">
                <text:p>48.4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62">
                <text:p>48.62</text:p>
              </table:table-cell>
              <table:table-cell office:value-type="float" office:value="48.53">
                <text:p>48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163">
                <text:p>48.4163</text:p>
              </table:table-cell>
              <table:table-cell office:value-type="float" office:value="48.3602">
                <text:p>48.3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88">
                <text:p>48.88</text:p>
              </table:table-cell>
              <table:table-cell office:value-type="float" office:value="49.04">
                <text:p>49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067">
                <text:p>48.4067</text:p>
              </table:table-cell>
              <table:table-cell office:value-type="float" office:value="48.2701">
                <text:p>48.2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96">
                <text:p>48.96</text:p>
              </table:table-cell>
              <table:table-cell office:value-type="float" office:value="48.63">
                <text:p>48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3684">
                <text:p>48.3684</text:p>
              </table:table-cell>
              <table:table-cell office:value-type="float" office:value="48.2561">
                <text:p>48.2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62">
                <text:p>48.62</text:p>
              </table:table-cell>
              <table:table-cell office:value-type="float" office:value="47.75">
                <text:p>4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3111">
                <text:p>48.3111</text:p>
              </table:table-cell>
              <table:table-cell office:value-type="float" office:value="48.3109">
                <text:p>48.3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51">
                <text:p>47.51</text:p>
              </table:table-cell>
              <table:table-cell office:value-type="float" office:value="47.25">
                <text:p>4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2972">
                <text:p>48.2972</text:p>
              </table:table-cell>
              <table:table-cell office:value-type="float" office:value="48.4567">
                <text:p>48.4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43">
                <text:p>47.43</text:p>
              </table:table-cell>
              <table:table-cell office:value-type="float" office:value="47.48">
                <text:p>47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3263">
                <text:p>48.3263</text:p>
              </table:table-cell>
              <table:table-cell office:value-type="float" office:value="48.4914">
                <text:p>48.4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07">
                <text:p>47.07</text:p>
              </table:table-cell>
              <table:table-cell office:value-type="float" office:value="47.27">
                <text:p>47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155">
                <text:p>48.4155</text:p>
              </table:table-cell>
              <table:table-cell office:value-type="float" office:value="48.3431">
                <text:p>48.3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62">
                <text:p>47.62</text:p>
              </table:table-cell>
              <table:table-cell office:value-type="float" office:value="47.41">
                <text:p>47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.4423">
                <text:p>48.4423</text:p>
              </table:table-cell>
              <table:table-cell office:value-type="float" office:value="48.1245">
                <text:p>48.1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68">
                <text:p>46.68</text:p>
              </table:table-cell>
              <table:table-cell office:value-type="float" office:value="46.89">
                <text:p>46.89</text:p>
              </table:table-cell>
              <table:table-cell office:value-type="float" office:value="0.343599999999995">
                <text:p>0.343599999999995</text:p>
              </table:table-cell>
              <table:table-cell office:value-type="float" office:value="48.3392">
                <text:p>48.3392</text:p>
              </table:table-cell>
              <table:table-cell office:value-type="float" office:value="48.3558">
                <text:p>48.3558</text:p>
              </table:table-cell>
              <table:table-cell office:value-type="float" office:value="47.9956">
                <text:p>47.9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73">
                <text:p>46.73</text:p>
              </table:table-cell>
              <table:table-cell office:value-type="float" office:value="46.11">
                <text:p>46.11</text:p>
              </table:table-cell>
              <table:table-cell office:value-type="float" office:value="0.5426">
                <text:p>0.5426</text:p>
              </table:table-cell>
              <table:table-cell office:value-type="float" office:value="48.3931">
                <text:p>48.3931</text:p>
              </table:table-cell>
              <table:table-cell office:value-type="float" office:value="48.2176">
                <text:p>48.2176</text:p>
              </table:table-cell>
              <table:table-cell office:value-type="float" office:value="47.8505">
                <text:p>47.8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97">
                <text:p>45.97</text:p>
              </table:table-cell>
              <table:table-cell office:value-type="float" office:value="46.27">
                <text:p>46.27</text:p>
              </table:table-cell>
              <table:table-cell office:value-type="float" office:value="0.649000000000001">
                <text:p>0.649000000000001</text:p>
              </table:table-cell>
              <table:table-cell office:value-type="float" office:value="48.4114">
                <text:p>48.4114</text:p>
              </table:table-cell>
              <table:table-cell office:value-type="float" office:value="48.1254">
                <text:p>48.1254</text:p>
              </table:table-cell>
              <table:table-cell office:value-type="float" office:value="47.7624">
                <text:p>47.7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22">
                <text:p>46.22</text:p>
              </table:table-cell>
              <table:table-cell office:value-type="float" office:value="46.04">
                <text:p>46.04</text:p>
              </table:table-cell>
              <table:table-cell office:value-type="float" office:value="0.772600000000004">
                <text:p>0.772600000000004</text:p>
              </table:table-cell>
              <table:table-cell office:value-type="float" office:value="48.3605">
                <text:p>48.3605</text:p>
              </table:table-cell>
              <table:table-cell office:value-type="float" office:value="48.0184">
                <text:p>48.0184</text:p>
              </table:table-cell>
              <table:table-cell office:value-type="float" office:value="47.5879">
                <text:p>47.5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58">
                <text:p>46.58</text:p>
              </table:table-cell>
              <table:table-cell office:value-type="float" office:value="47.32">
                <text:p>47.32</text:p>
              </table:table-cell>
              <table:table-cell office:value-type="float" office:value="0.982800000000005">
                <text:p>0.982800000000005</text:p>
              </table:table-cell>
              <table:table-cell office:value-type="float" office:value="48.2751">
                <text:p>48.2751</text:p>
              </table:table-cell>
              <table:table-cell office:value-type="float" office:value="47.9424">
                <text:p>47.9424</text:p>
              </table:table-cell>
              <table:table-cell office:value-type="float" office:value="47.2923">
                <text:p>47.2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23">
                <text:p>47.23</text:p>
              </table:table-cell>
              <table:table-cell office:value-type="float" office:value="47.61">
                <text:p>47.61</text:p>
              </table:table-cell>
              <table:table-cell office:value-type="float" office:value="1.126">
                <text:p>1.126</text:p>
              </table:table-cell>
              <table:table-cell office:value-type="float" office:value="48.2139">
                <text:p>48.2139</text:p>
              </table:table-cell>
              <table:table-cell office:value-type="float" office:value="47.8108">
                <text:p>47.8108</text:p>
              </table:table-cell>
              <table:table-cell office:value-type="float" office:value="47.0879">
                <text:p>47.0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34">
                <text:p>47.34</text:p>
              </table:table-cell>
              <table:table-cell office:value-type="float" office:value="47.5">
                <text:p>47.5</text:p>
              </table:table-cell>
              <table:table-cell office:value-type="float" office:value="1.263">
                <text:p>1.263</text:p>
              </table:table-cell>
              <table:table-cell office:value-type="float" office:value="48.1413">
                <text:p>48.1413</text:p>
              </table:table-cell>
              <table:table-cell office:value-type="float" office:value="47.5982">
                <text:p>47.5982</text:p>
              </table:table-cell>
              <table:table-cell office:value-type="float" office:value="46.8783">
                <text:p>46.8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02">
                <text:p>48.02</text:p>
              </table:table-cell>
              <table:table-cell office:value-type="float" office:value="48.61">
                <text:p>48.61</text:p>
              </table:table-cell>
              <table:table-cell office:value-type="float" office:value="1.1184">
                <text:p>1.1184</text:p>
              </table:table-cell>
              <table:table-cell office:value-type="float" office:value="48.085">
                <text:p>48.085</text:p>
              </table:table-cell>
              <table:table-cell office:value-type="float" office:value="47.4322">
                <text:p>47.4322</text:p>
              </table:table-cell>
              <table:table-cell office:value-type="float" office:value="46.9666">
                <text:p>46.9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58">
                <text:p>48.58</text:p>
              </table:table-cell>
              <table:table-cell office:value-type="float" office:value="48.38">
                <text:p>48.38</text:p>
              </table:table-cell>
              <table:table-cell office:value-type="float" office:value="0.897799999999997">
                <text:p>0.897799999999997</text:p>
              </table:table-cell>
              <table:table-cell office:value-type="float" office:value="47.9931">
                <text:p>47.9931</text:p>
              </table:table-cell>
              <table:table-cell office:value-type="float" office:value="47.2582">
                <text:p>47.2582</text:p>
              </table:table-cell>
              <table:table-cell office:value-type="float" office:value="47.0953">
                <text:p>47.0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14">
                <text:p>48.14</text:p>
              </table:table-cell>
              <table:table-cell office:value-type="float" office:value="48.45">
                <text:p>48.45</text:p>
              </table:table-cell>
              <table:table-cell office:value-type="float" office:value="0.6721">
                <text:p>0.6721</text:p>
              </table:table-cell>
              <table:table-cell office:value-type="float" office:value="47.8483">
                <text:p>47.8483</text:p>
              </table:table-cell>
              <table:table-cell office:value-type="float" office:value="47.2659">
                <text:p>47.2659</text:p>
              </table:table-cell>
              <table:table-cell office:value-type="float" office:value="47.1762">
                <text:p>47.1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53">
                <text:p>48.53</text:p>
              </table:table-cell>
              <table:table-cell office:value-type="float" office:value="48.81">
                <text:p>48.81</text:p>
              </table:table-cell>
              <table:table-cell office:value-type="float" office:value="0.2639">
                <text:p>0.2639</text:p>
              </table:table-cell>
              <table:table-cell office:value-type="float" office:value="47.7269">
                <text:p>47.7269</text:p>
              </table:table-cell>
              <table:table-cell office:value-type="float" office:value="47.3089">
                <text:p>47.3089</text:p>
              </table:table-cell>
              <table:table-cell office:value-type="float" office:value="47.463">
                <text:p>47.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34">
                <text:p>49.34</text:p>
              </table:table-cell>
              <table:table-cell office:value-type="float" office:value="49.41">
                <text:p>49.41</text:p>
              </table:table-cell>
              <table:table-cell office:value-type="float" office:value="-0.0493000000000023">
                <text:p>-0.0493000000000023</text:p>
              </table:table-cell>
              <table:table-cell office:value-type="float" office:value="47.5971">
                <text:p>47.5971</text:p>
              </table:table-cell>
              <table:table-cell office:value-type="float" office:value="47.3328">
                <text:p>47.3328</text:p>
              </table:table-cell>
              <table:table-cell office:value-type="float" office:value="47.6464">
                <text:p>47.6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3">
                <text:p>49.3</text:p>
              </table:table-cell>
              <table:table-cell office:value-type="float" office:value="49.33">
                <text:p>49.33</text:p>
              </table:table-cell>
              <table:table-cell office:value-type="float" office:value="-0.231299999999997">
                <text:p>-0.231299999999997</text:p>
              </table:table-cell>
              <table:table-cell office:value-type="float" office:value="47.5758">
                <text:p>47.5758</text:p>
              </table:table-cell>
              <table:table-cell office:value-type="float" office:value="47.4925">
                <text:p>47.4925</text:p>
              </table:table-cell>
              <table:table-cell office:value-type="float" office:value="47.8071">
                <text:p>47.8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73">
                <text:p>49.73</text:p>
              </table:table-cell>
              <table:table-cell office:value-type="float" office:value="49.86">
                <text:p>49.86</text:p>
              </table:table-cell>
              <table:table-cell office:value-type="float" office:value="-0.429299999999998">
                <text:p>-0.429299999999998</text:p>
              </table:table-cell>
              <table:table-cell office:value-type="float" office:value="47.5784">
                <text:p>47.5784</text:p>
              </table:table-cell>
              <table:table-cell office:value-type="float" office:value="47.6034">
                <text:p>47.6034</text:p>
              </table:table-cell>
              <table:table-cell office:value-type="float" office:value="48.0077">
                <text:p>48.0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.02">
                <text:p>50.02</text:p>
              </table:table-cell>
              <table:table-cell office:value-type="float" office:value="49.81">
                <text:p>49.81</text:p>
              </table:table-cell>
              <table:table-cell office:value-type="float" office:value="-0.715800000000002">
                <text:p>-0.715800000000002</text:p>
              </table:table-cell>
              <table:table-cell office:value-type="float" office:value="47.5724">
                <text:p>47.5724</text:p>
              </table:table-cell>
              <table:table-cell office:value-type="float" office:value="47.7092">
                <text:p>47.7092</text:p>
              </table:table-cell>
              <table:table-cell office:value-type="float" office:value="48.2882">
                <text:p>48.2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50.27">
                <text:p>50.27</text:p>
              </table:table-cell>
              <table:table-cell office:value-type="float" office:value="-0.844299999999997">
                <text:p>-0.844299999999997</text:p>
              </table:table-cell>
              <table:table-cell office:value-type="float" office:value="47.6522">
                <text:p>47.6522</text:p>
              </table:table-cell>
              <table:table-cell office:value-type="float" office:value="47.8468">
                <text:p>47.8468</text:p>
              </table:table-cell>
              <table:table-cell office:value-type="float" office:value="48.4965">
                <text:p>48.4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73">
                <text:p>50.73</text:p>
              </table:table-cell>
              <table:table-cell office:value-type="float" office:value="50.67">
                <text:p>50.67</text:p>
              </table:table-cell>
              <table:table-cell office:value-type="float" office:value="-1.061">
                <text:p>-1.061</text:p>
              </table:table-cell>
              <table:table-cell office:value-type="float" office:value="47.7082">
                <text:p>47.7082</text:p>
              </table:table-cell>
              <table:table-cell office:value-type="float" office:value="48.0422">
                <text:p>48.0422</text:p>
              </table:table-cell>
              <table:table-cell office:value-type="float" office:value="48.7692">
                <text:p>48.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62">
                <text:p>50.62</text:p>
              </table:table-cell>
              <table:table-cell office:value-type="float" office:value="50.42">
                <text:p>50.42</text:p>
              </table:table-cell>
              <table:table-cell office:value-type="float" office:value="-1.2122">
                <text:p>-1.2122</text:p>
              </table:table-cell>
              <table:table-cell office:value-type="float" office:value="47.7652">
                <text:p>47.7652</text:p>
              </table:table-cell>
              <table:table-cell office:value-type="float" office:value="48.2032">
                <text:p>48.2032</text:p>
              </table:table-cell>
              <table:table-cell office:value-type="float" office:value="48.9774">
                <text:p>48.9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38">
                <text:p>50.38</text:p>
              </table:table-cell>
              <table:table-cell office:value-type="float" office:value="50.41">
                <text:p>50.41</text:p>
              </table:table-cell>
              <table:table-cell office:value-type="float" office:value="-1.3903">
                <text:p>-1.3903</text:p>
              </table:table-cell>
              <table:table-cell office:value-type="float" office:value="47.8456">
                <text:p>47.8456</text:p>
              </table:table-cell>
              <table:table-cell office:value-type="float" office:value="48.4103">
                <text:p>48.4103</text:p>
              </table:table-cell>
              <table:table-cell office:value-type="float" office:value="49.2359">
                <text:p>49.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27">
                <text:p>50.27</text:p>
              </table:table-cell>
              <table:table-cell office:value-type="float" office:value="50.61">
                <text:p>50.61</text:p>
              </table:table-cell>
              <table:table-cell office:value-type="float" office:value="-1.5568">
                <text:p>-1.5568</text:p>
              </table:table-cell>
              <table:table-cell office:value-type="float" office:value="47.9659">
                <text:p>47.9659</text:p>
              </table:table-cell>
              <table:table-cell office:value-type="float" office:value="48.5853">
                <text:p>48.5853</text:p>
              </table:table-cell>
              <table:table-cell office:value-type="float" office:value="49.5227">
                <text:p>49.5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9">
                <text:p>49.39</text:p>
              </table:table-cell>
              <table:table-cell office:value-type="float" office:value="49">
                <text:p>49</text:p>
              </table:table-cell>
              <table:table-cell office:value-type="float" office:value="-1.6313">
                <text:p>-1.6313</text:p>
              </table:table-cell>
              <table:table-cell office:value-type="float" office:value="48.0709">
                <text:p>48.0709</text:p>
              </table:table-cell>
              <table:table-cell office:value-type="float" office:value="48.7958">
                <text:p>48.7958</text:p>
              </table:table-cell>
              <table:table-cell office:value-type="float" office:value="49.7022">
                <text:p>49.7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28">
                <text:p>49.28</text:p>
              </table:table-cell>
              <table:table-cell office:value-type="float" office:value="49.34">
                <text:p>49.34</text:p>
              </table:table-cell>
              <table:table-cell office:value-type="float" office:value="-1.6352">
                <text:p>-1.6352</text:p>
              </table:table-cell>
              <table:table-cell office:value-type="float" office:value="48.2085">
                <text:p>48.2085</text:p>
              </table:table-cell>
              <table:table-cell office:value-type="float" office:value="49.0301">
                <text:p>49.0301</text:p>
              </table:table-cell>
              <table:table-cell office:value-type="float" office:value="49.8437">
                <text:p>49.8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9">
                <text:p>48.9</text:p>
              </table:table-cell>
              <table:table-cell office:value-type="float" office:value="48.82">
                <text:p>48.82</text:p>
              </table:table-cell>
              <table:table-cell office:value-type="float" office:value="-1.6653">
                <text:p>-1.6653</text:p>
              </table:table-cell>
              <table:table-cell office:value-type="float" office:value="48.3317">
                <text:p>48.3317</text:p>
              </table:table-cell>
              <table:table-cell office:value-type="float" office:value="49.2039">
                <text:p>49.2039</text:p>
              </table:table-cell>
              <table:table-cell office:value-type="float" office:value="49.997">
                <text:p>49.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63">
                <text:p>48.63</text:p>
              </table:table-cell>
              <table:table-cell office:value-type="float" office:value="48.79">
                <text:p>48.79</text:p>
              </table:table-cell>
              <table:table-cell office:value-type="float" office:value="-1.3168">
                <text:p>-1.3168</text:p>
              </table:table-cell>
              <table:table-cell office:value-type="float" office:value="48.4808">
                <text:p>48.4808</text:p>
              </table:table-cell>
              <table:table-cell office:value-type="float" office:value="49.3546">
                <text:p>49.3546</text:p>
              </table:table-cell>
              <table:table-cell office:value-type="float" office:value="49.7976">
                <text:p>49.7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3">
                <text:p>48.53</text:p>
              </table:table-cell>
              <table:table-cell office:value-type="float" office:value="48.43">
                <text:p>48.43</text:p>
              </table:table-cell>
              <table:table-cell office:value-type="float" office:value="-1.0569">
                <text:p>-1.0569</text:p>
              </table:table-cell>
              <table:table-cell office:value-type="float" office:value="48.6492">
                <text:p>48.6492</text:p>
              </table:table-cell>
              <table:table-cell office:value-type="float" office:value="49.5115">
                <text:p>49.5115</text:p>
              </table:table-cell>
              <table:table-cell office:value-type="float" office:value="49.7061">
                <text:p>49.7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22">
                <text:p>48.22</text:p>
              </table:table-cell>
              <table:table-cell office:value-type="float" office:value="48.44">
                <text:p>48.44</text:p>
              </table:table-cell>
              <table:table-cell office:value-type="float" office:value="-0.743499999999997">
                <text:p>-0.743499999999997</text:p>
              </table:table-cell>
              <table:table-cell office:value-type="float" office:value="48.7854">
                <text:p>48.7854</text:p>
              </table:table-cell>
              <table:table-cell office:value-type="float" office:value="49.4476">
                <text:p>49.4476</text:p>
              </table:table-cell>
              <table:table-cell office:value-type="float" office:value="49.5289">
                <text:p>49.5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.41">
                <text:p>48.41</text:p>
              </table:table-cell>
              <table:table-cell office:value-type="float" office:value="48.22">
                <text:p>48.22</text:p>
              </table:table-cell>
              <table:table-cell office:value-type="float" office:value="-0.470700000000001">
                <text:p>-0.470700000000001</text:p>
              </table:table-cell>
              <table:table-cell office:value-type="float" office:value="48.9104">
                <text:p>48.9104</text:p>
              </table:table-cell>
              <table:table-cell office:value-type="float" office:value="49.4342">
                <text:p>49.4342</text:p>
              </table:table-cell>
              <table:table-cell office:value-type="float" office:value="49.3811">
                <text:p>49.3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1">
                <text:p>48.1</text:p>
              </table:table-cell>
              <table:table-cell office:value-type="float" office:value="48.21">
                <text:p>48.21</text:p>
              </table:table-cell>
              <table:table-cell office:value-type="float" office:value="-0.149799999999999">
                <text:p>-0.149799999999999</text:p>
              </table:table-cell>
              <table:table-cell office:value-type="float" office:value="49.0411">
                <text:p>49.0411</text:p>
              </table:table-cell>
              <table:table-cell office:value-type="float" office:value="49.3574">
                <text:p>49.3574</text:p>
              </table:table-cell>
              <table:table-cell office:value-type="float" office:value="49.1909">
                <text:p>49.1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37">
                <text:p>48.37</text:p>
              </table:table-cell>
              <table:table-cell office:value-type="float" office:value="47.59">
                <text:p>47.59</text:p>
              </table:table-cell>
              <table:table-cell office:value-type="float" office:value="-0.00270000000000437">
                <text:p>-0.00270000000000437</text:p>
              </table:table-cell>
              <table:table-cell office:value-type="float" office:value="49.038">
                <text:p>49.038</text:p>
              </table:table-cell>
              <table:table-cell office:value-type="float" office:value="49.2865">
                <text:p>49.2865</text:p>
              </table:table-cell>
              <table:table-cell office:value-type="float" office:value="49.0407">
                <text:p>49.0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52">
                <text:p>47.52</text:p>
              </table:table-cell>
              <table:table-cell office:value-type="float" office:value="47.69">
                <text:p>47.69</text:p>
              </table:table-cell>
              <table:table-cell office:value-type="float" office:value="0.184599999999996">
                <text:p>0.184599999999996</text:p>
              </table:table-cell>
              <table:table-cell office:value-type="float" office:value="49.0612">
                <text:p>49.0612</text:p>
              </table:table-cell>
              <table:table-cell office:value-type="float" office:value="49.1794">
                <text:p>49.1794</text:p>
              </table:table-cell>
              <table:table-cell office:value-type="float" office:value="48.8766">
                <text:p>48.8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47">
                <text:p>47.47</text:p>
              </table:table-cell>
              <table:table-cell office:value-type="float" office:value="47.66">
                <text:p>47.66</text:p>
              </table:table-cell>
              <table:table-cell office:value-type="float" office:value="0.299399999999999">
                <text:p>0.299399999999999</text:p>
              </table:table-cell>
              <table:table-cell office:value-type="float" office:value="49.0426">
                <text:p>49.0426</text:p>
              </table:table-cell>
              <table:table-cell office:value-type="float" office:value="49.087">
                <text:p>49.087</text:p>
              </table:table-cell>
              <table:table-cell office:value-type="float" office:value="48.7432">
                <text:p>48.7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47">
                <text:p>47.47</text:p>
              </table:table-cell>
              <table:table-cell office:value-type="float" office:value="47.56">
                <text:p>47.56</text:p>
              </table:table-cell>
              <table:table-cell office:value-type="float" office:value="0.510600000000004">
                <text:p>0.510600000000004</text:p>
              </table:table-cell>
              <table:table-cell office:value-type="float" office:value="49.0232">
                <text:p>49.0232</text:p>
              </table:table-cell>
              <table:table-cell office:value-type="float" office:value="48.9786">
                <text:p>48.9786</text:p>
              </table:table-cell>
              <table:table-cell office:value-type="float" office:value="48.5126">
                <text:p>48.5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55">
                <text:p>47.55</text:p>
              </table:table-cell>
              <table:table-cell office:value-type="float" office:value="47.32">
                <text:p>47.32</text:p>
              </table:table-cell>
              <table:table-cell office:value-type="float" office:value="0.6295">
                <text:p>0.6295</text:p>
              </table:table-cell>
              <table:table-cell office:value-type="float" office:value="48.9776">
                <text:p>48.9776</text:p>
              </table:table-cell>
              <table:table-cell office:value-type="float" office:value="48.8825">
                <text:p>48.8825</text:p>
              </table:table-cell>
              <table:table-cell office:value-type="float" office:value="48.3481">
                <text:p>48.3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42">
                <text:p>46.42</text:p>
              </table:table-cell>
              <table:table-cell office:value-type="float" office:value="46.52">
                <text:p>46.52</text:p>
              </table:table-cell>
              <table:table-cell office:value-type="float" office:value="0.725699999999996">
                <text:p>0.725699999999996</text:p>
              </table:table-cell>
              <table:table-cell office:value-type="float" office:value="48.9362">
                <text:p>48.9362</text:p>
              </table:table-cell>
              <table:table-cell office:value-type="float" office:value="48.721">
                <text:p>48.721</text:p>
              </table:table-cell>
              <table:table-cell office:value-type="float" office:value="48.2105">
                <text:p>48.2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8">
                <text:p>46.48</text:p>
              </table:table-cell>
              <table:table-cell office:value-type="float" office:value="46.51">
                <text:p>46.51</text:p>
              </table:table-cell>
              <table:table-cell office:value-type="float" office:value="0.800700000000006">
                <text:p>0.800700000000006</text:p>
              </table:table-cell>
              <table:table-cell office:value-type="float" office:value="48.8811">
                <text:p>48.8811</text:p>
              </table:table-cell>
              <table:table-cell office:value-type="float" office:value="48.5921">
                <text:p>48.5921</text:p>
              </table:table-cell>
              <table:table-cell office:value-type="float" office:value="48.0804">
                <text:p>48.0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79">
                <text:p>46.79</text:p>
              </table:table-cell>
              <table:table-cell office:value-type="float" office:value="46.7">
                <text:p>46.7</text:p>
              </table:table-cell>
              <table:table-cell office:value-type="float" office:value="0.901200000000003">
                <text:p>0.901200000000003</text:p>
              </table:table-cell>
              <table:table-cell office:value-type="float" office:value="48.8295">
                <text:p>48.8295</text:p>
              </table:table-cell>
              <table:table-cell office:value-type="float" office:value="48.4756">
                <text:p>48.4756</text:p>
              </table:table-cell>
              <table:table-cell office:value-type="float" office:value="47.9283">
                <text:p>47.9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52">
                <text:p>46.52</text:p>
              </table:table-cell>
              <table:table-cell office:value-type="float" office:value="47.01">
                <text:p>47.01</text:p>
              </table:table-cell>
              <table:table-cell office:value-type="float" office:value="1.0876">
                <text:p>1.0876</text:p>
              </table:table-cell>
              <table:table-cell office:value-type="float" office:value="48.7342">
                <text:p>48.7342</text:p>
              </table:table-cell>
              <table:table-cell office:value-type="float" office:value="48.3611">
                <text:p>48.3611</text:p>
              </table:table-cell>
              <table:table-cell office:value-type="float" office:value="47.6466">
                <text:p>47.64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.6">
                <text:p>47.6</text:p>
              </table:table-cell>
              <table:table-cell office:value-type="float" office:value="46.97">
                <text:p>46.97</text:p>
              </table:table-cell>
              <table:table-cell office:value-type="float" office:value="1.2345">
                <text:p>1.2345</text:p>
              </table:table-cell>
              <table:table-cell office:value-type="float" office:value="48.6538">
                <text:p>48.6538</text:p>
              </table:table-cell>
              <table:table-cell office:value-type="float" office:value="48.231">
                <text:p>48.231</text:p>
              </table:table-cell>
              <table:table-cell office:value-type="float" office:value="47.4193">
                <text:p>47.41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.18">
                <text:p>47.18</text:p>
              </table:table-cell>
              <table:table-cell office:value-type="float" office:value="47.57">
                <text:p>47.57</text:p>
              </table:table-cell>
              <table:table-cell office:value-type="float" office:value="1.302">
                <text:p>1.302</text:p>
              </table:table-cell>
              <table:table-cell office:value-type="float" office:value="48.5774">
                <text:p>48.5774</text:p>
              </table:table-cell>
              <table:table-cell office:value-type="float" office:value="48.0171">
                <text:p>48.0171</text:p>
              </table:table-cell>
              <table:table-cell office:value-type="float" office:value="47.2754">
                <text:p>47.2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9">
                <text:p>47.9</text:p>
              </table:table-cell>
              <table:table-cell office:value-type="float" office:value="48.37">
                <text:p>48.37</text:p>
              </table:table-cell>
              <table:table-cell office:value-type="float" office:value="1.2767">
                <text:p>1.2767</text:p>
              </table:table-cell>
              <table:table-cell office:value-type="float" office:value="48.4991">
                <text:p>48.4991</text:p>
              </table:table-cell>
              <table:table-cell office:value-type="float" office:value="47.8287">
                <text:p>47.8287</text:p>
              </table:table-cell>
              <table:table-cell office:value-type="float" office:value="47.2224">
                <text:p>47.2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.4">
                <text:p>48.4</text:p>
              </table:table-cell>
              <table:table-cell office:value-type="float" office:value="48.1">
                <text:p>48.1</text:p>
              </table:table-cell>
              <table:table-cell office:value-type="float" office:value="1.2365">
                <text:p>1.2365</text:p>
              </table:table-cell>
              <table:table-cell office:value-type="float" office:value="48.4084">
                <text:p>48.4084</text:p>
              </table:table-cell>
              <table:table-cell office:value-type="float" office:value="47.6876">
                <text:p>47.6876</text:p>
              </table:table-cell>
              <table:table-cell office:value-type="float" office:value="47.1719">
                <text:p>47.1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31">
                <text:p>48.31</text:p>
              </table:table-cell>
              <table:table-cell office:value-type="float" office:value="48.44">
                <text:p>48.44</text:p>
              </table:table-cell>
              <table:table-cell office:value-type="float" office:value="1.0117">
                <text:p>1.0117</text:p>
              </table:table-cell>
              <table:table-cell office:value-type="float" office:value="48.2632">
                <text:p>48.2632</text:p>
              </table:table-cell>
              <table:table-cell office:value-type="float" office:value="47.6029">
                <text:p>47.6029</text:p>
              </table:table-cell>
              <table:table-cell office:value-type="float" office:value="47.2515">
                <text:p>47.2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.62">
                <text:p>48.62</text:p>
              </table:table-cell>
              <table:table-cell office:value-type="float" office:value="48.44">
                <text:p>48.44</text:p>
              </table:table-cell>
              <table:table-cell office:value-type="float" office:value="0.653100000000002">
                <text:p>0.653100000000002</text:p>
              </table:table-cell>
              <table:table-cell office:value-type="float" office:value="48.1283">
                <text:p>48.1283</text:p>
              </table:table-cell>
              <table:table-cell office:value-type="float" office:value="47.5238">
                <text:p>47.5238</text:p>
              </table:table-cell>
              <table:table-cell office:value-type="float" office:value="47.4752">
                <text:p>47.4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41">
                <text:p>48.41</text:p>
              </table:table-cell>
              <table:table-cell office:value-type="float" office:value="48.32">
                <text:p>48.32</text:p>
              </table:table-cell>
              <table:table-cell office:value-type="float" office:value="0.418199999999999">
                <text:p>0.418199999999999</text:p>
              </table:table-cell>
              <table:table-cell office:value-type="float" office:value="48.0184">
                <text:p>48.0184</text:p>
              </table:table-cell>
              <table:table-cell office:value-type="float" office:value="47.5296">
                <text:p>47.5296</text:p>
              </table:table-cell>
              <table:table-cell office:value-type="float" office:value="47.6002">
                <text:p>47.6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67">
                <text:p>48.67</text:p>
              </table:table-cell>
              <table:table-cell office:value-type="float" office:value="48.45">
                <text:p>48.45</text:p>
              </table:table-cell>
              <table:table-cell office:value-type="float" office:value="0.172800000000002">
                <text:p>0.172800000000002</text:p>
              </table:table-cell>
              <table:table-cell office:value-type="float" office:value="47.9409">
                <text:p>47.9409</text:p>
              </table:table-cell>
              <table:table-cell office:value-type="float" office:value="47.6346">
                <text:p>47.6346</text:p>
              </table:table-cell>
              <table:table-cell office:value-type="float" office:value="47.7681">
                <text:p>47.7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45">
                <text:p>48.45</text:p>
              </table:table-cell>
              <table:table-cell office:value-type="float" office:value="48.11">
                <text:p>48.11</text:p>
              </table:table-cell>
              <table:table-cell office:value-type="float" office:value="-0.0363000000000042">
                <text:p>-0.0363000000000042</text:p>
              </table:table-cell>
              <table:table-cell office:value-type="float" office:value="47.8662">
                <text:p>47.8662</text:p>
              </table:table-cell>
              <table:table-cell office:value-type="float" office:value="47.6928">
                <text:p>47.6928</text:p>
              </table:table-cell>
              <table:table-cell office:value-type="float" office:value="47.9025">
                <text:p>47.90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.28">
                <text:p>48.28</text:p>
              </table:table-cell>
              <table:table-cell office:value-type="float" office:value="47.96">
                <text:p>47.96</text:p>
              </table:table-cell>
              <table:table-cell office:value-type="float" office:value="-0.142599999999995">
                <text:p>-0.142599999999995</text:p>
              </table:table-cell>
              <table:table-cell office:value-type="float" office:value="47.8434">
                <text:p>47.8434</text:p>
              </table:table-cell>
              <table:table-cell office:value-type="float" office:value="47.7862">
                <text:p>47.7862</text:p>
              </table:table-cell>
              <table:table-cell office:value-type="float" office:value="47.986">
                <text:p>47.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.56">
                <text:p>48.56</text:p>
              </table:table-cell>
              <table:table-cell office:value-type="float" office:value="48.78">
                <text:p>48.78</text:p>
              </table:table-cell>
              <table:table-cell office:value-type="float" office:value="-0.194900000000004">
                <text:p>-0.194900000000004</text:p>
              </table:table-cell>
              <table:table-cell office:value-type="float" office:value="47.8839">
                <text:p>47.8839</text:p>
              </table:table-cell>
              <table:table-cell office:value-type="float" office:value="47.8679">
                <text:p>47.8679</text:p>
              </table:table-cell>
              <table:table-cell office:value-type="float" office:value="48.0788">
                <text:p>48.0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.71">
                <text:p>48.71</text:p>
              </table:table-cell>
              <table:table-cell office:value-type="float" office:value="48.28">
                <text:p>48.28</text:p>
              </table:table-cell>
              <table:table-cell office:value-type="float" office:value="-0.1845">
                <text:p>-0.1845</text:p>
              </table:table-cell>
              <table:table-cell office:value-type="float" office:value="47.9005">
                <text:p>47.9005</text:p>
              </table:table-cell>
              <table:table-cell office:value-type="float" office:value="47.9244">
                <text:p>47.9244</text:p>
              </table:table-cell>
              <table:table-cell office:value-type="float" office:value="48.085">
                <text:p>48.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83">
                <text:p>47.83</text:p>
              </table:table-cell>
              <table:table-cell office:value-type="float" office:value="47.45">
                <text:p>47.45</text:p>
              </table:table-cell>
              <table:table-cell office:value-type="float" office:value="-0.118000000000002">
                <text:p>-0.118000000000002</text:p>
              </table:table-cell>
              <table:table-cell office:value-type="float" office:value="47.942">
                <text:p>47.942</text:p>
              </table:table-cell>
              <table:table-cell office:value-type="float" office:value="47.9901">
                <text:p>47.9901</text:p>
              </table:table-cell>
              <table:table-cell office:value-type="float" office:value="48.06">
                <text:p>48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16">
                <text:p>47.16</text:p>
              </table:table-cell>
              <table:table-cell office:value-type="float" office:value="47.54">
                <text:p>47.54</text:p>
              </table:table-cell>
              <table:table-cell office:value-type="float" office:value="-0.223700000000001">
                <text:p>-0.223700000000001</text:p>
              </table:table-cell>
              <table:table-cell office:value-type="float" office:value="47.9803">
                <text:p>47.9803</text:p>
              </table:table-cell>
              <table:table-cell office:value-type="float" office:value="48.0051">
                <text:p>48.0051</text:p>
              </table:table-cell>
              <table:table-cell office:value-type="float" office:value="48.204">
                <text:p>48.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82">
                <text:p>47.82</text:p>
              </table:table-cell>
              <table:table-cell office:value-type="float" office:value="47.77">
                <text:p>47.77</text:p>
              </table:table-cell>
              <table:table-cell office:value-type="float" office:value="-0.212699999999998">
                <text:p>-0.212699999999998</text:p>
              </table:table-cell>
              <table:table-cell office:value-type="float" office:value="48.0065">
                <text:p>48.0065</text:p>
              </table:table-cell>
              <table:table-cell office:value-type="float" office:value="47.9995">
                <text:p>47.9995</text:p>
              </table:table-cell>
              <table:table-cell office:value-type="float" office:value="48.2192">
                <text:p>48.2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.26">
                <text:p>48.26</text:p>
              </table:table-cell>
              <table:table-cell office:value-type="float" office:value="48.39">
                <text:p>48.39</text:p>
              </table:table-cell>
              <table:table-cell office:value-type="float" office:value="-0.024799999999999">
                <text:p>-0.024799999999999</text:p>
              </table:table-cell>
              <table:table-cell office:value-type="float" office:value="48.0406">
                <text:p>48.0406</text:p>
              </table:table-cell>
              <table:table-cell office:value-type="float" office:value="48.097">
                <text:p>48.097</text:p>
              </table:table-cell>
              <table:table-cell office:value-type="float" office:value="48.0654">
                <text:p>48.0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59">
                <text:p>48.59</text:p>
              </table:table-cell>
              <table:table-cell office:value-type="float" office:value="48.88">
                <text:p>48.88</text:p>
              </table:table-cell>
              <table:table-cell office:value-type="float" office:value="0.0856000000000066">
                <text:p>0.0856000000000066</text:p>
              </table:table-cell>
              <table:table-cell office:value-type="float" office:value="48.0459">
                <text:p>48.0459</text:p>
              </table:table-cell>
              <table:table-cell office:value-type="float" office:value="48.1199">
                <text:p>48.1199</text:p>
              </table:table-cell>
              <table:table-cell office:value-type="float" office:value="47.9603">
                <text:p>47.96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94">
                <text:p>48.94</text:p>
              </table:table-cell>
              <table:table-cell office:value-type="float" office:value="49.03">
                <text:p>49.03</text:p>
              </table:table-cell>
              <table:table-cell office:value-type="float" office:value="0.117100000000001">
                <text:p>0.117100000000001</text:p>
              </table:table-cell>
              <table:table-cell office:value-type="float" office:value="48.0393">
                <text:p>48.0393</text:p>
              </table:table-cell>
              <table:table-cell office:value-type="float" office:value="48.0362">
                <text:p>48.0362</text:p>
              </table:table-cell>
              <table:table-cell office:value-type="float" office:value="47.9222">
                <text:p>47.9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.14">
                <text:p>49.14</text:p>
              </table:table-cell>
              <table:table-cell office:value-type="float" office:value="49.04">
                <text:p>49.04</text:p>
              </table:table-cell>
              <table:table-cell office:value-type="float" office:value="0.0805000000000007">
                <text:p>0.0805000000000007</text:p>
              </table:table-cell>
              <table:table-cell office:value-type="float" office:value="48.0963">
                <text:p>48.0963</text:p>
              </table:table-cell>
              <table:table-cell office:value-type="float" office:value="47.9742">
                <text:p>47.9742</text:p>
              </table:table-cell>
              <table:table-cell office:value-type="float" office:value="48.0158">
                <text:p>48.01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.85">
                <text:p>48.85</text:p>
              </table:table-cell>
              <table:table-cell office:value-type="float" office:value="48.81">
                <text:p>48.81</text:p>
              </table:table-cell>
              <table:table-cell office:value-type="float" office:value="-0.0782000000000025">
                <text:p>-0.0782000000000025</text:p>
              </table:table-cell>
              <table:table-cell office:value-type="float" office:value="48.1104">
                <text:p>48.1104</text:p>
              </table:table-cell>
              <table:table-cell office:value-type="float" office:value="47.9486">
                <text:p>47.9486</text:p>
              </table:table-cell>
              <table:table-cell office:value-type="float" office:value="48.1886">
                <text:p>48.18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17">
                <text:p>49.17</text:p>
              </table:table-cell>
              <table:table-cell office:value-type="float" office:value="49.39">
                <text:p>49.39</text:p>
              </table:table-cell>
              <table:table-cell office:value-type="float" office:value="-0.2973">
                <text:p>-0.2973</text:p>
              </table:table-cell>
              <table:table-cell office:value-type="float" office:value="48.0596">
                <text:p>48.0596</text:p>
              </table:table-cell>
              <table:table-cell office:value-type="float" office:value="48.0038">
                <text:p>48.0038</text:p>
              </table:table-cell>
              <table:table-cell office:value-type="float" office:value="48.3569">
                <text:p>48.3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89">
                <text:p>49.89</text:p>
              </table:table-cell>
              <table:table-cell office:value-type="float" office:value="49.72">
                <text:p>49.72</text:p>
              </table:table-cell>
              <table:table-cell office:value-type="float" office:value="-0.4739">
                <text:p>-0.4739</text:p>
              </table:table-cell>
              <table:table-cell office:value-type="float" office:value="48.0196">
                <text:p>48.0196</text:p>
              </table:table-cell>
              <table:table-cell office:value-type="float" office:value="48.1133">
                <text:p>48.1133</text:p>
              </table:table-cell>
              <table:table-cell office:value-type="float" office:value="48.4935">
                <text:p>48.4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27">
                <text:p>49.27</text:p>
              </table:table-cell>
              <table:table-cell office:value-type="float" office:value="49.04">
                <text:p>49.04</text:p>
              </table:table-cell>
              <table:table-cell office:value-type="float" office:value="-0.556400000000004">
                <text:p>-0.556400000000004</text:p>
              </table:table-cell>
              <table:table-cell office:value-type="float" office:value="48.0004">
                <text:p>48.0004</text:p>
              </table:table-cell>
              <table:table-cell office:value-type="float" office:value="48.2279">
                <text:p>48.2279</text:p>
              </table:table-cell>
              <table:table-cell office:value-type="float" office:value="48.5568">
                <text:p>48.55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8">
                <text:p>49.98</text:p>
              </table:table-cell>
              <table:table-cell office:value-type="float" office:value="50.29">
                <text:p>50.29</text:p>
              </table:table-cell>
              <table:table-cell office:value-type="float" office:value="-0.693100000000001">
                <text:p>-0.693100000000001</text:p>
              </table:table-cell>
              <table:table-cell office:value-type="float" office:value="48.0304">
                <text:p>48.0304</text:p>
              </table:table-cell>
              <table:table-cell office:value-type="float" office:value="48.3294">
                <text:p>48.3294</text:p>
              </table:table-cell>
              <table:table-cell office:value-type="float" office:value="48.7235">
                <text:p>48.7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.67">
                <text:p>50.67</text:p>
              </table:table-cell>
              <table:table-cell office:value-type="float" office:value="50.62">
                <text:p>50.62</text:p>
              </table:table-cell>
              <table:table-cell office:value-type="float" office:value="-0.827000000000005">
                <text:p>-0.827000000000005</text:p>
              </table:table-cell>
              <table:table-cell office:value-type="float" office:value="48.0958">
                <text:p>48.0958</text:p>
              </table:table-cell>
              <table:table-cell office:value-type="float" office:value="48.3895">
                <text:p>48.3895</text:p>
              </table:table-cell>
              <table:table-cell office:value-type="float" office:value="48.9228">
                <text:p>48.9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.56">
                <text:p>50.56</text:p>
              </table:table-cell>
              <table:table-cell office:value-type="float" office:value="50.4">
                <text:p>50.4</text:p>
              </table:table-cell>
              <table:table-cell office:value-type="float" office:value="-0.778599999999997">
                <text:p>-0.778599999999997</text:p>
              </table:table-cell>
              <table:table-cell office:value-type="float" office:value="48.1676">
                <text:p>48.1676</text:p>
              </table:table-cell>
              <table:table-cell office:value-type="float" office:value="48.5146">
                <text:p>48.5146</text:p>
              </table:table-cell>
              <table:table-cell office:value-type="float" office:value="48.9462">
                <text:p>48.9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.69">
                <text:p>50.69</text:p>
              </table:table-cell>
              <table:table-cell office:value-type="float" office:value="50.87">
                <text:p>50.87</text:p>
              </table:table-cell>
              <table:table-cell office:value-type="float" office:value="-0.980300000000007">
                <text:p>-0.980300000000007</text:p>
              </table:table-cell>
              <table:table-cell office:value-type="float" office:value="48.2347">
                <text:p>48.2347</text:p>
              </table:table-cell>
              <table:table-cell office:value-type="float" office:value="48.6652">
                <text:p>48.6652</text:p>
              </table:table-cell>
              <table:table-cell office:value-type="float" office:value="49.215">
                <text:p>49.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.67">
                <text:p>50.67</text:p>
              </table:table-cell>
              <table:table-cell office:value-type="float" office:value="50.81">
                <text:p>50.81</text:p>
              </table:table-cell>
              <table:table-cell office:value-type="float" office:value="-1.217">
                <text:p>-1.217</text:p>
              </table:table-cell>
              <table:table-cell office:value-type="float" office:value="48.279">
                <text:p>48.279</text:p>
              </table:table-cell>
              <table:table-cell office:value-type="float" office:value="48.7121">
                <text:p>48.7121</text:p>
              </table:table-cell>
              <table:table-cell office:value-type="float" office:value="49.496">
                <text:p>49.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.01">
                <text:p>51.01</text:p>
              </table:table-cell>
              <table:table-cell office:value-type="float" office:value="51.12">
                <text:p>51.12</text:p>
              </table:table-cell>
              <table:table-cell office:value-type="float" office:value="-1.3124">
                <text:p>-1.3124</text:p>
              </table:table-cell>
              <table:table-cell office:value-type="float" office:value="48.3644">
                <text:p>48.3644</text:p>
              </table:table-cell>
              <table:table-cell office:value-type="float" office:value="48.9093">
                <text:p>48.9093</text:p>
              </table:table-cell>
              <table:table-cell office:value-type="float" office:value="49.6768">
                <text:p>49.6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08">
                <text:p>51.08</text:p>
              </table:table-cell>
              <table:table-cell office:value-type="float" office:value="51.02">
                <text:p>51.02</text:p>
              </table:table-cell>
              <table:table-cell office:value-type="float" office:value="-1.4467">
                <text:p>-1.4467</text:p>
              </table:table-cell>
              <table:table-cell office:value-type="float" office:value="48.4687">
                <text:p>48.4687</text:p>
              </table:table-cell>
              <table:table-cell office:value-type="float" office:value="49.1232">
                <text:p>49.1232</text:p>
              </table:table-cell>
              <table:table-cell office:value-type="float" office:value="49.9154">
                <text:p>49.9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.36">
                <text:p>51.36</text:p>
              </table:table-cell>
              <table:table-cell office:value-type="float" office:value="50.78">
                <text:p>50.78</text:p>
              </table:table-cell>
              <table:table-cell office:value-type="float" office:value="-1.58159999999999">
                <text:p>-1.58159999999999</text:p>
              </table:table-cell>
              <table:table-cell office:value-type="float" office:value="48.5127">
                <text:p>48.5127</text:p>
              </table:table-cell>
              <table:table-cell office:value-type="float" office:value="49.2828">
                <text:p>49.2828</text:p>
              </table:table-cell>
              <table:table-cell office:value-type="float" office:value="50.0943">
                <text:p>50.09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.74">
                <text:p>50.74</text:p>
              </table:table-cell>
              <table:table-cell office:value-type="float" office:value="50.56">
                <text:p>50.56</text:p>
              </table:table-cell>
              <table:table-cell office:value-type="float" office:value="-1.6501">
                <text:p>-1.6501</text:p>
              </table:table-cell>
              <table:table-cell office:value-type="float" office:value="48.6494">
                <text:p>48.6494</text:p>
              </table:table-cell>
              <table:table-cell office:value-type="float" office:value="49.4812">
                <text:p>49.4812</text:p>
              </table:table-cell>
              <table:table-cell office:value-type="float" office:value="50.2995">
                <text:p>50.2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.88">
                <text:p>50.88</text:p>
              </table:table-cell>
              <table:table-cell office:value-type="float" office:value="50.7">
                <text:p>50.7</text:p>
              </table:table-cell>
              <table:table-cell office:value-type="float" office:value="-1.6426">
                <text:p>-1.6426</text:p>
              </table:table-cell>
              <table:table-cell office:value-type="float" office:value="48.801">
                <text:p>48.801</text:p>
              </table:table-cell>
              <table:table-cell office:value-type="float" office:value="49.6473">
                <text:p>49.6473</text:p>
              </table:table-cell>
              <table:table-cell office:value-type="float" office:value="50.4436">
                <text:p>50.4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.57">
                <text:p>50.57</text:p>
              </table:table-cell>
              <table:table-cell office:value-type="float" office:value="50.51">
                <text:p>50.51</text:p>
              </table:table-cell>
              <table:table-cell office:value-type="float" office:value="-1.5869">
                <text:p>-1.5869</text:p>
              </table:table-cell>
              <table:table-cell office:value-type="float" office:value="48.924">
                <text:p>48.924</text:p>
              </table:table-cell>
              <table:table-cell office:value-type="float" office:value="49.8314">
                <text:p>49.8314</text:p>
              </table:table-cell>
              <table:table-cell office:value-type="float" office:value="50.5109">
                <text:p>50.5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.22">
                <text:p>50.22</text:p>
              </table:table-cell>
              <table:table-cell office:value-type="float" office:value="50.43">
                <text:p>50.43</text:p>
              </table:table-cell>
              <table:table-cell office:value-type="float" office:value="-1.447">
                <text:p>-1.447</text:p>
              </table:table-cell>
              <table:table-cell office:value-type="float" office:value="49.0737">
                <text:p>49.0737</text:p>
              </table:table-cell>
              <table:table-cell office:value-type="float" office:value="49.9799">
                <text:p>49.9799</text:p>
              </table:table-cell>
              <table:table-cell office:value-type="float" office:value="50.5207">
                <text:p>50.5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.7">
                <text:p>50.7</text:p>
              </table:table-cell>
              <table:table-cell office:value-type="float" office:value="50.9">
                <text:p>50.9</text:p>
              </table:table-cell>
              <table:table-cell office:value-type="float" office:value="-1.3494">
                <text:p>-1.3494</text:p>
              </table:table-cell>
              <table:table-cell office:value-type="float" office:value="49.2072">
                <text:p>49.2072</text:p>
              </table:table-cell>
              <table:table-cell office:value-type="float" office:value="50.0799">
                <text:p>50.0799</text:p>
              </table:table-cell>
              <table:table-cell office:value-type="float" office:value="50.5566">
                <text:p>50.5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02">
                <text:p>51.02</text:p>
              </table:table-cell>
              <table:table-cell office:value-type="float" office:value="51.3">
                <text:p>51.3</text:p>
              </table:table-cell>
              <table:table-cell office:value-type="float" office:value="-1.1928">
                <text:p>-1.1928</text:p>
              </table:table-cell>
              <table:table-cell office:value-type="float" office:value="49.3544">
                <text:p>49.3544</text:p>
              </table:table-cell>
              <table:table-cell office:value-type="float" office:value="50.14">
                <text:p>50.14</text:p>
              </table:table-cell>
              <table:table-cell office:value-type="float" office:value="50.5472">
                <text:p>50.5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.33">
                <text:p>51.33</text:p>
              </table:table-cell>
              <table:table-cell office:value-type="float" office:value="51.36">
                <text:p>51.36</text:p>
              </table:table-cell>
              <table:table-cell office:value-type="float" office:value="-1.0413">
                <text:p>-1.0413</text:p>
              </table:table-cell>
              <table:table-cell office:value-type="float" office:value="49.4825">
                <text:p>49.4825</text:p>
              </table:table-cell>
              <table:table-cell office:value-type="float" office:value="50.21">
                <text:p>50.21</text:p>
              </table:table-cell>
              <table:table-cell office:value-type="float" office:value="50.5238">
                <text:p>50.5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97">
                <text:p>50.97</text:p>
              </table:table-cell>
              <table:table-cell office:value-type="float" office:value="50.91">
                <text:p>50.91</text:p>
              </table:table-cell>
              <table:table-cell office:value-type="float" office:value="-1.01669999999999">
                <text:p>-1.01669999999999</text:p>
              </table:table-cell>
              <table:table-cell office:value-type="float" office:value="49.5823">
                <text:p>49.5823</text:p>
              </table:table-cell>
              <table:table-cell office:value-type="float" office:value="50.2475">
                <text:p>50.2475</text:p>
              </table:table-cell>
              <table:table-cell office:value-type="float" office:value="50.599">
                <text:p>50.5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4">
                <text:p>51.4</text:p>
              </table:table-cell>
              <table:table-cell office:value-type="float" office:value="51.47">
                <text:p>51.47</text:p>
              </table:table-cell>
              <table:table-cell office:value-type="float" office:value="-1.0817">
                <text:p>-1.0817</text:p>
              </table:table-cell>
              <table:table-cell office:value-type="float" office:value="49.6575">
                <text:p>49.6575</text:p>
              </table:table-cell>
              <table:table-cell office:value-type="float" office:value="50.2703">
                <text:p>50.2703</text:p>
              </table:table-cell>
              <table:table-cell office:value-type="float" office:value="50.7392">
                <text:p>50.7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18">
                <text:p>51.18</text:p>
              </table:table-cell>
              <table:table-cell office:value-type="float" office:value="51.21">
                <text:p>51.21</text:p>
              </table:table-cell>
              <table:table-cell office:value-type="float" office:value="-1.1257">
                <text:p>-1.1257</text:p>
              </table:table-cell>
              <table:table-cell office:value-type="float" office:value="49.7377">
                <text:p>49.7377</text:p>
              </table:table-cell>
              <table:table-cell office:value-type="float" office:value="50.349">
                <text:p>50.349</text:p>
              </table:table-cell>
              <table:table-cell office:value-type="float" office:value="50.8634">
                <text:p>50.86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16">
                <text:p>51.16</text:p>
              </table:table-cell>
              <table:table-cell office:value-type="float" office:value="51.1">
                <text:p>51.1</text:p>
              </table:table-cell>
              <table:table-cell office:value-type="float" office:value="-1.0756">
                <text:p>-1.0756</text:p>
              </table:table-cell>
              <table:table-cell office:value-type="float" office:value="49.7971">
                <text:p>49.7971</text:p>
              </table:table-cell>
              <table:table-cell office:value-type="float" office:value="50.4679">
                <text:p>50.4679</text:p>
              </table:table-cell>
              <table:table-cell office:value-type="float" office:value="50.8727">
                <text:p>50.8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.98">
                <text:p>50.98</text:p>
              </table:table-cell>
              <table:table-cell office:value-type="float" office:value="50.7">
                <text:p>50.7</text:p>
              </table:table-cell>
              <table:table-cell office:value-type="float" office:value="-1.1464">
                <text:p>-1.1464</text:p>
              </table:table-cell>
              <table:table-cell office:value-type="float" office:value="49.8458">
                <text:p>49.8458</text:p>
              </table:table-cell>
              <table:table-cell office:value-type="float" office:value="50.5794">
                <text:p>50.5794</text:p>
              </table:table-cell>
              <table:table-cell office:value-type="float" office:value="50.9922">
                <text:p>50.9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69">
                <text:p>50.69</text:p>
              </table:table-cell>
              <table:table-cell office:value-type="float" office:value="50.67">
                <text:p>50.67</text:p>
              </table:table-cell>
              <table:table-cell office:value-type="float" office:value="-1.1088">
                <text:p>-1.1088</text:p>
              </table:table-cell>
              <table:table-cell office:value-type="float" office:value="49.9269">
                <text:p>49.9269</text:p>
              </table:table-cell>
              <table:table-cell office:value-type="float" office:value="50.6207">
                <text:p>50.6207</text:p>
              </table:table-cell>
              <table:table-cell office:value-type="float" office:value="51.0357">
                <text:p>51.03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76">
                <text:p>50.76</text:p>
              </table:table-cell>
              <table:table-cell office:value-type="float" office:value="50.65">
                <text:p>50.65</text:p>
              </table:table-cell>
              <table:table-cell office:value-type="float" office:value="-1.0161">
                <text:p>-1.0161</text:p>
              </table:table-cell>
              <table:table-cell office:value-type="float" office:value="50.0325">
                <text:p>50.0325</text:p>
              </table:table-cell>
              <table:table-cell office:value-type="float" office:value="50.7269">
                <text:p>50.7269</text:p>
              </table:table-cell>
              <table:table-cell office:value-type="float" office:value="51.0486">
                <text:p>51.04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59">
                <text:p>50.59</text:p>
              </table:table-cell>
              <table:table-cell office:value-type="float" office:value="50.45">
                <text:p>50.45</text:p>
              </table:table-cell>
              <table:table-cell office:value-type="float" office:value="-0.844300000000004">
                <text:p>-0.844300000000004</text:p>
              </table:table-cell>
              <table:table-cell office:value-type="float" office:value="50.1346">
                <text:p>50.1346</text:p>
              </table:table-cell>
              <table:table-cell office:value-type="float" office:value="50.7873">
                <text:p>50.7873</text:p>
              </table:table-cell>
              <table:table-cell office:value-type="float" office:value="50.9789">
                <text:p>50.97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76">
                <text:p>50.76</text:p>
              </table:table-cell>
              <table:table-cell office:value-type="float" office:value="50.58">
                <text:p>50.58</text:p>
              </table:table-cell>
              <table:table-cell office:value-type="float" office:value="-0.722799999999999">
                <text:p>-0.722799999999999</text:p>
              </table:table-cell>
              <table:table-cell office:value-type="float" office:value="50.1943">
                <text:p>50.1943</text:p>
              </table:table-cell>
              <table:table-cell office:value-type="float" office:value="50.8264">
                <text:p>50.8264</text:p>
              </table:table-cell>
              <table:table-cell office:value-type="float" office:value="50.9171">
                <text:p>50.91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5">
                <text:p>50.5</text:p>
              </table:table-cell>
              <table:table-cell office:value-type="float" office:value="50.52">
                <text:p>50.52</text:p>
              </table:table-cell>
              <table:table-cell office:value-type="float" office:value="-0.571300000000001">
                <text:p>-0.571300000000001</text:p>
              </table:table-cell>
              <table:table-cell office:value-type="float" office:value="50.2924">
                <text:p>50.2924</text:p>
              </table:table-cell>
              <table:table-cell office:value-type="float" office:value="50.8106">
                <text:p>50.8106</text:p>
              </table:table-cell>
              <table:table-cell office:value-type="float" office:value="50.8637">
                <text:p>50.86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07">
                <text:p>50.07</text:p>
              </table:table-cell>
              <table:table-cell office:value-type="float" office:value="50.07">
                <text:p>50.07</text:p>
              </table:table-cell>
              <table:table-cell office:value-type="float" office:value="-0.417900000000003">
                <text:p>-0.417900000000003</text:p>
              </table:table-cell>
              <table:table-cell office:value-type="float" office:value="50.363">
                <text:p>50.363</text:p>
              </table:table-cell>
              <table:table-cell office:value-type="float" office:value="50.793">
                <text:p>50.793</text:p>
              </table:table-cell>
              <table:table-cell office:value-type="float" office:value="50.7809">
                <text:p>50.78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36">
                <text:p>50.36</text:p>
              </table:table-cell>
              <table:table-cell office:value-type="float" office:value="50.44">
                <text:p>50.44</text:p>
              </table:table-cell>
              <table:table-cell office:value-type="float" office:value="-0.321100000000001">
                <text:p>-0.321100000000001</text:p>
              </table:table-cell>
              <table:table-cell office:value-type="float" office:value="50.4197">
                <text:p>50.4197</text:p>
              </table:table-cell>
              <table:table-cell office:value-type="float" office:value="50.7751">
                <text:p>50.7751</text:p>
              </table:table-cell>
              <table:table-cell office:value-type="float" office:value="50.7408">
                <text:p>50.74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48">
                <text:p>50.48</text:p>
              </table:table-cell>
              <table:table-cell office:value-type="float" office:value="50.81">
                <text:p>50.81</text:p>
              </table:table-cell>
              <table:table-cell office:value-type="float" office:value="-0.255399999999995">
                <text:p>-0.255399999999995</text:p>
              </table:table-cell>
              <table:table-cell office:value-type="float" office:value="50.4412">
                <text:p>50.4412</text:p>
              </table:table-cell>
              <table:table-cell office:value-type="float" office:value="50.7345">
                <text:p>50.7345</text:p>
              </table:table-cell>
              <table:table-cell office:value-type="float" office:value="50.6966">
                <text:p>50.69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7">
                <text:p>50.87</text:p>
              </table:table-cell>
              <table:table-cell office:value-type="float" office:value="50.84">
                <text:p>50.84</text:p>
              </table:table-cell>
              <table:table-cell office:value-type="float" office:value="-0.112500000000004">
                <text:p>-0.112500000000004</text:p>
              </table:table-cell>
              <table:table-cell office:value-type="float" office:value="50.4588">
                <text:p>50.4588</text:p>
              </table:table-cell>
              <table:table-cell office:value-type="float" office:value="50.7152">
                <text:p>50.7152</text:p>
              </table:table-cell>
              <table:table-cell office:value-type="float" office:value="50.5713">
                <text:p>50.57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.77">
                <text:p>50.77</text:p>
              </table:table-cell>
              <table:table-cell office:value-type="float" office:value="50.95">
                <text:p>50.95</text:p>
              </table:table-cell>
              <table:table-cell office:value-type="float" office:value="-0.0715000000000003">
                <text:p>-0.0715000000000003</text:p>
              </table:table-cell>
              <table:table-cell office:value-type="float" office:value="50.4735">
                <text:p>50.4735</text:p>
              </table:table-cell>
              <table:table-cell office:value-type="float" office:value="50.6908">
                <text:p>50.6908</text:p>
              </table:table-cell>
              <table:table-cell office:value-type="float" office:value="50.545">
                <text:p>50.5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.75">
                <text:p>50.75</text:p>
              </table:table-cell>
              <table:table-cell office:value-type="float" office:value="50.86">
                <text:p>50.86</text:p>
              </table:table-cell>
              <table:table-cell office:value-type="float" office:value="-0.126300000000001">
                <text:p>-0.126300000000001</text:p>
              </table:table-cell>
              <table:table-cell office:value-type="float" office:value="50.4717">
                <text:p>50.4717</text:p>
              </table:table-cell>
              <table:table-cell office:value-type="float" office:value="50.6132">
                <text:p>50.6132</text:p>
              </table:table-cell>
              <table:table-cell office:value-type="float" office:value="50.598">
                <text:p>50.5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.05">
                <text:p>51.05</text:p>
              </table:table-cell>
              <table:table-cell office:value-type="float" office:value="51.34">
                <text:p>51.34</text:p>
              </table:table-cell>
              <table:table-cell office:value-type="float" office:value="-0.1663">
                <text:p>-0.1663</text:p>
              </table:table-cell>
              <table:table-cell office:value-type="float" office:value="50.4801">
                <text:p>50.4801</text:p>
              </table:table-cell>
              <table:table-cell office:value-type="float" office:value="50.5915">
                <text:p>50.5915</text:p>
              </table:table-cell>
              <table:table-cell office:value-type="float" office:value="50.6464">
                <text:p>50.64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.9">
                <text:p>51.9</text:p>
              </table:table-cell>
              <table:table-cell office:value-type="float" office:value="51.68">
                <text:p>51.68</text:p>
              </table:table-cell>
              <table:table-cell office:value-type="float" office:value="-0.223999999999997">
                <text:p>-0.223999999999997</text:p>
              </table:table-cell>
              <table:table-cell office:value-type="float" office:value="50.4831">
                <text:p>50.4831</text:p>
              </table:table-cell>
              <table:table-cell office:value-type="float" office:value="50.6188">
                <text:p>50.6188</text:p>
              </table:table-cell>
              <table:table-cell office:value-type="float" office:value="50.7071">
                <text:p>50.7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.59">
                <text:p>51.59</text:p>
              </table:table-cell>
              <table:table-cell office:value-type="float" office:value="51.74">
                <text:p>51.74</text:p>
              </table:table-cell>
              <table:table-cell office:value-type="float" office:value="-0.286299999999997">
                <text:p>-0.286299999999997</text:p>
              </table:table-cell>
              <table:table-cell office:value-type="float" office:value="50.4514">
                <text:p>50.4514</text:p>
              </table:table-cell>
              <table:table-cell office:value-type="float" office:value="50.6465">
                <text:p>50.6465</text:p>
              </table:table-cell>
              <table:table-cell office:value-type="float" office:value="50.7377">
                <text:p>50.73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.38">
                <text:p>51.38</text:p>
              </table:table-cell>
              <table:table-cell office:value-type="float" office:value="51.64">
                <text:p>51.64</text:p>
              </table:table-cell>
              <table:table-cell office:value-type="float" office:value="-0.407699999999998">
                <text:p>-0.407699999999998</text:p>
              </table:table-cell>
              <table:table-cell office:value-type="float" office:value="50.4505">
                <text:p>50.4505</text:p>
              </table:table-cell>
              <table:table-cell office:value-type="float" office:value="50.6844">
                <text:p>50.6844</text:p>
              </table:table-cell>
              <table:table-cell office:value-type="float" office:value="50.8582">
                <text:p>50.85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.98">
                <text:p>51.98</text:p>
              </table:table-cell>
              <table:table-cell office:value-type="float" office:value="52.67">
                <text:p>52.67</text:p>
              </table:table-cell>
              <table:table-cell office:value-type="float" office:value="-0.544400000000003">
                <text:p>-0.544400000000003</text:p>
              </table:table-cell>
              <table:table-cell office:value-type="float" office:value="50.4781">
                <text:p>50.4781</text:p>
              </table:table-cell>
              <table:table-cell office:value-type="float" office:value="50.7064">
                <text:p>50.7064</text:p>
              </table:table-cell>
              <table:table-cell office:value-type="float" office:value="51.0225">
                <text:p>51.0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9">
                <text:p>52.9</text:p>
              </table:table-cell>
              <table:table-cell office:value-type="float" office:value="52.67">
                <text:p>52.67</text:p>
              </table:table-cell>
              <table:table-cell office:value-type="float" office:value="-0.659999999999997">
                <text:p>-0.659999999999997</text:p>
              </table:table-cell>
              <table:table-cell office:value-type="float" office:value="50.506">
                <text:p>50.506</text:p>
              </table:table-cell>
              <table:table-cell office:value-type="float" office:value="50.7856">
                <text:p>50.7856</text:p>
              </table:table-cell>
              <table:table-cell office:value-type="float" office:value="51.166">
                <text:p>51.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82">
                <text:p>52.82</text:p>
              </table:table-cell>
              <table:table-cell office:value-type="float" office:value="52.78">
                <text:p>52.78</text:p>
              </table:table-cell>
              <table:table-cell office:value-type="float" office:value="-0.720700000000001">
                <text:p>-0.720700000000001</text:p>
              </table:table-cell>
              <table:table-cell office:value-type="float" office:value="50.5401">
                <text:p>50.5401</text:p>
              </table:table-cell>
              <table:table-cell office:value-type="float" office:value="50.8974">
                <text:p>50.8974</text:p>
              </table:table-cell>
              <table:table-cell office:value-type="float" office:value="51.2608">
                <text:p>51.2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">
                <text:p>53</text:p>
              </table:table-cell>
              <table:table-cell office:value-type="float" office:value="53.07">
                <text:p>53.07</text:p>
              </table:table-cell>
              <table:table-cell office:value-type="float" office:value="-0.978000000000002">
                <text:p>-0.978000000000002</text:p>
              </table:table-cell>
              <table:table-cell office:value-type="float" office:value="50.5647">
                <text:p>50.5647</text:p>
              </table:table-cell>
              <table:table-cell office:value-type="float" office:value="51.0027">
                <text:p>51.0027</text:p>
              </table:table-cell>
              <table:table-cell office:value-type="float" office:value="51.5427">
                <text:p>51.5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.45">
                <text:p>53.45</text:p>
              </table:table-cell>
              <table:table-cell office:value-type="float" office:value="52.84">
                <text:p>52.84</text:p>
              </table:table-cell>
              <table:table-cell office:value-type="float" office:value="-1.1437">
                <text:p>-1.1437</text:p>
              </table:table-cell>
              <table:table-cell office:value-type="float" office:value="50.6244">
                <text:p>50.6244</text:p>
              </table:table-cell>
              <table:table-cell office:value-type="float" office:value="51.0824">
                <text:p>51.0824</text:p>
              </table:table-cell>
              <table:table-cell office:value-type="float" office:value="51.7681">
                <text:p>51.7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72">
                <text:p>52.72</text:p>
              </table:table-cell>
              <table:table-cell office:value-type="float" office:value="52.62">
                <text:p>52.62</text:p>
              </table:table-cell>
              <table:table-cell office:value-type="float" office:value="-1.2649">
                <text:p>-1.2649</text:p>
              </table:table-cell>
              <table:table-cell office:value-type="float" office:value="50.7056">
                <text:p>50.7056</text:p>
              </table:table-cell>
              <table:table-cell office:value-type="float" office:value="51.2808">
                <text:p>51.2808</text:p>
              </table:table-cell>
              <table:table-cell office:value-type="float" office:value="51.9705">
                <text:p>51.97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9">
                <text:p>52.59</text:p>
              </table:table-cell>
              <table:table-cell office:value-type="float" office:value="52.75">
                <text:p>52.75</text:p>
              </table:table-cell>
              <table:table-cell office:value-type="float" office:value="-1.4053">
                <text:p>-1.4053</text:p>
              </table:table-cell>
              <table:table-cell office:value-type="float" office:value="50.7851">
                <text:p>50.7851</text:p>
              </table:table-cell>
              <table:table-cell office:value-type="float" office:value="51.4545">
                <text:p>51.4545</text:p>
              </table:table-cell>
              <table:table-cell office:value-type="float" office:value="52.1904">
                <text:p>52.19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62">
                <text:p>52.62</text:p>
              </table:table-cell>
              <table:table-cell office:value-type="float" office:value="52.6">
                <text:p>52.6</text:p>
              </table:table-cell>
              <table:table-cell office:value-type="float" office:value="-1.4694">
                <text:p>-1.4694</text:p>
              </table:table-cell>
              <table:table-cell office:value-type="float" office:value="50.8509">
                <text:p>50.8509</text:p>
              </table:table-cell>
              <table:table-cell office:value-type="float" office:value="51.6202">
                <text:p>51.6202</text:p>
              </table:table-cell>
              <table:table-cell office:value-type="float" office:value="52.3203">
                <text:p>52.3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8">
                <text:p>52.58</text:p>
              </table:table-cell>
              <table:table-cell office:value-type="float" office:value="52.75">
                <text:p>52.75</text:p>
              </table:table-cell>
              <table:table-cell office:value-type="float" office:value="-1.3895">
                <text:p>-1.3895</text:p>
              </table:table-cell>
              <table:table-cell office:value-type="float" office:value="50.9908">
                <text:p>50.9908</text:p>
              </table:table-cell>
              <table:table-cell office:value-type="float" office:value="51.8014">
                <text:p>51.8014</text:p>
              </table:table-cell>
              <table:table-cell office:value-type="float" office:value="52.3803">
                <text:p>52.3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ash" draw:display-name="Double Dash" draw:style="rect" draw:dots1="1" draw:dots1-length="1100%" draw:dots2="1" draw:dots2-length="1100%" draw:distance="5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89cm" svg:height="9.537cm" xlink:href=".." xlink:type="simple" chart:class="chart:line" chart:style-name="ch1">
        <chart:legend chart:legend-position="end" svg:x="26.557cm" svg:y="4.469cm" style:legend-expansion="high" chart:style-name="ch2"/>
        <chart:plot-area chart:style-name="ch3" table:cell-range-address="Foglio2.A1:Foglio2.A124" svg:x="0.589cm" svg:y="0.19cm" svg:width="25.379cm" svg:height="9.157cm">
          <chartooo:coordinate-region svg:x="1.978cm" svg:y="0.389cm" svg:width="23.849cm" svg:height="8.7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A1:Foglio2.A124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2.A1:Foglio2.A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3599999999995">
                <text:p>0.34359999999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26">
                <text:p>0.5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9000000000001">
                <text:p>0.649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2600000000004">
                <text:p>0.7726000000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2800000000005">
                <text:p>0.982800000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84">
                <text:p>1.1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7799999999997">
                <text:p>0.8977999999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39">
                <text:p>0.2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93000000000023">
                <text:p>-0.0493000000000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31299999999997">
                <text:p>-0.23129999999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29299999999998">
                <text:p>-0.4292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15800000000002">
                <text:p>-0.7158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44299999999997">
                <text:p>-0.8442999999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61">
                <text:p>-1.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122">
                <text:p>-1.2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903">
                <text:p>-1.3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568">
                <text:p>-1.5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313">
                <text:p>-1.6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352">
                <text:p>-1.6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653">
                <text:p>-1.6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168">
                <text:p>-1.3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569">
                <text:p>-1.05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43499999999997">
                <text:p>-0.7434999999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70700000000001">
                <text:p>-0.4707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49799999999999">
                <text:p>-0.1497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270000000000437">
                <text:p>-0.00270000000000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4599999999996">
                <text:p>0.184599999999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9399999999999">
                <text:p>0.2993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0600000000004">
                <text:p>0.510600000000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95">
                <text:p>0.6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5699999999996">
                <text:p>0.72569999999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0700000000006">
                <text:p>0.80070000000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1200000000003">
                <text:p>0.901200000000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76">
                <text:p>1.0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345">
                <text:p>1.2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67">
                <text:p>1.2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365">
                <text:p>1.2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17">
                <text:p>1.0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3100000000002">
                <text:p>0.6531000000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8199999999999">
                <text:p>0.4181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2800000000002">
                <text:p>0.1728000000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63000000000042">
                <text:p>-0.0363000000000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42599999999995">
                <text:p>-0.1425999999999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94900000000004">
                <text:p>-0.194900000000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845">
                <text:p>-0.1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18000000000002">
                <text:p>-0.118000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23700000000001">
                <text:p>-0.2237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699999999998">
                <text:p>-0.2126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4799999999999">
                <text:p>-0.0247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56000000000066">
                <text:p>0.0856000000000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7100000000001">
                <text:p>0.1171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05000000000007">
                <text:p>0.0805000000000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782000000000025">
                <text:p>-0.0782000000000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973">
                <text:p>-0.2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739">
                <text:p>-0.4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56400000000004">
                <text:p>-0.55640000000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93100000000001">
                <text:p>-0.6931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27000000000005">
                <text:p>-0.827000000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8599999999997">
                <text:p>-0.778599999999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80300000000007">
                <text:p>-0.980300000000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17">
                <text:p>-1.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124">
                <text:p>-1.3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467">
                <text:p>-1.4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8159999999999">
                <text:p>-1.5815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6501">
                <text:p>-1.6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426">
                <text:p>-1.6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5869">
                <text:p>-1.5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47">
                <text:p>-1.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3494">
                <text:p>-1.3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1928">
                <text:p>-1.1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0413">
                <text:p>-1.0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01669999999999">
                <text:p>-1.0166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817">
                <text:p>-1.0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257">
                <text:p>-1.1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756">
                <text:p>-1.0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1464">
                <text:p>-1.1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1088">
                <text:p>-1.10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0161">
                <text:p>-1.0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844300000000004">
                <text:p>-0.84430000000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22799999999999">
                <text:p>-0.7227999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71300000000001">
                <text:p>-0.57130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17900000000003">
                <text:p>-0.41790000000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21100000000001">
                <text:p>-0.3211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55399999999995">
                <text:p>-0.255399999999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12500000000004">
                <text:p>-0.112500000000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715000000000003">
                <text:p>-0.0715000000000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26300000000001">
                <text:p>-0.1263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663">
                <text:p>-0.1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23999999999997">
                <text:p>-0.2239999999999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86299999999997">
                <text:p>-0.2862999999999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07699999999998">
                <text:p>-0.4076999999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44400000000003">
                <text:p>-0.544400000000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59999999999997">
                <text:p>-0.659999999999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20700000000001">
                <text:p>-0.72070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78000000000002">
                <text:p>-0.9780000000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1437">
                <text:p>-1.1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649">
                <text:p>-1.2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053">
                <text:p>-1.40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4694">
                <text:p>-1.4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3895">
                <text:p>-1.3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44cm" svg:height="9.005cm" xlink:href=".." xlink:type="simple" chart:class="chart:line" chart:style-name="ch1">
        <chart:legend chart:legend-position="end" svg:x="21.712cm" svg:y="4.203cm" style:legend-expansion="high" chart:style-name="ch2"/>
        <chart:plot-area chart:style-name="ch3" table:cell-range-address="Foglio2.B2:Foglio2.B124" svg:x="0.492cm" svg:y="0.18cm" svg:width="20.728cm" svg:height="8.645cm">
          <chartooo:coordinate-region svg:x="2.013cm" svg:y="0.379cm" svg:width="19.207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B2:Foglio2.B124" chart:class="chart:line"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Foglio2.B2:Foglio2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3277884410321">
                <text:p>-0.073277884410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76751247018">
                <text:p>-0.1176751247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40263669764426">
                <text:p>-0.140263669764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7810599478715">
                <text:p>-0.167810599478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07692307692309">
                <text:p>-0.207692307692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36504935937829">
                <text:p>-0.236504935937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65894736842105">
                <text:p>-0.265894736842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30076116025509">
                <text:p>-0.230076116025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8557255064076">
                <text:p>-0.18557255064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38720330237358">
                <text:p>-0.138720330237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40667895922966">
                <text:p>-0.0540667895922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97773730014215">
                <text:p>0.00997773730014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8883032637335">
                <text:p>0.0468883032637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61010830324905">
                <text:p>0.0861010830324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370608311584">
                <text:p>0.14370608311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795305351104">
                <text:p>0.16795305351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9394118807973">
                <text:p>0.209394118807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0420468068227">
                <text:p>0.240420468068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5798452687959">
                <text:p>0.275798452687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607192254496">
                <text:p>0.307607192254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2918367346938">
                <text:p>0.332918367346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1414673692744">
                <text:p>0.331414673692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1110200737403">
                <text:p>0.341110200737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9891371182619">
                <text:p>0.269891371182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8232500516209">
                <text:p>0.2182325005162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3488852188274">
                <text:p>0.153488852188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76150974699297">
                <text:p>0.0976150974699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0723916199957">
                <text:p>0.0310723916199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67346081110394">
                <text:p>0.000567346081110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87083245963506">
                <text:p>-0.0387083245963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28199748216531">
                <text:p>-0.0628199748216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07359125315392">
                <text:p>-0.107359125315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3030431107354">
                <text:p>-0.133030431107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55997420464316">
                <text:p>-0.1559974204643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2156525478393">
                <text:p>-0.172156525478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92976445396146">
                <text:p>-0.192976445396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1355030844502">
                <text:p>-0.2313550308445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62827336597828">
                <text:p>-0.262827336597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3701912970359">
                <text:p>-0.273701912970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6394459375646">
                <text:p>-0.26394459375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57068607068607">
                <text:p>-0.257068607068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08856317093311">
                <text:p>-0.208856317093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34826589595376">
                <text:p>-0.134826589595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65480132450329">
                <text:p>-0.0865480132450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56656346749231">
                <text:p>-0.0356656346749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54520889628024">
                <text:p>0.00754520889628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7331109257703">
                <text:p>0.0297331109257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9548995489963">
                <text:p>0.0399548995489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82145816072908">
                <text:p>0.0382145816072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8682824025294">
                <text:p>0.0248682824025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70551114850654">
                <text:p>0.0470551114850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45258530458443">
                <text:p>0.0445258530458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12502583178323">
                <text:p>0.00512502583178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75122749590848">
                <text:p>-0.0175122749590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38833367326128">
                <text:p>-0.0238833367326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6415171288744">
                <text:p>-0.016415171288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0213071091994">
                <text:p>0.0160213071091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01943713302288">
                <text:p>0.0601943713302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53137570394208">
                <text:p>0.0953137570394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3458401305058">
                <text:p>0.113458401305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7820640286339">
                <text:p>0.137820640286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3374160410906">
                <text:p>0.163374160410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4484126984126">
                <text:p>0.154484126984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2706899941027">
                <text:p>0.192706899941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51977957095">
                <text:p>0.23951977957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6729264475743">
                <text:p>0.256729264475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3555468443747">
                <text:p>0.283555468443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1461205198896">
                <text:p>0.311461205198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6364715189874">
                <text:p>0.326364715189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3984220907298">
                <text:p>0.323984220907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4175410809741">
                <text:p>0.314175410809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6932381518936">
                <text:p>0.286932381518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5108055009824">
                <text:p>0.265108055009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2514619883041">
                <text:p>0.232514619883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2745327102804">
                <text:p>0.202745327102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9705362404241">
                <text:p>0.199705362404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10161258985817">
                <text:p>0.210161258985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9820347588362">
                <text:p>0.219820347588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0489236790607">
                <text:p>0.210489236790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6114398422091">
                <text:p>0.226114398422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8827708703374">
                <text:p>0.218827708703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00612043435341">
                <text:p>0.2006120434353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7353815659069">
                <text:p>0.1673538156590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290233293792">
                <text:p>0.14290233293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3083927157562">
                <text:p>0.113083927157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34631515877777">
                <text:p>0.083463151587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36597938144333">
                <text:p>0.0636597938144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02656957291861">
                <text:p>0.05026569572918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128245476004">
                <text:p>0.022128245476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0333660451424">
                <text:p>0.0140333660451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48328745576092">
                <text:p>0.0248328745576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23918971562134">
                <text:p>0.0323918971562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33436532507733">
                <text:p>0.04334365325077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53343641283334">
                <text:p>0.0553343641283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89504260263359">
                <text:p>0.07895042602633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3360546800836">
                <text:p>0.1033605468008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5308524776912">
                <text:p>0.125308524776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36547934823797">
                <text:p>0.136547934823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4284906726965">
                <text:p>0.1842849067269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6445874337622">
                <text:p>0.216445874337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0383884454581">
                <text:p>0.240383884454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66407582938388">
                <text:p>0.266407582938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93536121673">
                <text:p>0.27935361216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3412322274881">
                <text:p>0.2634123222748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